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ze-r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4.843" calcext:value-type="float">
            <text:p>4.843</text:p>
          </table:table-cell>
          <table:table-cell office:value-type="float" office:value="120.048" calcext:value-type="float">
            <text:p>120.04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63" calcext:value-type="float">
            <text:p>0.63</text:p>
          </table:table-cell>
          <table:table-cell office:value-type="float" office:value="88.2709" calcext:value-type="float">
            <text:p>88.27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045" calcext:value-type="float">
            <text:p>1.045</text:p>
          </table:table-cell>
          <table:table-cell office:value-type="float" office:value="91.0763" calcext:value-type="float">
            <text:p>91.076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3.236" calcext:value-type="float">
            <text:p>13.236</text:p>
          </table:table-cell>
          <table:table-cell office:value-type="float" office:value="94.7589" calcext:value-type="float">
            <text:p>94.75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6.092" calcext:value-type="float">
            <text:p>6.092</text:p>
          </table:table-cell>
          <table:table-cell office:value-type="float" office:value="69.1124" calcext:value-type="float">
            <text:p>69.11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032" calcext:value-type="float">
            <text:p>1.032</text:p>
          </table:table-cell>
          <table:table-cell office:value-type="float" office:value="132.633" calcext:value-type="float">
            <text:p>132.63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5.973" calcext:value-type="float">
            <text:p>5.973</text:p>
          </table:table-cell>
          <table:table-cell office:value-type="float" office:value="103.262" calcext:value-type="float">
            <text:p>103.26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7.931" calcext:value-type="float">
            <text:p>7.931</text:p>
          </table:table-cell>
          <table:table-cell office:value-type="float" office:value="100.712" calcext:value-type="float">
            <text:p>100.7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626" calcext:value-type="float">
            <text:p>0.626</text:p>
          </table:table-cell>
          <table:table-cell office:value-type="float" office:value="58.1253" calcext:value-type="float">
            <text:p>58.125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0.828" calcext:value-type="float">
            <text:p>10.828</text:p>
          </table:table-cell>
          <table:table-cell office:value-type="float" office:value="125.213" calcext:value-type="float">
            <text:p>125.2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5.534" calcext:value-type="float">
            <text:p>5.534</text:p>
          </table:table-cell>
          <table:table-cell office:value-type="float" office:value="64.7282" calcext:value-type="float">
            <text:p>64.728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942" calcext:value-type="float">
            <text:p>1.942</text:p>
          </table:table-cell>
          <table:table-cell office:value-type="float" office:value="182.477" calcext:value-type="float">
            <text:p>182.47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.713" calcext:value-type="float">
            <text:p>2.713</text:p>
          </table:table-cell>
          <table:table-cell office:value-type="float" office:value="106.302" calcext:value-type="float">
            <text:p>106.30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418" calcext:value-type="float">
            <text:p>1.418</text:p>
          </table:table-cell>
          <table:table-cell office:value-type="float" office:value="126.561" calcext:value-type="float">
            <text:p>126.5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985" calcext:value-type="float">
            <text:p>1.985</text:p>
          </table:table-cell>
          <table:table-cell office:value-type="float" office:value="50.3869" calcext:value-type="float">
            <text:p>50.38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217" calcext:value-type="float">
            <text:p>0.217</text:p>
          </table:table-cell>
          <table:table-cell office:value-type="float" office:value="47.8523" calcext:value-type="float">
            <text:p>47.85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.283" calcext:value-type="float">
            <text:p>2.283</text:p>
          </table:table-cell>
          <table:table-cell office:value-type="float" office:value="134.184" calcext:value-type="float">
            <text:p>134.18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712" calcext:value-type="float">
            <text:p>0.712</text:p>
          </table:table-cell>
          <table:table-cell office:value-type="float" office:value="66.0331" calcext:value-type="float">
            <text:p>66.03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.003" calcext:value-type="float">
            <text:p>3.003</text:p>
          </table:table-cell>
          <table:table-cell office:value-type="float" office:value="81.712" calcext:value-type="float">
            <text:p>81.7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673" calcext:value-type="float">
            <text:p>0.673</text:p>
          </table:table-cell>
          <table:table-cell office:value-type="float" office:value="126.461" calcext:value-type="float">
            <text:p>126.4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7.933" calcext:value-type="float">
            <text:p>37.933</text:p>
          </table:table-cell>
          <table:table-cell office:value-type="float" office:value="193.092" calcext:value-type="float">
            <text:p>193.09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571" calcext:value-type="float">
            <text:p>0.571</text:p>
          </table:table-cell>
          <table:table-cell office:value-type="float" office:value="102.249" calcext:value-type="float">
            <text:p>102.2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0.414" calcext:value-type="float">
            <text:p>10.414</text:p>
          </table:table-cell>
          <table:table-cell office:value-type="float" office:value="120.001" calcext:value-type="float">
            <text:p>120.00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849" calcext:value-type="float">
            <text:p>0.849</text:p>
          </table:table-cell>
          <table:table-cell office:value-type="float" office:value="58.0601" calcext:value-type="float">
            <text:p>58.060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.436" calcext:value-type="float">
            <text:p>2.436</text:p>
          </table:table-cell>
          <table:table-cell office:value-type="float" office:value="47.0655" calcext:value-type="float">
            <text:p>47.065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355" calcext:value-type="float">
            <text:p>0.355</text:p>
          </table:table-cell>
          <table:table-cell office:value-type="float" office:value="70.5588" calcext:value-type="float">
            <text:p>70.558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104" calcext:value-type="float">
            <text:p>1.104</text:p>
          </table:table-cell>
          <table:table-cell office:value-type="float" office:value="94.0017" calcext:value-type="float">
            <text:p>94.00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875" calcext:value-type="float">
            <text:p>0.875</text:p>
          </table:table-cell>
          <table:table-cell office:value-type="float" office:value="91.1905" calcext:value-type="float">
            <text:p>91.19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6.892" calcext:value-type="float">
            <text:p>6.892</text:p>
          </table:table-cell>
          <table:table-cell office:value-type="float" office:value="139.666" calcext:value-type="float">
            <text:p>139.66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4.333" calcext:value-type="float">
            <text:p>4.333</text:p>
          </table:table-cell>
          <table:table-cell office:value-type="float" office:value="130.02" calcext:value-type="float">
            <text:p>130.0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228" calcext:value-type="float">
            <text:p>1.228</text:p>
          </table:table-cell>
          <table:table-cell office:value-type="float" office:value="112.057" calcext:value-type="float">
            <text:p>112.05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2.921" calcext:value-type="float">
            <text:p>12.921</text:p>
          </table:table-cell>
          <table:table-cell office:value-type="float" office:value="57.2458" calcext:value-type="float">
            <text:p>57.24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9.737" calcext:value-type="float">
            <text:p>9.737</text:p>
          </table:table-cell>
          <table:table-cell office:value-type="float" office:value="73.5927" calcext:value-type="float">
            <text:p>73.592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866" calcext:value-type="float">
            <text:p>0.866</text:p>
          </table:table-cell>
          <table:table-cell office:value-type="float" office:value="74.1664" calcext:value-type="float">
            <text:p>74.166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411" calcext:value-type="float">
            <text:p>0.411</text:p>
          </table:table-cell>
          <table:table-cell office:value-type="float" office:value="58.0479" calcext:value-type="float">
            <text:p>58.04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821" calcext:value-type="float">
            <text:p>0.821</text:p>
          </table:table-cell>
          <table:table-cell office:value-type="float" office:value="47.9036" calcext:value-type="float">
            <text:p>47.903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002" calcext:value-type="float">
            <text:p>1.002</text:p>
          </table:table-cell>
          <table:table-cell office:value-type="float" office:value="76.7227" calcext:value-type="float">
            <text:p>76.722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493" calcext:value-type="float">
            <text:p>1.493</text:p>
          </table:table-cell>
          <table:table-cell office:value-type="float" office:value="51.4662" calcext:value-type="float">
            <text:p>51.466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185" calcext:value-type="float">
            <text:p>0.185</text:p>
          </table:table-cell>
          <table:table-cell office:value-type="float" office:value="121.353" calcext:value-type="float">
            <text:p>121.35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3.097" calcext:value-type="float">
            <text:p>13.097</text:p>
          </table:table-cell>
          <table:table-cell office:value-type="float" office:value="133.878" calcext:value-type="float">
            <text:p>133.8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286" calcext:value-type="float">
            <text:p>1.286</text:p>
          </table:table-cell>
          <table:table-cell office:value-type="float" office:value="119.438" calcext:value-type="float">
            <text:p>119.43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164" calcext:value-type="float">
            <text:p>1.164</text:p>
          </table:table-cell>
          <table:table-cell office:value-type="float" office:value="61.5181" calcext:value-type="float">
            <text:p>61.51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5.005" calcext:value-type="float">
            <text:p>15.005</text:p>
          </table:table-cell>
          <table:table-cell office:value-type="float" office:value="112.436" calcext:value-type="float">
            <text:p>112.43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4.186" calcext:value-type="float">
            <text:p>14.186</text:p>
          </table:table-cell>
          <table:table-cell office:value-type="float" office:value="81.7183" calcext:value-type="float">
            <text:p>81.71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563" calcext:value-type="float">
            <text:p>0.563</text:p>
          </table:table-cell>
          <table:table-cell office:value-type="float" office:value="84.1062" calcext:value-type="float">
            <text:p>84.106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.537" calcext:value-type="float">
            <text:p>2.537</text:p>
          </table:table-cell>
          <table:table-cell office:value-type="float" office:value="135.261" calcext:value-type="float">
            <text:p>135.2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.425" calcext:value-type="float">
            <text:p>3.425</text:p>
          </table:table-cell>
          <table:table-cell office:value-type="float" office:value="129.16" calcext:value-type="float">
            <text:p>129.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748" calcext:value-type="float">
            <text:p>0.748</text:p>
          </table:table-cell>
          <table:table-cell office:value-type="float" office:value="150.661" calcext:value-type="float">
            <text:p>150.6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.16" calcext:value-type="float">
            <text:p>2.16</text:p>
          </table:table-cell>
          <table:table-cell office:value-type="float" office:value="87.2197" calcext:value-type="float">
            <text:p>87.21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9.131" calcext:value-type="float">
            <text:p>9.131</text:p>
          </table:table-cell>
          <table:table-cell office:value-type="float" office:value="126.055" calcext:value-type="float">
            <text:p>126.05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.452" calcext:value-type="float">
            <text:p>3.452</text:p>
          </table:table-cell>
          <table:table-cell office:value-type="float" office:value="108.338" calcext:value-type="float">
            <text:p>108.33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772" calcext:value-type="float">
            <text:p>0.772</text:p>
          </table:table-cell>
          <table:table-cell office:value-type="float" office:value="71.886" calcext:value-type="float">
            <text:p>71.8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8.084" calcext:value-type="float">
            <text:p>8.084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1.283" calcext:value-type="float">
            <text:p>11.283</text:p>
          </table:table-cell>
          <table:table-cell office:value-type="float" office:value="223.105" calcext:value-type="float">
            <text:p>223.1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239" calcext:value-type="float">
            <text:p>1.239</text:p>
          </table:table-cell>
          <table:table-cell office:value-type="float" office:value="120.86" calcext:value-type="float">
            <text:p>120.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552" calcext:value-type="float">
            <text:p>0.552</text:p>
          </table:table-cell>
          <table:table-cell office:value-type="float" office:value="63.1903" calcext:value-type="float">
            <text:p>63.190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344" calcext:value-type="float">
            <text:p>0.344</text:p>
          </table:table-cell>
          <table:table-cell office:value-type="float" office:value="123.807" calcext:value-type="float">
            <text:p>123.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79" calcext:value-type="float">
            <text:p>1.79</text:p>
          </table:table-cell>
          <table:table-cell office:value-type="float" office:value="98.2017" calcext:value-type="float">
            <text:p>98.20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2.798" calcext:value-type="float">
            <text:p>22.798</text:p>
          </table:table-cell>
          <table:table-cell office:value-type="float" office:value="117.923" calcext:value-type="float">
            <text:p>117.9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7.465" calcext:value-type="float">
            <text:p>7.465</text:p>
          </table:table-cell>
          <table:table-cell office:value-type="float" office:value="231.795" calcext:value-type="float">
            <text:p>231.7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596" calcext:value-type="float">
            <text:p>1.596</text:p>
          </table:table-cell>
          <table:table-cell office:value-type="float" office:value="122.698" calcext:value-type="float">
            <text:p>122.69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1.262" calcext:value-type="float">
            <text:p>11.262</text:p>
          </table:table-cell>
          <table:table-cell office:value-type="float" office:value="106.07" calcext:value-type="float">
            <text:p>106.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41" calcext:value-type="float">
            <text:p>0.41</text:p>
          </table:table-cell>
          <table:table-cell office:value-type="float" office:value="48.3852" calcext:value-type="float">
            <text:p>48.385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.274" calcext:value-type="float">
            <text:p>3.274</text:p>
          </table:table-cell>
          <table:table-cell office:value-type="float" office:value="84.2339" calcext:value-type="float">
            <text:p>84.233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.228" calcext:value-type="float">
            <text:p>2.228</text:p>
          </table:table-cell>
          <table:table-cell office:value-type="float" office:value="94.2009" calcext:value-type="float">
            <text:p>94.20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.085" calcext:value-type="float">
            <text:p>2.085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652" calcext:value-type="float">
            <text:p>0.652</text:p>
          </table:table-cell>
          <table:table-cell office:value-type="float" office:value="137.701" calcext:value-type="float">
            <text:p>137.70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.089" calcext:value-type="float">
            <text:p>2.089</text:p>
          </table:table-cell>
          <table:table-cell office:value-type="float" office:value="159.749" calcext:value-type="float">
            <text:p>159.7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.545" calcext:value-type="float">
            <text:p>3.545</text:p>
          </table:table-cell>
          <table:table-cell office:value-type="float" office:value="174.011" calcext:value-type="float">
            <text:p>174.0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7.229" calcext:value-type="float">
            <text:p>7.229</text:p>
          </table:table-cell>
          <table:table-cell office:value-type="float" office:value="81.0397" calcext:value-type="float">
            <text:p>81.03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377" calcext:value-type="float">
            <text:p>1.377</text:p>
          </table:table-cell>
          <table:table-cell office:value-type="float" office:value="72.8246" calcext:value-type="float">
            <text:p>72.824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352" calcext:value-type="float">
            <text:p>0.352</text:p>
          </table:table-cell>
          <table:table-cell office:value-type="float" office:value="53.8281" calcext:value-type="float">
            <text:p>53.82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5.763" calcext:value-type="float">
            <text:p>5.763</text:p>
          </table:table-cell>
          <table:table-cell office:value-type="float" office:value="111.115" calcext:value-type="float">
            <text:p>111.11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0.263" calcext:value-type="float">
            <text:p>10.263</text:p>
          </table:table-cell>
          <table:table-cell office:value-type="float" office:value="133.205" calcext:value-type="float">
            <text:p>133.2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572" calcext:value-type="float">
            <text:p>0.572</text:p>
          </table:table-cell>
          <table:table-cell office:value-type="float" office:value="128.578" calcext:value-type="float">
            <text:p>128.5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1.945" calcext:value-type="float">
            <text:p>11.945</text:p>
          </table:table-cell>
          <table:table-cell office:value-type="float" office:value="147.551" calcext:value-type="float">
            <text:p>147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1.92" calcext:value-type="float">
            <text:p>11.92</text:p>
          </table:table-cell>
          <table:table-cell office:value-type="float" office:value="52.5849" calcext:value-type="float">
            <text:p>52.58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475" calcext:value-type="float">
            <text:p>1.475</text:p>
          </table:table-cell>
          <table:table-cell office:value-type="float" office:value="132.329" calcext:value-type="float">
            <text:p>132.32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7.224" calcext:value-type="float">
            <text:p>7.224</text:p>
          </table:table-cell>
          <table:table-cell office:value-type="float" office:value="60.986" calcext:value-type="float">
            <text:p>60.9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105" calcext:value-type="float">
            <text:p>0.105</text:p>
          </table:table-cell>
          <table:table-cell office:value-type="float" office:value="56.8086" calcext:value-type="float">
            <text:p>56.80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3.235" calcext:value-type="float">
            <text:p>23.235</text:p>
          </table:table-cell>
          <table:table-cell office:value-type="float" office:value="169.679" calcext:value-type="float">
            <text:p>169.6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6.038" calcext:value-type="float">
            <text:p>6.038</text:p>
          </table:table-cell>
          <table:table-cell office:value-type="float" office:value="171.859" calcext:value-type="float">
            <text:p>171.8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618" calcext:value-type="float">
            <text:p>1.618</text:p>
          </table:table-cell>
          <table:table-cell office:value-type="float" office:value="155.938" calcext:value-type="float">
            <text:p>155.93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315" calcext:value-type="float">
            <text:p>1.315</text:p>
          </table:table-cell>
          <table:table-cell office:value-type="float" office:value="128.915" calcext:value-type="float">
            <text:p>128.91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296" calcext:value-type="float">
            <text:p>0.296</text:p>
          </table:table-cell>
          <table:table-cell office:value-type="float" office:value="99.5128" calcext:value-type="float">
            <text:p>99.51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.041" calcext:value-type="float">
            <text:p>2.041</text:p>
          </table:table-cell>
          <table:table-cell office:value-type="float" office:value="138.764" calcext:value-type="float">
            <text:p>138.76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7.69" calcext:value-type="float">
            <text:p>7.69</text:p>
          </table:table-cell>
          <table:table-cell office:value-type="float" office:value="132.395" calcext:value-type="float">
            <text:p>132.3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4.802" calcext:value-type="float">
            <text:p>4.802</text:p>
          </table:table-cell>
          <table:table-cell office:value-type="float" office:value="139.075" calcext:value-type="float">
            <text:p>139.0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614" calcext:value-type="float">
            <text:p>0.614</text:p>
          </table:table-cell>
          <table:table-cell office:value-type="float" office:value="69.3334" calcext:value-type="float">
            <text:p>69.333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.859" calcext:value-type="float">
            <text:p>1.859</text:p>
          </table:table-cell>
          <table:table-cell office:value-type="float" office:value="141.52" calcext:value-type="float">
            <text:p>141.5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8.948" calcext:value-type="float">
            <text:p>8.948</text:p>
          </table:table-cell>
          <table:table-cell office:value-type="float" office:value="150.264" calcext:value-type="float">
            <text:p>150.26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.257" calcext:value-type="float">
            <text:p>2.257</text:p>
          </table:table-cell>
          <table:table-cell office:value-type="float" office:value="120.244" calcext:value-type="float">
            <text:p>120.2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963" calcext:value-type="float">
            <text:p>0.963</text:p>
          </table:table-cell>
          <table:table-cell office:value-type="float" office:value="150.529" calcext:value-type="float">
            <text:p>150.52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235" calcext:value-type="float">
            <text:p>0.235</text:p>
          </table:table-cell>
          <table:table-cell office:value-type="float" office:value="101.698" calcext:value-type="float">
            <text:p>101.69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4.658" calcext:value-type="float">
            <text:p>4.658</text:p>
          </table:table-cell>
          <table:table-cell office:value-type="float" office:value="69.6435" calcext:value-type="float">
            <text:p>69.643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2.844" calcext:value-type="float">
            <text:p>12.844</text:p>
          </table:table-cell>
          <table:table-cell office:value-type="float" office:value="130.455" calcext:value-type="float">
            <text:p>130.45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801" calcext:value-type="float">
            <text:p>0.801</text:p>
          </table:table-cell>
          <table:table-cell office:value-type="float" office:value="121.566" calcext:value-type="float">
            <text:p>121.56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5.464" calcext:value-type="float">
            <text:p>5.464</text:p>
          </table:table-cell>
          <table:table-cell office:value-type="float" office:value="144.697" calcext:value-type="float">
            <text:p>144.6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0.897" calcext:value-type="float">
            <text:p>0.897</text:p>
          </table:table-cell>
          <table:table-cell office:value-type="float" office:value="130.102" calcext:value-type="float">
            <text:p>130.10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3.869" calcext:value-type="float">
            <text:p>33.869</text:p>
          </table:table-cell>
          <table:table-cell office:value-type="float" office:value="105.737" calcext:value-type="float">
            <text:p>105.73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882" calcext:value-type="float">
            <text:p>1.882</text:p>
          </table:table-cell>
          <table:table-cell office:value-type="float" office:value="119.789" calcext:value-type="float">
            <text:p>119.7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29" calcext:value-type="float">
            <text:p>0.129</text:p>
          </table:table-cell>
          <table:table-cell office:value-type="float" office:value="87.1189" calcext:value-type="float">
            <text:p>87.11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65" calcext:value-type="float">
            <text:p>0.265</text:p>
          </table:table-cell>
          <table:table-cell office:value-type="float" office:value="88.2078" calcext:value-type="float">
            <text:p>88.20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35" calcext:value-type="float">
            <text:p>0.35</text:p>
          </table:table-cell>
          <table:table-cell office:value-type="float" office:value="104.659" calcext:value-type="float">
            <text:p>104.6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621" calcext:value-type="float">
            <text:p>1.621</text:p>
          </table:table-cell>
          <table:table-cell office:value-type="float" office:value="92.5537" calcext:value-type="float">
            <text:p>92.553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72" calcext:value-type="float">
            <text:p>0.272</text:p>
          </table:table-cell>
          <table:table-cell office:value-type="float" office:value="106.22" calcext:value-type="float">
            <text:p>106.2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081" calcext:value-type="float">
            <text:p>0.081</text:p>
          </table:table-cell>
          <table:table-cell office:value-type="float" office:value="70.8608" calcext:value-type="float">
            <text:p>70.860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57" calcext:value-type="float">
            <text:p>0.257</text:p>
          </table:table-cell>
          <table:table-cell office:value-type="float" office:value="95.4624" calcext:value-type="float">
            <text:p>95.46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5.976" calcext:value-type="float">
            <text:p>5.976</text:p>
          </table:table-cell>
          <table:table-cell office:value-type="float" office:value="113.82" calcext:value-type="float">
            <text:p>113.8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34" calcext:value-type="float">
            <text:p>0.234</text:p>
          </table:table-cell>
          <table:table-cell office:value-type="float" office:value="79.7911" calcext:value-type="float">
            <text:p>79.79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98" calcext:value-type="float">
            <text:p>0.298</text:p>
          </table:table-cell>
          <table:table-cell office:value-type="float" office:value="86.0878" calcext:value-type="float">
            <text:p>86.08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094" calcext:value-type="float">
            <text:p>0.094</text:p>
          </table:table-cell>
          <table:table-cell office:value-type="float" office:value="72.2568" calcext:value-type="float">
            <text:p>72.256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808" calcext:value-type="float">
            <text:p>1.808</text:p>
          </table:table-cell>
          <table:table-cell office:value-type="float" office:value="161.97" calcext:value-type="float">
            <text:p>161.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02" calcext:value-type="float">
            <text:p>0.202</text:p>
          </table:table-cell>
          <table:table-cell office:value-type="float" office:value="121.249" calcext:value-type="float">
            <text:p>121.2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36" calcext:value-type="float">
            <text:p>0.236</text:p>
          </table:table-cell>
          <table:table-cell office:value-type="float" office:value="95.9842" calcext:value-type="float">
            <text:p>95.984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388" calcext:value-type="float">
            <text:p>0.388</text:p>
          </table:table-cell>
          <table:table-cell office:value-type="float" office:value="105.444" calcext:value-type="float">
            <text:p>105.4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099" calcext:value-type="float">
            <text:p>0.099</text:p>
          </table:table-cell>
          <table:table-cell office:value-type="float" office:value="77.319" calcext:value-type="float">
            <text:p>77.31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934" calcext:value-type="float">
            <text:p>0.934</text:p>
          </table:table-cell>
          <table:table-cell office:value-type="float" office:value="87.667" calcext:value-type="float">
            <text:p>87.66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5.703" calcext:value-type="float">
            <text:p>5.703</text:p>
          </table:table-cell>
          <table:table-cell office:value-type="float" office:value="87.2531" calcext:value-type="float">
            <text:p>87.25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68" calcext:value-type="float">
            <text:p>0.68</text:p>
          </table:table-cell>
          <table:table-cell office:value-type="float" office:value="118.157" calcext:value-type="float">
            <text:p>118.15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54" calcext:value-type="float">
            <text:p>0.254</text:p>
          </table:table-cell>
          <table:table-cell office:value-type="float" office:value="115.257" calcext:value-type="float">
            <text:p>115.25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13" calcext:value-type="float">
            <text:p>0.113</text:p>
          </table:table-cell>
          <table:table-cell office:value-type="float" office:value="83.9092" calcext:value-type="float">
            <text:p>83.909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.284" calcext:value-type="float">
            <text:p>2.284</text:p>
          </table:table-cell>
          <table:table-cell office:value-type="float" office:value="195.826" calcext:value-type="float">
            <text:p>195.8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2" calcext:value-type="float">
            <text:p>0.12</text:p>
          </table:table-cell>
          <table:table-cell office:value-type="float" office:value="79.5195" calcext:value-type="float">
            <text:p>79.51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673" calcext:value-type="float">
            <text:p>0.67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493" calcext:value-type="float">
            <text:p>0.493</text:p>
          </table:table-cell>
          <table:table-cell office:value-type="float" office:value="99.3926" calcext:value-type="float">
            <text:p>99.39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53" calcext:value-type="float">
            <text:p>0.153</text:p>
          </table:table-cell>
          <table:table-cell office:value-type="float" office:value="85.9865" calcext:value-type="float">
            <text:p>85.986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076" calcext:value-type="float">
            <text:p>0.076</text:p>
          </table:table-cell>
          <table:table-cell office:value-type="float" office:value="82.1447" calcext:value-type="float">
            <text:p>82.14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37" calcext:value-type="float">
            <text:p>0.137</text:p>
          </table:table-cell>
          <table:table-cell office:value-type="float" office:value="103.629" calcext:value-type="float">
            <text:p>103.62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811" calcext:value-type="float">
            <text:p>0.811</text:p>
          </table:table-cell>
          <table:table-cell office:value-type="float" office:value="166.297" calcext:value-type="float">
            <text:p>166.2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21" calcext:value-type="float">
            <text:p>0.221</text:p>
          </table:table-cell>
          <table:table-cell office:value-type="float" office:value="76.6146" calcext:value-type="float">
            <text:p>76.614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371" calcext:value-type="float">
            <text:p>0.371</text:p>
          </table:table-cell>
          <table:table-cell office:value-type="float" office:value="87.466" calcext:value-type="float">
            <text:p>87.46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" calcext:value-type="float">
            <text:p>0.2</text:p>
          </table:table-cell>
          <table:table-cell office:value-type="float" office:value="117.168" calcext:value-type="float">
            <text:p>117.16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19" calcext:value-type="float">
            <text:p>0.119</text:p>
          </table:table-cell>
          <table:table-cell office:value-type="float" office:value="85.9859" calcext:value-type="float">
            <text:p>85.98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65" calcext:value-type="float">
            <text:p>4.65</text:p>
          </table:table-cell>
          <table:table-cell office:value-type="float" office:value="104.105" calcext:value-type="float">
            <text:p>104.1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52" calcext:value-type="float">
            <text:p>0.252</text:p>
          </table:table-cell>
          <table:table-cell office:value-type="float" office:value="110.571" calcext:value-type="float">
            <text:p>110.5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14" calcext:value-type="float">
            <text:p>0.114</text:p>
          </table:table-cell>
          <table:table-cell office:value-type="float" office:value="106.273" calcext:value-type="float">
            <text:p>106.27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81" calcext:value-type="float">
            <text:p>0.281</text:p>
          </table:table-cell>
          <table:table-cell office:value-type="float" office:value="87.9421" calcext:value-type="float">
            <text:p>87.94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14" calcext:value-type="float">
            <text:p>0.214</text:p>
          </table:table-cell>
          <table:table-cell office:value-type="float" office:value="96.7836" calcext:value-type="float">
            <text:p>96.783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.464" calcext:value-type="float">
            <text:p>2.464</text:p>
          </table:table-cell>
          <table:table-cell office:value-type="float" office:value="119.823" calcext:value-type="float">
            <text:p>119.8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5.334" calcext:value-type="float">
            <text:p>5.334</text:p>
          </table:table-cell>
          <table:table-cell office:value-type="float" office:value="92.6981" calcext:value-type="float">
            <text:p>92.69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377" calcext:value-type="float">
            <text:p>0.377</text:p>
          </table:table-cell>
          <table:table-cell office:value-type="float" office:value="80.3323" calcext:value-type="float">
            <text:p>80.33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719" calcext:value-type="float">
            <text:p>1.719</text:p>
          </table:table-cell>
          <table:table-cell office:value-type="float" office:value="83.5703" calcext:value-type="float">
            <text:p>83.570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0.509" calcext:value-type="float">
            <text:p>10.509</text:p>
          </table:table-cell>
          <table:table-cell office:value-type="float" office:value="103.147" calcext:value-type="float">
            <text:p>103.1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37" calcext:value-type="float">
            <text:p>0.137</text:p>
          </table:table-cell>
          <table:table-cell office:value-type="float" office:value="85.1714" calcext:value-type="float">
            <text:p>85.17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64" calcext:value-type="float">
            <text:p>0.264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69" calcext:value-type="float">
            <text:p>0.269</text:p>
          </table:table-cell>
          <table:table-cell office:value-type="float" office:value="112.765" calcext:value-type="float">
            <text:p>112.76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89" calcext:value-type="float">
            <text:p>0.189</text:p>
          </table:table-cell>
          <table:table-cell office:value-type="float" office:value="96.6538" calcext:value-type="float">
            <text:p>96.653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13" calcext:value-type="float">
            <text:p>0.213</text:p>
          </table:table-cell>
          <table:table-cell office:value-type="float" office:value="104.695" calcext:value-type="float">
            <text:p>104.6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696" calcext:value-type="float">
            <text:p>4.696</text:p>
          </table:table-cell>
          <table:table-cell office:value-type="float" office:value="131.723" calcext:value-type="float">
            <text:p>131.7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17" calcext:value-type="float">
            <text:p>0.117</text:p>
          </table:table-cell>
          <table:table-cell office:value-type="float" office:value="69.3948" calcext:value-type="float">
            <text:p>69.394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811" calcext:value-type="float">
            <text:p>1.811</text:p>
          </table:table-cell>
          <table:table-cell office:value-type="float" office:value="125.649" calcext:value-type="float">
            <text:p>125.6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4.245" calcext:value-type="float">
            <text:p>4.245</text:p>
          </table:table-cell>
          <table:table-cell office:value-type="float" office:value="108.412" calcext:value-type="float">
            <text:p>108.4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543" calcext:value-type="float">
            <text:p>0.543</text:p>
          </table:table-cell>
          <table:table-cell office:value-type="float" office:value="73.373" calcext:value-type="float">
            <text:p>73.37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51" calcext:value-type="float">
            <text:p>0.151</text:p>
          </table:table-cell>
          <table:table-cell office:value-type="float" office:value="101.406" calcext:value-type="float">
            <text:p>101.4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422" calcext:value-type="float">
            <text:p>0.422</text:p>
          </table:table-cell>
          <table:table-cell office:value-type="float" office:value="137.204" calcext:value-type="float">
            <text:p>137.20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601" calcext:value-type="float">
            <text:p>1.601</text:p>
          </table:table-cell>
          <table:table-cell office:value-type="float" office:value="203.713" calcext:value-type="float">
            <text:p>203.7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45" calcext:value-type="float">
            <text:p>0.145</text:p>
          </table:table-cell>
          <table:table-cell office:value-type="float" office:value="111.493" calcext:value-type="float">
            <text:p>111.4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96" calcext:value-type="float">
            <text:p>0.196</text:p>
          </table:table-cell>
          <table:table-cell office:value-type="float" office:value="80.395" calcext:value-type="float">
            <text:p>80.3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19" calcext:value-type="float">
            <text:p>0.119</text:p>
          </table:table-cell>
          <table:table-cell office:value-type="float" office:value="88.6293" calcext:value-type="float">
            <text:p>88.62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713" calcext:value-type="float">
            <text:p>0.713</text:p>
          </table:table-cell>
          <table:table-cell office:value-type="float" office:value="72.8411" calcext:value-type="float">
            <text:p>72.84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571" calcext:value-type="float">
            <text:p>0.571</text:p>
          </table:table-cell>
          <table:table-cell office:value-type="float" office:value="111.017" calcext:value-type="float">
            <text:p>111.0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.465" calcext:value-type="float">
            <text:p>2.465</text:p>
          </table:table-cell>
          <table:table-cell office:value-type="float" office:value="111.008" calcext:value-type="float">
            <text:p>111.00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54" calcext:value-type="float">
            <text:p>0.254</text:p>
          </table:table-cell>
          <table:table-cell office:value-type="float" office:value="155.171" calcext:value-type="float">
            <text:p>155.1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49" calcext:value-type="float">
            <text:p>0.249</text:p>
          </table:table-cell>
          <table:table-cell office:value-type="float" office:value="98.2279" calcext:value-type="float">
            <text:p>98.22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079" calcext:value-type="float">
            <text:p>0.079</text:p>
          </table:table-cell>
          <table:table-cell office:value-type="float" office:value="74.9716" calcext:value-type="float">
            <text:p>74.97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.267" calcext:value-type="float">
            <text:p>2.267</text:p>
          </table:table-cell>
          <table:table-cell office:value-type="float" office:value="95.8644" calcext:value-type="float">
            <text:p>95.86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082" calcext:value-type="float">
            <text:p>1.082</text:p>
          </table:table-cell>
          <table:table-cell office:value-type="float" office:value="114.856" calcext:value-type="float">
            <text:p>114.8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681" calcext:value-type="float">
            <text:p>0.681</text:p>
          </table:table-cell>
          <table:table-cell office:value-type="float" office:value="111.695" calcext:value-type="float">
            <text:p>111.6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445" calcext:value-type="float">
            <text:p>1.445</text:p>
          </table:table-cell>
          <table:table-cell office:value-type="float" office:value="125.49" calcext:value-type="float">
            <text:p>125.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172" calcext:value-type="float">
            <text:p>1.172</text:p>
          </table:table-cell>
          <table:table-cell office:value-type="float" office:value="147.469" calcext:value-type="float">
            <text:p>147.4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29" calcext:value-type="float">
            <text:p>0.129</text:p>
          </table:table-cell>
          <table:table-cell office:value-type="float" office:value="72.0549" calcext:value-type="float">
            <text:p>72.05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339" calcext:value-type="float">
            <text:p>0.339</text:p>
          </table:table-cell>
          <table:table-cell office:value-type="float" office:value="100.419" calcext:value-type="float">
            <text:p>100.41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833" calcext:value-type="float">
            <text:p>1.833</text:p>
          </table:table-cell>
          <table:table-cell office:value-type="float" office:value="101.691" calcext:value-type="float">
            <text:p>101.6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747" calcext:value-type="float">
            <text:p>1.747</text:p>
          </table:table-cell>
          <table:table-cell office:value-type="float" office:value="98.4959" calcext:value-type="float">
            <text:p>98.49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363" calcext:value-type="float">
            <text:p>0.363</text:p>
          </table:table-cell>
          <table:table-cell office:value-type="float" office:value="106.556" calcext:value-type="float">
            <text:p>106.5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.32" calcext:value-type="float">
            <text:p>3.32</text:p>
          </table:table-cell>
          <table:table-cell office:value-type="float" office:value="180.462" calcext:value-type="float">
            <text:p>180.46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6.075" calcext:value-type="float">
            <text:p>6.075</text:p>
          </table:table-cell>
          <table:table-cell office:value-type="float" office:value="156.782" calcext:value-type="float">
            <text:p>156.78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547" calcext:value-type="float">
            <text:p>1.547</text:p>
          </table:table-cell>
          <table:table-cell office:value-type="float" office:value="194.564" calcext:value-type="float">
            <text:p>194.56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44" calcext:value-type="float">
            <text:p>0.244</text:p>
          </table:table-cell>
          <table:table-cell office:value-type="float" office:value="91.4555" calcext:value-type="float">
            <text:p>91.455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.007" calcext:value-type="float">
            <text:p>2.007</text:p>
          </table:table-cell>
          <table:table-cell office:value-type="float" office:value="225.076" calcext:value-type="float">
            <text:p>225.07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5.136" calcext:value-type="float">
            <text:p>5.136</text:p>
          </table:table-cell>
          <table:table-cell office:value-type="float" office:value="96.4891" calcext:value-type="float">
            <text:p>96.48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815" calcext:value-type="float">
            <text:p>0.815</text:p>
          </table:table-cell>
          <table:table-cell office:value-type="float" office:value="89.4883" calcext:value-type="float">
            <text:p>89.48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098" calcext:value-type="float">
            <text:p>0.098</text:p>
          </table:table-cell>
          <table:table-cell office:value-type="float" office:value="88.5498" calcext:value-type="float">
            <text:p>88.549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42" calcext:value-type="float">
            <text:p>0.142</text:p>
          </table:table-cell>
          <table:table-cell office:value-type="float" office:value="108.361" calcext:value-type="float">
            <text:p>108.3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331" calcext:value-type="float">
            <text:p>0.331</text:p>
          </table:table-cell>
          <table:table-cell office:value-type="float" office:value="79.971" calcext:value-type="float">
            <text:p>79.9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305" calcext:value-type="float">
            <text:p>1.305</text:p>
          </table:table-cell>
          <table:table-cell office:value-type="float" office:value="102.295" calcext:value-type="float">
            <text:p>102.2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301" calcext:value-type="float">
            <text:p>0.301</text:p>
          </table:table-cell>
          <table:table-cell office:value-type="float" office:value="84.222" calcext:value-type="float">
            <text:p>84.22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071" calcext:value-type="float">
            <text:p>0.071</text:p>
          </table:table-cell>
          <table:table-cell office:value-type="float" office:value="71.9529" calcext:value-type="float">
            <text:p>71.952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94" calcext:value-type="float">
            <text:p>0.194</text:p>
          </table:table-cell>
          <table:table-cell office:value-type="float" office:value="92.817" calcext:value-type="float">
            <text:p>92.8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337" calcext:value-type="float">
            <text:p>1.337</text:p>
          </table:table-cell>
          <table:table-cell office:value-type="float" office:value="86.4529" calcext:value-type="float">
            <text:p>86.452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.69" calcext:value-type="float">
            <text:p>2.69</text:p>
          </table:table-cell>
          <table:table-cell office:value-type="float" office:value="107.46" calcext:value-type="float">
            <text:p>107.4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09" calcext:value-type="float">
            <text:p>0.109</text:p>
          </table:table-cell>
          <table:table-cell office:value-type="float" office:value="82.9637" calcext:value-type="float">
            <text:p>82.963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064" calcext:value-type="float">
            <text:p>0.064</text:p>
          </table:table-cell>
          <table:table-cell office:value-type="float" office:value="81.8005" calcext:value-type="float">
            <text:p>81.80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123" calcext:value-type="float">
            <text:p>0.123</text:p>
          </table:table-cell>
          <table:table-cell office:value-type="float" office:value="110.157" calcext:value-type="float">
            <text:p>110.15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731" calcext:value-type="float">
            <text:p>0.731</text:p>
          </table:table-cell>
          <table:table-cell office:value-type="float" office:value="113.371" calcext:value-type="float">
            <text:p>113.3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975" calcext:value-type="float">
            <text:p>1.975</text:p>
          </table:table-cell>
          <table:table-cell office:value-type="float" office:value="128.517" calcext:value-type="float">
            <text:p>128.5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.928" calcext:value-type="float">
            <text:p>1.928</text:p>
          </table:table-cell>
          <table:table-cell office:value-type="float" office:value="115.774" calcext:value-type="float">
            <text:p>115.77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222" calcext:value-type="float">
            <text:p>0.222</text:p>
          </table:table-cell>
          <table:table-cell office:value-type="float" office:value="118.312" calcext:value-type="float">
            <text:p>118.3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0.845" calcext:value-type="float">
            <text:p>0.845</text:p>
          </table:table-cell>
          <table:table-cell office:value-type="float" office:value="91.7513" calcext:value-type="float">
            <text:p>91.75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774" calcext:value-type="float">
            <text:p>0.774</text:p>
          </table:table-cell>
          <table:table-cell office:value-type="float" office:value="125.123" calcext:value-type="float">
            <text:p>125.1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887" calcext:value-type="float">
            <text:p>0.887</text:p>
          </table:table-cell>
          <table:table-cell office:value-type="float" office:value="133.037" calcext:value-type="float">
            <text:p>133.03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438" calcext:value-type="float">
            <text:p>1.438</text:p>
          </table:table-cell>
          <table:table-cell office:value-type="float" office:value="109.917" calcext:value-type="float">
            <text:p>109.9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.179" calcext:value-type="float">
            <text:p>4.179</text:p>
          </table:table-cell>
          <table:table-cell office:value-type="float" office:value="129.303" calcext:value-type="float">
            <text:p>129.30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51" calcext:value-type="float">
            <text:p>1.51</text:p>
          </table:table-cell>
          <table:table-cell office:value-type="float" office:value="188.624" calcext:value-type="float">
            <text:p>188.6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164" calcext:value-type="float">
            <text:p>0.164</text:p>
          </table:table-cell>
          <table:table-cell office:value-type="float" office:value="83.2321" calcext:value-type="float">
            <text:p>83.23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843" calcext:value-type="float">
            <text:p>1.843</text:p>
          </table:table-cell>
          <table:table-cell office:value-type="float" office:value="110.069" calcext:value-type="float">
            <text:p>110.0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24" calcext:value-type="float">
            <text:p>1.24</text:p>
          </table:table-cell>
          <table:table-cell office:value-type="float" office:value="144.277" calcext:value-type="float">
            <text:p>144.27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774" calcext:value-type="float">
            <text:p>1.774</text:p>
          </table:table-cell>
          <table:table-cell office:value-type="float" office:value="91.874" calcext:value-type="float">
            <text:p>91.87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.014" calcext:value-type="float">
            <text:p>2.014</text:p>
          </table:table-cell>
          <table:table-cell office:value-type="float" office:value="163.363" calcext:value-type="float">
            <text:p>163.36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028" calcext:value-type="float">
            <text:p>1.028</text:p>
          </table:table-cell>
          <table:table-cell office:value-type="float" office:value="176.562" calcext:value-type="float">
            <text:p>176.56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6.154" calcext:value-type="float">
            <text:p>6.154</text:p>
          </table:table-cell>
          <table:table-cell office:value-type="float" office:value="173.375" calcext:value-type="float">
            <text:p>173.3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.412" calcext:value-type="float">
            <text:p>3.412</text:p>
          </table:table-cell>
          <table:table-cell office:value-type="float" office:value="147.487" calcext:value-type="float">
            <text:p>147.4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5.657" calcext:value-type="float">
            <text:p>5.657</text:p>
          </table:table-cell>
          <table:table-cell office:value-type="float" office:value="117.217" calcext:value-type="float">
            <text:p>117.2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.202" calcext:value-type="float">
            <text:p>3.202</text:p>
          </table:table-cell>
          <table:table-cell office:value-type="float" office:value="167.344" calcext:value-type="float">
            <text:p>167.3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2.876" calcext:value-type="float">
            <text:p>12.876</text:p>
          </table:table-cell>
          <table:table-cell office:value-type="float" office:value="133.532" calcext:value-type="float">
            <text:p>133.53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038" calcext:value-type="float">
            <text:p>1.038</text:p>
          </table:table-cell>
          <table:table-cell office:value-type="float" office:value="153.377" calcext:value-type="float">
            <text:p>153.37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.711" calcext:value-type="float">
            <text:p>2.711</text:p>
          </table:table-cell>
          <table:table-cell office:value-type="float" office:value="148.103" calcext:value-type="float">
            <text:p>148.10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.969" calcext:value-type="float">
            <text:p>2.969</text:p>
          </table:table-cell>
          <table:table-cell office:value-type="float" office:value="137.213" calcext:value-type="float">
            <text:p>137.2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303" calcext:value-type="float">
            <text:p>0.303</text:p>
          </table:table-cell>
          <table:table-cell office:value-type="float" office:value="85.6287" calcext:value-type="float">
            <text:p>85.62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.428" calcext:value-type="float">
            <text:p>2.428</text:p>
          </table:table-cell>
          <table:table-cell office:value-type="float" office:value="114.05" calcext:value-type="float">
            <text:p>114.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.91" calcext:value-type="float">
            <text:p>3.91</text:p>
          </table:table-cell>
          <table:table-cell office:value-type="float" office:value="197.232" calcext:value-type="float">
            <text:p>197.23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.384" calcext:value-type="float">
            <text:p>4.384</text:p>
          </table:table-cell>
          <table:table-cell office:value-type="float" office:value="161.686" calcext:value-type="float">
            <text:p>161.6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502" calcext:value-type="float">
            <text:p>1.502</text:p>
          </table:table-cell>
          <table:table-cell office:value-type="float" office:value="113.58" calcext:value-type="float">
            <text:p>113.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.502" calcext:value-type="float">
            <text:p>2.502</text:p>
          </table:table-cell>
          <table:table-cell office:value-type="float" office:value="199.208" calcext:value-type="float">
            <text:p>199.20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066" calcext:value-type="float">
            <text:p>1.066</text:p>
          </table:table-cell>
          <table:table-cell office:value-type="float" office:value="134.081" calcext:value-type="float">
            <text:p>134.0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273" calcext:value-type="float">
            <text:p>0.273</text:p>
          </table:table-cell>
          <table:table-cell office:value-type="float" office:value="179.387" calcext:value-type="float">
            <text:p>179.3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.697" calcext:value-type="float">
            <text:p>4.697</text:p>
          </table:table-cell>
          <table:table-cell office:value-type="float" office:value="155.432" calcext:value-type="float">
            <text:p>155.43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7.44" calcext:value-type="float">
            <text:p>17.44</text:p>
          </table:table-cell>
          <table:table-cell office:value-type="float" office:value="207.139" calcext:value-type="float">
            <text:p>207.13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865" calcext:value-type="float">
            <text:p>0.865</text:p>
          </table:table-cell>
          <table:table-cell office:value-type="float" office:value="102.331" calcext:value-type="float">
            <text:p>102.3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.201" calcext:value-type="float">
            <text:p>3.201</text:p>
          </table:table-cell>
          <table:table-cell office:value-type="float" office:value="121.755" calcext:value-type="float">
            <text:p>121.75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2.011" calcext:value-type="float">
            <text:p>22.011</text:p>
          </table:table-cell>
          <table:table-cell office:value-type="float" office:value="115.526" calcext:value-type="float">
            <text:p>115.5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5.064" calcext:value-type="float">
            <text:p>5.064</text:p>
          </table:table-cell>
          <table:table-cell office:value-type="float" office:value="198.157" calcext:value-type="float">
            <text:p>198.15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.356" calcext:value-type="float">
            <text:p>3.356</text:p>
          </table:table-cell>
          <table:table-cell office:value-type="float" office:value="145.002" calcext:value-type="float">
            <text:p>145.00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567" calcext:value-type="float">
            <text:p>1.567</text:p>
          </table:table-cell>
          <table:table-cell office:value-type="float" office:value="114.425" calcext:value-type="float">
            <text:p>114.42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3.809" calcext:value-type="float">
            <text:p>33.809</text:p>
          </table:table-cell>
          <table:table-cell office:value-type="float" office:value="195.914" calcext:value-type="float">
            <text:p>195.9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7.535" calcext:value-type="float">
            <text:p>7.535</text:p>
          </table:table-cell>
          <table:table-cell office:value-type="float" office:value="98.4906" calcext:value-type="float">
            <text:p>98.49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5.041" calcext:value-type="float">
            <text:p>5.041</text:p>
          </table:table-cell>
          <table:table-cell office:value-type="float" office:value="178.543" calcext:value-type="float">
            <text:p>178.54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461" calcext:value-type="float">
            <text:p>0.461</text:p>
          </table:table-cell>
          <table:table-cell office:value-type="float" office:value="94.8473" calcext:value-type="float">
            <text:p>94.847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6.612" calcext:value-type="float">
            <text:p>6.612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.752" calcext:value-type="float">
            <text:p>3.752</text:p>
          </table:table-cell>
          <table:table-cell office:value-type="float" office:value="174.567" calcext:value-type="float">
            <text:p>174.56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.534" calcext:value-type="float">
            <text:p>3.534</text:p>
          </table:table-cell>
          <table:table-cell office:value-type="float" office:value="137.249" calcext:value-type="float">
            <text:p>137.2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.667" calcext:value-type="float">
            <text:p>2.667</text:p>
          </table:table-cell>
          <table:table-cell office:value-type="float" office:value="91.6726" calcext:value-type="float">
            <text:p>91.67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871" calcext:value-type="float">
            <text:p>0.871</text:p>
          </table:table-cell>
          <table:table-cell office:value-type="float" office:value="157.131" calcext:value-type="float">
            <text:p>157.1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.359" calcext:value-type="float">
            <text:p>4.359</text:p>
          </table:table-cell>
          <table:table-cell office:value-type="float" office:value="184.583" calcext:value-type="float">
            <text:p>184.5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867" calcext:value-type="float">
            <text:p>0.867</text:p>
          </table:table-cell>
          <table:table-cell office:value-type="float" office:value="139.333" calcext:value-type="float">
            <text:p>139.33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253" calcext:value-type="float">
            <text:p>0.253</text:p>
          </table:table-cell>
          <table:table-cell office:value-type="float" office:value="155.306" calcext:value-type="float">
            <text:p>155.3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.328" calcext:value-type="float">
            <text:p>3.328</text:p>
          </table:table-cell>
          <table:table-cell office:value-type="float" office:value="128.035" calcext:value-type="float">
            <text:p>128.03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22" calcext:value-type="float">
            <text:p>1.22</text:p>
          </table:table-cell>
          <table:table-cell office:value-type="float" office:value="136.491" calcext:value-type="float">
            <text:p>136.4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5.828" calcext:value-type="float">
            <text:p>5.828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.651" calcext:value-type="float">
            <text:p>3.651</text:p>
          </table:table-cell>
          <table:table-cell office:value-type="float" office:value="205.506" calcext:value-type="float">
            <text:p>205.5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77" calcext:value-type="float">
            <text:p>0.77</text:p>
          </table:table-cell>
          <table:table-cell office:value-type="float" office:value="106.493" calcext:value-type="float">
            <text:p>106.4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008" calcext:value-type="float">
            <text:p>1.008</text:p>
          </table:table-cell>
          <table:table-cell office:value-type="float" office:value="134.579" calcext:value-type="float">
            <text:p>134.5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6.596" calcext:value-type="float">
            <text:p>6.596</text:p>
          </table:table-cell>
          <table:table-cell office:value-type="float" office:value="163.201" calcext:value-type="float">
            <text:p>163.20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.002" calcext:value-type="float">
            <text:p>3.002</text:p>
          </table:table-cell>
          <table:table-cell office:value-type="float" office:value="137.416" calcext:value-type="float">
            <text:p>137.4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.23" calcext:value-type="float">
            <text:p>4.23</text:p>
          </table:table-cell>
          <table:table-cell office:value-type="float" office:value="102.504" calcext:value-type="float">
            <text:p>102.50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.134" calcext:value-type="float">
            <text:p>2.134</text:p>
          </table:table-cell>
          <table:table-cell office:value-type="float" office:value="152.423" calcext:value-type="float">
            <text:p>152.4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349" calcext:value-type="float">
            <text:p>0.349</text:p>
          </table:table-cell>
          <table:table-cell office:value-type="float" office:value="99.2402" calcext:value-type="float">
            <text:p>99.240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6.183" calcext:value-type="float">
            <text:p>6.183</text:p>
          </table:table-cell>
          <table:table-cell office:value-type="float" office:value="160.985" calcext:value-type="float">
            <text:p>160.9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812" calcext:value-type="float">
            <text:p>0.812</text:p>
          </table:table-cell>
          <table:table-cell office:value-type="float" office:value="177.529" calcext:value-type="float">
            <text:p>177.52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7.944" calcext:value-type="float">
            <text:p>7.944</text:p>
          </table:table-cell>
          <table:table-cell office:value-type="float" office:value="128.831" calcext:value-type="float">
            <text:p>128.8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825" calcext:value-type="float">
            <text:p>1.825</text:p>
          </table:table-cell>
          <table:table-cell office:value-type="float" office:value="198.34" calcext:value-type="float">
            <text:p>198.3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61" calcext:value-type="float">
            <text:p>1.61</text:p>
          </table:table-cell>
          <table:table-cell office:value-type="float" office:value="155.542" calcext:value-type="float">
            <text:p>155.54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.419" calcext:value-type="float">
            <text:p>4.419</text:p>
          </table:table-cell>
          <table:table-cell office:value-type="float" office:value="169.275" calcext:value-type="float">
            <text:p>169.2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498" calcext:value-type="float">
            <text:p>1.498</text:p>
          </table:table-cell>
          <table:table-cell office:value-type="float" office:value="171.416" calcext:value-type="float">
            <text:p>171.4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511" calcext:value-type="float">
            <text:p>1.511</text:p>
          </table:table-cell>
          <table:table-cell office:value-type="float" office:value="116.075" calcext:value-type="float">
            <text:p>116.0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203" calcext:value-type="float">
            <text:p>0.203</text:p>
          </table:table-cell>
          <table:table-cell office:value-type="float" office:value="112.386" calcext:value-type="float">
            <text:p>112.3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325" calcext:value-type="float">
            <text:p>0.325</text:p>
          </table:table-cell>
          <table:table-cell office:value-type="float" office:value="102.903" calcext:value-type="float">
            <text:p>102.90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994" calcext:value-type="float">
            <text:p>1.994</text:p>
          </table:table-cell>
          <table:table-cell office:value-type="float" office:value="126.516" calcext:value-type="float">
            <text:p>126.5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253" calcext:value-type="float">
            <text:p>0.253</text:p>
          </table:table-cell>
          <table:table-cell office:value-type="float" office:value="109.756" calcext:value-type="float">
            <text:p>109.7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6.766" calcext:value-type="float">
            <text:p>16.766</text:p>
          </table:table-cell>
          <table:table-cell office:value-type="float" office:value="204.342" calcext:value-type="float">
            <text:p>204.34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.271" calcext:value-type="float">
            <text:p>2.271</text:p>
          </table:table-cell>
          <table:table-cell office:value-type="float" office:value="108.606" calcext:value-type="float">
            <text:p>108.6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48" calcext:value-type="float">
            <text:p>1.48</text:p>
          </table:table-cell>
          <table:table-cell office:value-type="float" office:value="138.206" calcext:value-type="float">
            <text:p>138.2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5.923" calcext:value-type="float">
            <text:p>5.923</text:p>
          </table:table-cell>
          <table:table-cell office:value-type="float" office:value="202.732" calcext:value-type="float">
            <text:p>202.73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.354" calcext:value-type="float">
            <text:p>4.354</text:p>
          </table:table-cell>
          <table:table-cell office:value-type="float" office:value="128.035" calcext:value-type="float">
            <text:p>128.03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334" calcext:value-type="float">
            <text:p>1.334</text:p>
          </table:table-cell>
          <table:table-cell office:value-type="float" office:value="187.055" calcext:value-type="float">
            <text:p>187.05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235" calcext:value-type="float">
            <text:p>0.235</text:p>
          </table:table-cell>
          <table:table-cell office:value-type="float" office:value="100.139" calcext:value-type="float">
            <text:p>100.13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5.294" calcext:value-type="float">
            <text:p>5.294</text:p>
          </table:table-cell>
          <table:table-cell office:value-type="float" office:value="189.138" calcext:value-type="float">
            <text:p>189.13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.111" calcext:value-type="float">
            <text:p>2.111</text:p>
          </table:table-cell>
          <table:table-cell office:value-type="float" office:value="195.708" calcext:value-type="float">
            <text:p>195.70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.832" calcext:value-type="float">
            <text:p>2.832</text:p>
          </table:table-cell>
          <table:table-cell office:value-type="float" office:value="143.448" calcext:value-type="float">
            <text:p>143.44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313" calcext:value-type="float">
            <text:p>0.313</text:p>
          </table:table-cell>
          <table:table-cell office:value-type="float" office:value="115.097" calcext:value-type="float">
            <text:p>115.0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521" calcext:value-type="float">
            <text:p>0.521</text:p>
          </table:table-cell>
          <table:table-cell office:value-type="float" office:value="114.326" calcext:value-type="float">
            <text:p>114.3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.889" calcext:value-type="float">
            <text:p>4.889</text:p>
          </table:table-cell>
          <table:table-cell office:value-type="float" office:value="163.016" calcext:value-type="float">
            <text:p>163.0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793" calcext:value-type="float">
            <text:p>0.793</text:p>
          </table:table-cell>
          <table:table-cell office:value-type="float" office:value="175.917" calcext:value-type="float">
            <text:p>175.9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8.751" calcext:value-type="float">
            <text:p>8.751</text:p>
          </table:table-cell>
          <table:table-cell office:value-type="float" office:value="202.891" calcext:value-type="float">
            <text:p>202.8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295" calcext:value-type="float">
            <text:p>0.295</text:p>
          </table:table-cell>
          <table:table-cell office:value-type="float" office:value="109.834" calcext:value-type="float">
            <text:p>109.83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.245" calcext:value-type="float">
            <text:p>4.245</text:p>
          </table:table-cell>
          <table:table-cell office:value-type="float" office:value="127.834" calcext:value-type="float">
            <text:p>127.83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5.935" calcext:value-type="float">
            <text:p>25.935</text:p>
          </table:table-cell>
          <table:table-cell office:value-type="float" office:value="164.441" calcext:value-type="float">
            <text:p>164.44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314" calcext:value-type="float">
            <text:p>0.314</text:p>
          </table:table-cell>
          <table:table-cell office:value-type="float" office:value="111.942" calcext:value-type="float">
            <text:p>111.94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6.623" calcext:value-type="float">
            <text:p>6.623</text:p>
          </table:table-cell>
          <table:table-cell office:value-type="float" office:value="117.814" calcext:value-type="float">
            <text:p>117.81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028" calcext:value-type="float">
            <text:p>1.028</text:p>
          </table:table-cell>
          <table:table-cell office:value-type="float" office:value="194.975" calcext:value-type="float">
            <text:p>194.9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647" calcext:value-type="float">
            <text:p>0.647</text:p>
          </table:table-cell>
          <table:table-cell office:value-type="float" office:value="143.357" calcext:value-type="float">
            <text:p>143.35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.062" calcext:value-type="float">
            <text:p>2.062</text:p>
          </table:table-cell>
          <table:table-cell office:value-type="float" office:value="109.343" calcext:value-type="float">
            <text:p>109.34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0.81" calcext:value-type="float">
            <text:p>10.81</text:p>
          </table:table-cell>
          <table:table-cell office:value-type="float" office:value="138.581" calcext:value-type="float">
            <text:p>138.5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482" calcext:value-type="float">
            <text:p>0.482</text:p>
          </table:table-cell>
          <table:table-cell office:value-type="float" office:value="148.527" calcext:value-type="float">
            <text:p>148.52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686" calcext:value-type="float">
            <text:p>1.686</text:p>
          </table:table-cell>
          <table:table-cell office:value-type="float" office:value="106.159" calcext:value-type="float">
            <text:p>106.1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.914" calcext:value-type="float">
            <text:p>1.914</text:p>
          </table:table-cell>
          <table:table-cell office:value-type="float" office:value="186.534" calcext:value-type="float">
            <text:p>186.53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.119" calcext:value-type="float">
            <text:p>3.119</text:p>
          </table:table-cell>
          <table:table-cell office:value-type="float" office:value="200.483" calcext:value-type="float">
            <text:p>200.4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422" calcext:value-type="float">
            <text:p>0.422</text:p>
          </table:table-cell>
          <table:table-cell office:value-type="float" office:value="127.344" calcext:value-type="float">
            <text:p>127.3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197" calcext:value-type="float">
            <text:p>0.197</text:p>
          </table:table-cell>
          <table:table-cell office:value-type="float" office:value="121.685" calcext:value-type="float">
            <text:p>121.68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584" calcext:value-type="float">
            <text:p>0.584</text:p>
          </table:table-cell>
          <table:table-cell office:value-type="float" office:value="131.524" calcext:value-type="float">
            <text:p>131.5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433" calcext:value-type="float">
            <text:p>1.433</text:p>
          </table:table-cell>
          <table:table-cell office:value-type="float" office:value="115.457" calcext:value-type="float">
            <text:p>115.45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741" calcext:value-type="float">
            <text:p>0.741</text:p>
          </table:table-cell>
          <table:table-cell office:value-type="float" office:value="109.921" calcext:value-type="float">
            <text:p>109.9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504" calcext:value-type="float">
            <text:p>0.504</text:p>
          </table:table-cell>
          <table:table-cell office:value-type="float" office:value="79.4544" calcext:value-type="float">
            <text:p>79.45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603" calcext:value-type="float">
            <text:p>1.603</text:p>
          </table:table-cell>
          <table:table-cell office:value-type="float" office:value="76.9694" calcext:value-type="float">
            <text:p>76.96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391" calcext:value-type="float">
            <text:p>0.391</text:p>
          </table:table-cell>
          <table:table-cell office:value-type="float" office:value="101.422" calcext:value-type="float">
            <text:p>101.42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776" calcext:value-type="float">
            <text:p>0.776</text:p>
          </table:table-cell>
          <table:table-cell office:value-type="float" office:value="120.06" calcext:value-type="float">
            <text:p>120.0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315" calcext:value-type="float">
            <text:p>0.315</text:p>
          </table:table-cell>
          <table:table-cell office:value-type="float" office:value="90.379" calcext:value-type="float">
            <text:p>90.3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122" calcext:value-type="float">
            <text:p>0.122</text:p>
          </table:table-cell>
          <table:table-cell office:value-type="float" office:value="70.2791" calcext:value-type="float">
            <text:p>70.27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211" calcext:value-type="float">
            <text:p>0.211</text:p>
          </table:table-cell>
          <table:table-cell office:value-type="float" office:value="91.3799" calcext:value-type="float">
            <text:p>91.37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6.688" calcext:value-type="float">
            <text:p>6.688</text:p>
          </table:table-cell>
          <table:table-cell office:value-type="float" office:value="106.684" calcext:value-type="float">
            <text:p>106.68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1.41" calcext:value-type="float">
            <text:p>11.41</text:p>
          </table:table-cell>
          <table:table-cell office:value-type="float" office:value="195.467" calcext:value-type="float">
            <text:p>195.46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743" calcext:value-type="float">
            <text:p>0.743</text:p>
          </table:table-cell>
          <table:table-cell office:value-type="float" office:value="82.8502" calcext:value-type="float">
            <text:p>82.850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528" calcext:value-type="float">
            <text:p>1.528</text:p>
          </table:table-cell>
          <table:table-cell office:value-type="float" office:value="162.944" calcext:value-type="float">
            <text:p>162.9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9.975" calcext:value-type="float">
            <text:p>9.975</text:p>
          </table:table-cell>
          <table:table-cell office:value-type="float" office:value="141.784" calcext:value-type="float">
            <text:p>141.78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.237" calcext:value-type="float">
            <text:p>4.237</text:p>
          </table:table-cell>
          <table:table-cell office:value-type="float" office:value="105.212" calcext:value-type="float">
            <text:p>105.2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579" calcext:value-type="float">
            <text:p>0.579</text:p>
          </table:table-cell>
          <table:table-cell office:value-type="float" office:value="132.159" calcext:value-type="float">
            <text:p>132.15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887" calcext:value-type="float">
            <text:p>0.887</text:p>
          </table:table-cell>
          <table:table-cell office:value-type="float" office:value="170.753" calcext:value-type="float">
            <text:p>170.75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886" calcext:value-type="float">
            <text:p>0.886</text:p>
          </table:table-cell>
          <table:table-cell office:value-type="float" office:value="165.216" calcext:value-type="float">
            <text:p>165.2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623" calcext:value-type="float">
            <text:p>0.623</text:p>
          </table:table-cell>
          <table:table-cell office:value-type="float" office:value="115.505" calcext:value-type="float">
            <text:p>115.5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804" calcext:value-type="float">
            <text:p>1.804</text:p>
          </table:table-cell>
          <table:table-cell office:value-type="float" office:value="95.3874" calcext:value-type="float">
            <text:p>95.387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.048" calcext:value-type="float">
            <text:p>2.048</text:p>
          </table:table-cell>
          <table:table-cell office:value-type="float" office:value="140.77" calcext:value-type="float">
            <text:p>140.7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953" calcext:value-type="float">
            <text:p>0.953</text:p>
          </table:table-cell>
          <table:table-cell office:value-type="float" office:value="99.2985" calcext:value-type="float">
            <text:p>99.298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142" calcext:value-type="float">
            <text:p>0.142</text:p>
          </table:table-cell>
          <table:table-cell office:value-type="float" office:value="112.074" calcext:value-type="float">
            <text:p>112.07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182" calcext:value-type="float">
            <text:p>0.182</text:p>
          </table:table-cell>
          <table:table-cell office:value-type="float" office:value="106.188" calcext:value-type="float">
            <text:p>106.18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172" calcext:value-type="float">
            <text:p>0.172</text:p>
          </table:table-cell>
          <table:table-cell office:value-type="float" office:value="74.6883" calcext:value-type="float">
            <text:p>74.68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.317" calcext:value-type="float">
            <text:p>2.317</text:p>
          </table:table-cell>
          <table:table-cell office:value-type="float" office:value="127.957" calcext:value-type="float">
            <text:p>127.95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987" calcext:value-type="float">
            <text:p>1.987</text:p>
          </table:table-cell>
          <table:table-cell office:value-type="float" office:value="111.345" calcext:value-type="float">
            <text:p>111.34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388" calcext:value-type="float">
            <text:p>1.388</text:p>
          </table:table-cell>
          <table:table-cell office:value-type="float" office:value="115.49" calcext:value-type="float">
            <text:p>115.4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085" calcext:value-type="float">
            <text:p>0.085</text:p>
          </table:table-cell>
          <table:table-cell office:value-type="float" office:value="63.0072" calcext:value-type="float">
            <text:p>63.007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293" calcext:value-type="float">
            <text:p>0.293</text:p>
          </table:table-cell>
          <table:table-cell office:value-type="float" office:value="79.4713" calcext:value-type="float">
            <text:p>79.47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098" calcext:value-type="float">
            <text:p>0.098</text:p>
          </table:table-cell>
          <table:table-cell office:value-type="float" office:value="95.2651" calcext:value-type="float">
            <text:p>95.26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873" calcext:value-type="float">
            <text:p>0.873</text:p>
          </table:table-cell>
          <table:table-cell office:value-type="float" office:value="137.509" calcext:value-type="float">
            <text:p>137.50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352" calcext:value-type="float">
            <text:p>0.352</text:p>
          </table:table-cell>
          <table:table-cell office:value-type="float" office:value="130.577" calcext:value-type="float">
            <text:p>130.57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756" calcext:value-type="float">
            <text:p>0.756</text:p>
          </table:table-cell>
          <table:table-cell office:value-type="float" office:value="194.098" calcext:value-type="float">
            <text:p>194.09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119" calcext:value-type="float">
            <text:p>1.119</text:p>
          </table:table-cell>
          <table:table-cell office:value-type="float" office:value="134.351" calcext:value-type="float">
            <text:p>134.3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405" calcext:value-type="float">
            <text:p>0.405</text:p>
          </table:table-cell>
          <table:table-cell office:value-type="float" office:value="65.5975" calcext:value-type="float">
            <text:p>65.59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996" calcext:value-type="float">
            <text:p>0.996</text:p>
          </table:table-cell>
          <table:table-cell office:value-type="float" office:value="177.505" calcext:value-type="float">
            <text:p>177.50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076" calcext:value-type="float">
            <text:p>0.076</text:p>
          </table:table-cell>
          <table:table-cell office:value-type="float" office:value="101.558" calcext:value-type="float">
            <text:p>101.5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.848" calcext:value-type="float">
            <text:p>2.848</text:p>
          </table:table-cell>
          <table:table-cell office:value-type="float" office:value="131.011" calcext:value-type="float">
            <text:p>131.0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742" calcext:value-type="float">
            <text:p>0.742</text:p>
          </table:table-cell>
          <table:table-cell office:value-type="float" office:value="121.081" calcext:value-type="float">
            <text:p>121.0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206" calcext:value-type="float">
            <text:p>1.206</text:p>
          </table:table-cell>
          <table:table-cell office:value-type="float" office:value="157.271" calcext:value-type="float">
            <text:p>157.2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43" calcext:value-type="float">
            <text:p>0.43</text:p>
          </table:table-cell>
          <table:table-cell office:value-type="float" office:value="161.591" calcext:value-type="float">
            <text:p>161.5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886" calcext:value-type="float">
            <text:p>0.886</text:p>
          </table:table-cell>
          <table:table-cell office:value-type="float" office:value="131.118" calcext:value-type="float">
            <text:p>131.1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976" calcext:value-type="float">
            <text:p>0.976</text:p>
          </table:table-cell>
          <table:table-cell office:value-type="float" office:value="127.397" calcext:value-type="float">
            <text:p>127.3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226" calcext:value-type="float">
            <text:p>0.226</text:p>
          </table:table-cell>
          <table:table-cell office:value-type="float" office:value="88.0781" calcext:value-type="float">
            <text:p>88.078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.74" calcext:value-type="float">
            <text:p>4.74</text:p>
          </table:table-cell>
          <table:table-cell office:value-type="float" office:value="94.0295" calcext:value-type="float">
            <text:p>94.029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703" calcext:value-type="float">
            <text:p>1.703</text:p>
          </table:table-cell>
          <table:table-cell office:value-type="float" office:value="86.7986" calcext:value-type="float">
            <text:p>86.79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017" calcext:value-type="float">
            <text:p>1.017</text:p>
          </table:table-cell>
          <table:table-cell office:value-type="float" office:value="136.856" calcext:value-type="float">
            <text:p>136.8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197" calcext:value-type="float">
            <text:p>0.197</text:p>
          </table:table-cell>
          <table:table-cell office:value-type="float" office:value="132.422" calcext:value-type="float">
            <text:p>132.42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059" calcext:value-type="float">
            <text:p>0.059</text:p>
          </table:table-cell>
          <table:table-cell office:value-type="float" office:value="72.5122" calcext:value-type="float">
            <text:p>72.512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8.002" calcext:value-type="float">
            <text:p>8.002</text:p>
          </table:table-cell>
          <table:table-cell office:value-type="float" office:value="186.572" calcext:value-type="float">
            <text:p>186.57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555" calcext:value-type="float">
            <text:p>0.555</text:p>
          </table:table-cell>
          <table:table-cell office:value-type="float" office:value="157.657" calcext:value-type="float">
            <text:p>157.65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9.393" calcext:value-type="float">
            <text:p>9.393</text:p>
          </table:table-cell>
          <table:table-cell office:value-type="float" office:value="157.204" calcext:value-type="float">
            <text:p>157.20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271" calcext:value-type="float">
            <text:p>0.271</text:p>
          </table:table-cell>
          <table:table-cell office:value-type="float" office:value="105.456" calcext:value-type="float">
            <text:p>105.4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.996" calcext:value-type="float">
            <text:p>2.996</text:p>
          </table:table-cell>
          <table:table-cell office:value-type="float" office:value="136.643" calcext:value-type="float">
            <text:p>136.64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335" calcext:value-type="float">
            <text:p>0.335</text:p>
          </table:table-cell>
          <table:table-cell office:value-type="float" office:value="104.93" calcext:value-type="float">
            <text:p>104.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.549" calcext:value-type="float">
            <text:p>2.549</text:p>
          </table:table-cell>
          <table:table-cell office:value-type="float" office:value="144.71" calcext:value-type="float">
            <text:p>144.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662" calcext:value-type="float">
            <text:p>0.662</text:p>
          </table:table-cell>
          <table:table-cell office:value-type="float" office:value="180.887" calcext:value-type="float">
            <text:p>180.8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256" calcext:value-type="float">
            <text:p>1.256</text:p>
          </table:table-cell>
          <table:table-cell office:value-type="float" office:value="76.7978" calcext:value-type="float">
            <text:p>76.79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549" calcext:value-type="float">
            <text:p>0.549</text:p>
          </table:table-cell>
          <table:table-cell office:value-type="float" office:value="71.8274" calcext:value-type="float">
            <text:p>71.827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864" calcext:value-type="float">
            <text:p>0.864</text:p>
          </table:table-cell>
          <table:table-cell office:value-type="float" office:value="96.4692" calcext:value-type="float">
            <text:p>96.469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237" calcext:value-type="float">
            <text:p>0.237</text:p>
          </table:table-cell>
          <table:table-cell office:value-type="float" office:value="76.3725" calcext:value-type="float">
            <text:p>76.372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402" calcext:value-type="float">
            <text:p>0.402</text:p>
          </table:table-cell>
          <table:table-cell office:value-type="float" office:value="127.541" calcext:value-type="float">
            <text:p>127.54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561" calcext:value-type="float">
            <text:p>0.561</text:p>
          </table:table-cell>
          <table:table-cell office:value-type="float" office:value="177.011" calcext:value-type="float">
            <text:p>177.0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216" calcext:value-type="float">
            <text:p>0.216</text:p>
          </table:table-cell>
          <table:table-cell office:value-type="float" office:value="150.817" calcext:value-type="float">
            <text:p>150.8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961" calcext:value-type="float">
            <text:p>1.961</text:p>
          </table:table-cell>
          <table:table-cell office:value-type="float" office:value="113.731" calcext:value-type="float">
            <text:p>113.73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582" calcext:value-type="float">
            <text:p>0.582</text:p>
          </table:table-cell>
          <table:table-cell office:value-type="float" office:value="155.192" calcext:value-type="float">
            <text:p>155.19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524" calcext:value-type="float">
            <text:p>1.524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531" calcext:value-type="float">
            <text:p>0.531</text:p>
          </table:table-cell>
          <table:table-cell office:value-type="float" office:value="89.1508" calcext:value-type="float">
            <text:p>89.150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" calcext:value-type="float">
            <text:p>2</text:p>
          </table:table-cell>
          <table:table-cell office:value-type="float" office:value="174.728" calcext:value-type="float">
            <text:p>174.7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5.743" calcext:value-type="float">
            <text:p>5.743</text:p>
          </table:table-cell>
          <table:table-cell office:value-type="float" office:value="175.332" calcext:value-type="float">
            <text:p>175.33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825" calcext:value-type="float">
            <text:p>0.825</text:p>
          </table:table-cell>
          <table:table-cell office:value-type="float" office:value="99.0963" calcext:value-type="float">
            <text:p>99.096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985" calcext:value-type="float">
            <text:p>1.985</text:p>
          </table:table-cell>
          <table:table-cell office:value-type="float" office:value="113.012" calcext:value-type="float">
            <text:p>113.0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5.023" calcext:value-type="float">
            <text:p>15.023</text:p>
          </table:table-cell>
          <table:table-cell office:value-type="float" office:value="198.892" calcext:value-type="float">
            <text:p>198.89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975" calcext:value-type="float">
            <text:p>1.975</text:p>
          </table:table-cell>
          <table:table-cell office:value-type="float" office:value="207.077" calcext:value-type="float">
            <text:p>207.07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753" calcext:value-type="float">
            <text:p>1.753</text:p>
          </table:table-cell>
          <table:table-cell office:value-type="float" office:value="123.86" calcext:value-type="float">
            <text:p>123.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246" calcext:value-type="float">
            <text:p>1.246</text:p>
          </table:table-cell>
          <table:table-cell office:value-type="float" office:value="147.621" calcext:value-type="float">
            <text:p>147.6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364" calcext:value-type="float">
            <text:p>0.364</text:p>
          </table:table-cell>
          <table:table-cell office:value-type="float" office:value="70.8699" calcext:value-type="float">
            <text:p>70.86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448" calcext:value-type="float">
            <text:p>0.448</text:p>
          </table:table-cell>
          <table:table-cell office:value-type="float" office:value="117.869" calcext:value-type="float">
            <text:p>117.8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232" calcext:value-type="float">
            <text:p>1.232</text:p>
          </table:table-cell>
          <table:table-cell office:value-type="float" office:value="149.786" calcext:value-type="float">
            <text:p>149.78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31" calcext:value-type="float">
            <text:p>0.31</text:p>
          </table:table-cell>
          <table:table-cell office:value-type="float" office:value="136.92" calcext:value-type="float">
            <text:p>136.9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545" calcext:value-type="float">
            <text:p>0.545</text:p>
          </table:table-cell>
          <table:table-cell office:value-type="float" office:value="122.07" calcext:value-type="float">
            <text:p>122.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8.352" calcext:value-type="float">
            <text:p>8.352</text:p>
          </table:table-cell>
          <table:table-cell office:value-type="float" office:value="155.17" calcext:value-type="float">
            <text:p>155.1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225" calcext:value-type="float">
            <text:p>0.225</text:p>
          </table:table-cell>
          <table:table-cell office:value-type="float" office:value="68.0272" calcext:value-type="float">
            <text:p>68.027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628" calcext:value-type="float">
            <text:p>0.628</text:p>
          </table:table-cell>
          <table:table-cell office:value-type="float" office:value="86.4788" calcext:value-type="float">
            <text:p>86.478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22" calcext:value-type="float">
            <text:p>0.22</text:p>
          </table:table-cell>
          <table:table-cell office:value-type="float" office:value="83.2594" calcext:value-type="float">
            <text:p>83.259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053" calcext:value-type="float">
            <text:p>1.053</text:p>
          </table:table-cell>
          <table:table-cell office:value-type="float" office:value="126.42" calcext:value-type="float">
            <text:p>126.4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.278" calcext:value-type="float">
            <text:p>2.278</text:p>
          </table:table-cell>
          <table:table-cell office:value-type="float" office:value="162.762" calcext:value-type="float">
            <text:p>162.76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988" calcext:value-type="float">
            <text:p>0.988</text:p>
          </table:table-cell>
          <table:table-cell office:value-type="float" office:value="119.25" calcext:value-type="float">
            <text:p>119.2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937" calcext:value-type="float">
            <text:p>1.937</text:p>
          </table:table-cell>
          <table:table-cell office:value-type="float" office:value="91.1146" calcext:value-type="float">
            <text:p>91.114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979" calcext:value-type="float">
            <text:p>1.979</text:p>
          </table:table-cell>
          <table:table-cell office:value-type="float" office:value="120.641" calcext:value-type="float">
            <text:p>120.64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561" calcext:value-type="float">
            <text:p>0.561</text:p>
          </table:table-cell>
          <table:table-cell office:value-type="float" office:value="158.951" calcext:value-type="float">
            <text:p>158.9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872" calcext:value-type="float">
            <text:p>1.872</text:p>
          </table:table-cell>
          <table:table-cell office:value-type="float" office:value="114.947" calcext:value-type="float">
            <text:p>114.9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.2" calcext:value-type="float">
            <text:p>3.2</text:p>
          </table:table-cell>
          <table:table-cell office:value-type="float" office:value="123.132" calcext:value-type="float">
            <text:p>123.13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978" calcext:value-type="float">
            <text:p>1.978</text:p>
          </table:table-cell>
          <table:table-cell office:value-type="float" office:value="87.1464" calcext:value-type="float">
            <text:p>87.146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5" calcext:value-type="float">
            <text:p>0.5</text:p>
          </table:table-cell>
          <table:table-cell office:value-type="float" office:value="171.821" calcext:value-type="float">
            <text:p>171.8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0.284" calcext:value-type="float">
            <text:p>0.284</text:p>
          </table:table-cell>
          <table:table-cell office:value-type="float" office:value="104.141" calcext:value-type="float">
            <text:p>104.14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.131" calcext:value-type="float">
            <text:p>1.131</text:p>
          </table:table-cell>
          <table:table-cell office:value-type="float" office:value="79.1101" calcext:value-type="float">
            <text:p>79.110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.182" calcext:value-type="float">
            <text:p>2.182</text:p>
          </table:table-cell>
          <table:table-cell office:value-type="float" office:value="111.326" calcext:value-type="float">
            <text:p>111.32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518" calcext:value-type="float">
            <text:p>0.518</text:p>
          </table:table-cell>
          <table:table-cell office:value-type="float" office:value="114.104" calcext:value-type="float">
            <text:p>114.10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434" calcext:value-type="float">
            <text:p>0.434</text:p>
          </table:table-cell>
          <table:table-cell office:value-type="float" office:value="132.945" calcext:value-type="float">
            <text:p>132.94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23" calcext:value-type="float">
            <text:p>0.123</text:p>
          </table:table-cell>
          <table:table-cell office:value-type="float" office:value="78.3518" calcext:value-type="float">
            <text:p>78.35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208" calcext:value-type="float">
            <text:p>0.208</text:p>
          </table:table-cell>
          <table:table-cell office:value-type="float" office:value="122.24" calcext:value-type="float">
            <text:p>122.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553" calcext:value-type="float">
            <text:p>0.553</text:p>
          </table:table-cell>
          <table:table-cell office:value-type="float" office:value="122.315" calcext:value-type="float">
            <text:p>122.31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8.777" calcext:value-type="float">
            <text:p>8.777</text:p>
          </table:table-cell>
          <table:table-cell office:value-type="float" office:value="176.012" calcext:value-type="float">
            <text:p>176.0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252" calcext:value-type="float">
            <text:p>0.252</text:p>
          </table:table-cell>
          <table:table-cell office:value-type="float" office:value="154.196" calcext:value-type="float">
            <text:p>154.19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32" calcext:value-type="float">
            <text:p>0.132</text:p>
          </table:table-cell>
          <table:table-cell office:value-type="float" office:value="81.9451" calcext:value-type="float">
            <text:p>81.94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073" calcext:value-type="float">
            <text:p>0.073</text:p>
          </table:table-cell>
          <table:table-cell office:value-type="float" office:value="72.2839" calcext:value-type="float">
            <text:p>72.283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684" calcext:value-type="float">
            <text:p>0.684</text:p>
          </table:table-cell>
          <table:table-cell office:value-type="float" office:value="140.842" calcext:value-type="float">
            <text:p>140.84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279" calcext:value-type="float">
            <text:p>0.279</text:p>
          </table:table-cell>
          <table:table-cell office:value-type="float" office:value="114.583" calcext:value-type="float">
            <text:p>114.58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516" calcext:value-type="float">
            <text:p>0.516</text:p>
          </table:table-cell>
          <table:table-cell office:value-type="float" office:value="118.523" calcext:value-type="float">
            <text:p>118.5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83" calcext:value-type="float">
            <text:p>0.183</text:p>
          </table:table-cell>
          <table:table-cell office:value-type="float" office:value="129.098" calcext:value-type="float">
            <text:p>129.09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655" calcext:value-type="float">
            <text:p>0.655</text:p>
          </table:table-cell>
          <table:table-cell office:value-type="float" office:value="162.893" calcext:value-type="float">
            <text:p>162.8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453" calcext:value-type="float">
            <text:p>0.453</text:p>
          </table:table-cell>
          <table:table-cell office:value-type="float" office:value="87.6467" calcext:value-type="float">
            <text:p>87.646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221" calcext:value-type="float">
            <text:p>1.221</text:p>
          </table:table-cell>
          <table:table-cell office:value-type="float" office:value="103.907" calcext:value-type="float">
            <text:p>103.9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2" calcext:value-type="float">
            <text:p>0.2</text:p>
          </table:table-cell>
          <table:table-cell office:value-type="float" office:value="90.9819" calcext:value-type="float">
            <text:p>90.981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4.644" calcext:value-type="float">
            <text:p>4.644</text:p>
          </table:table-cell>
          <table:table-cell office:value-type="float" office:value="148.432" calcext:value-type="float">
            <text:p>148.43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45" calcext:value-type="float">
            <text:p>0.145</text:p>
          </table:table-cell>
          <table:table-cell office:value-type="float" office:value="90.8225" calcext:value-type="float">
            <text:p>90.822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083" calcext:value-type="float">
            <text:p>0.083</text:p>
          </table:table-cell>
          <table:table-cell office:value-type="float" office:value="72.3223" calcext:value-type="float">
            <text:p>72.322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676" calcext:value-type="float">
            <text:p>0.676</text:p>
          </table:table-cell>
          <table:table-cell office:value-type="float" office:value="80.4254" calcext:value-type="float">
            <text:p>80.425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5.946" calcext:value-type="float">
            <text:p>5.946</text:p>
          </table:table-cell>
          <table:table-cell office:value-type="float" office:value="130.82" calcext:value-type="float">
            <text:p>130.8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4.311" calcext:value-type="float">
            <text:p>4.311</text:p>
          </table:table-cell>
          <table:table-cell office:value-type="float" office:value="151.326" calcext:value-type="float">
            <text:p>151.32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53" calcext:value-type="float">
            <text:p>1.53</text:p>
          </table:table-cell>
          <table:table-cell office:value-type="float" office:value="112.573" calcext:value-type="float">
            <text:p>112.57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081" calcext:value-type="float">
            <text:p>0.081</text:p>
          </table:table-cell>
          <table:table-cell office:value-type="float" office:value="72.9469" calcext:value-type="float">
            <text:p>72.94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994" calcext:value-type="float">
            <text:p>0.994</text:p>
          </table:table-cell>
          <table:table-cell office:value-type="float" office:value="125.633" calcext:value-type="float">
            <text:p>125.63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014" calcext:value-type="float">
            <text:p>3.014</text:p>
          </table:table-cell>
          <table:table-cell office:value-type="float" office:value="151.968" calcext:value-type="float">
            <text:p>151.96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214" calcext:value-type="float">
            <text:p>0.214</text:p>
          </table:table-cell>
          <table:table-cell office:value-type="float" office:value="81.7999" calcext:value-type="float">
            <text:p>81.79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59" calcext:value-type="float">
            <text:p>0.59</text:p>
          </table:table-cell>
          <table:table-cell office:value-type="float" office:value="89.6932" calcext:value-type="float">
            <text:p>89.693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649" calcext:value-type="float">
            <text:p>1.649</text:p>
          </table:table-cell>
          <table:table-cell office:value-type="float" office:value="139.416" calcext:value-type="float">
            <text:p>139.4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769" calcext:value-type="float">
            <text:p>0.769</text:p>
          </table:table-cell>
          <table:table-cell office:value-type="float" office:value="124.129" calcext:value-type="float">
            <text:p>124.12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41" calcext:value-type="float">
            <text:p>0.141</text:p>
          </table:table-cell>
          <table:table-cell office:value-type="float" office:value="77.7398" calcext:value-type="float">
            <text:p>77.739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01" calcext:value-type="float">
            <text:p>0.101</text:p>
          </table:table-cell>
          <table:table-cell office:value-type="float" office:value="77.4969" calcext:value-type="float">
            <text:p>77.496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757" calcext:value-type="float">
            <text:p>0.757</text:p>
          </table:table-cell>
          <table:table-cell office:value-type="float" office:value="190.021" calcext:value-type="float">
            <text:p>190.0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999" calcext:value-type="float">
            <text:p>0.999</text:p>
          </table:table-cell>
          <table:table-cell office:value-type="float" office:value="97.4489" calcext:value-type="float">
            <text:p>97.448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29" calcext:value-type="float">
            <text:p>0.129</text:p>
          </table:table-cell>
          <table:table-cell office:value-type="float" office:value="74.9913" calcext:value-type="float">
            <text:p>74.99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261" calcext:value-type="float">
            <text:p>0.261</text:p>
          </table:table-cell>
          <table:table-cell office:value-type="float" office:value="137.347" calcext:value-type="float">
            <text:p>137.3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212" calcext:value-type="float">
            <text:p>1.212</text:p>
          </table:table-cell>
          <table:table-cell office:value-type="float" office:value="141.528" calcext:value-type="float">
            <text:p>141.52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8.287" calcext:value-type="float">
            <text:p>8.287</text:p>
          </table:table-cell>
          <table:table-cell office:value-type="float" office:value="131.096" calcext:value-type="float">
            <text:p>131.09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679" calcext:value-type="float">
            <text:p>3.679</text:p>
          </table:table-cell>
          <table:table-cell office:value-type="float" office:value="209.016" calcext:value-type="float">
            <text:p>209.01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485" calcext:value-type="float">
            <text:p>0.485</text:p>
          </table:table-cell>
          <table:table-cell office:value-type="float" office:value="144.399" calcext:value-type="float">
            <text:p>144.3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383" calcext:value-type="float">
            <text:p>0.383</text:p>
          </table:table-cell>
          <table:table-cell office:value-type="float" office:value="147.435" calcext:value-type="float">
            <text:p>147.43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6.095" calcext:value-type="float">
            <text:p>6.095</text:p>
          </table:table-cell>
          <table:table-cell office:value-type="float" office:value="105.84" calcext:value-type="float">
            <text:p>105.8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59" calcext:value-type="float">
            <text:p>0.159</text:p>
          </table:table-cell>
          <table:table-cell office:value-type="float" office:value="81.1299" calcext:value-type="float">
            <text:p>81.12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.313" calcext:value-type="float">
            <text:p>2.313</text:p>
          </table:table-cell>
          <table:table-cell office:value-type="float" office:value="142.53" calcext:value-type="float">
            <text:p>142.5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46" calcext:value-type="float">
            <text:p>0.146</text:p>
          </table:table-cell>
          <table:table-cell office:value-type="float" office:value="72.8988" calcext:value-type="float">
            <text:p>72.898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108" calcext:value-type="float">
            <text:p>1.108</text:p>
          </table:table-cell>
          <table:table-cell office:value-type="float" office:value="96.493" calcext:value-type="float">
            <text:p>96.49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401" calcext:value-type="float">
            <text:p>0.401</text:p>
          </table:table-cell>
          <table:table-cell office:value-type="float" office:value="101.296" calcext:value-type="float">
            <text:p>101.29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347" calcext:value-type="float">
            <text:p>0.347</text:p>
          </table:table-cell>
          <table:table-cell office:value-type="float" office:value="87.6324" calcext:value-type="float">
            <text:p>87.63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53" calcext:value-type="float">
            <text:p>0.53</text:p>
          </table:table-cell>
          <table:table-cell office:value-type="float" office:value="124.734" calcext:value-type="float">
            <text:p>124.73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754" calcext:value-type="float">
            <text:p>0.754</text:p>
          </table:table-cell>
          <table:table-cell office:value-type="float" office:value="107.751" calcext:value-type="float">
            <text:p>107.7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612" calcext:value-type="float">
            <text:p>0.612</text:p>
          </table:table-cell>
          <table:table-cell office:value-type="float" office:value="117.199" calcext:value-type="float">
            <text:p>117.19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837" calcext:value-type="float">
            <text:p>1.837</text:p>
          </table:table-cell>
          <table:table-cell office:value-type="float" office:value="175.715" calcext:value-type="float">
            <text:p>175.71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73.8176" calcext:value-type="float">
            <text:p>73.817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777" calcext:value-type="float">
            <text:p>1.777</text:p>
          </table:table-cell>
          <table:table-cell office:value-type="float" office:value="189.321" calcext:value-type="float">
            <text:p>189.3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6.262" calcext:value-type="float">
            <text:p>6.262</text:p>
          </table:table-cell>
          <table:table-cell office:value-type="float" office:value="100.597" calcext:value-type="float">
            <text:p>100.59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363" calcext:value-type="float">
            <text:p>0.363</text:p>
          </table:table-cell>
          <table:table-cell office:value-type="float" office:value="77.6702" calcext:value-type="float">
            <text:p>77.670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6" calcext:value-type="float">
            <text:p>0.6</text:p>
          </table:table-cell>
          <table:table-cell office:value-type="float" office:value="107.278" calcext:value-type="float">
            <text:p>107.2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688" calcext:value-type="float">
            <text:p>1.688</text:p>
          </table:table-cell>
          <table:table-cell office:value-type="float" office:value="182.963" calcext:value-type="float">
            <text:p>182.96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6.414" calcext:value-type="float">
            <text:p>6.414</text:p>
          </table:table-cell>
          <table:table-cell office:value-type="float" office:value="142.137" calcext:value-type="float">
            <text:p>142.13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7.849" calcext:value-type="float">
            <text:p>7.849</text:p>
          </table:table-cell>
          <table:table-cell office:value-type="float" office:value="173.013" calcext:value-type="float">
            <text:p>173.0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906" calcext:value-type="float">
            <text:p>1.906</text:p>
          </table:table-cell>
          <table:table-cell office:value-type="float" office:value="146.212" calcext:value-type="float">
            <text:p>146.2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272" calcext:value-type="float">
            <text:p>0.272</text:p>
          </table:table-cell>
          <table:table-cell office:value-type="float" office:value="78.2471" calcext:value-type="float">
            <text:p>78.24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919" calcext:value-type="float">
            <text:p>0.919</text:p>
          </table:table-cell>
          <table:table-cell office:value-type="float" office:value="95.6653" calcext:value-type="float">
            <text:p>95.665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019" calcext:value-type="float">
            <text:p>1.019</text:p>
          </table:table-cell>
          <table:table-cell office:value-type="float" office:value="139.221" calcext:value-type="float">
            <text:p>139.22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22" calcext:value-type="float">
            <text:p>0.22</text:p>
          </table:table-cell>
          <table:table-cell office:value-type="float" office:value="101.676" calcext:value-type="float">
            <text:p>101.67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069" calcext:value-type="float">
            <text:p>0.069</text:p>
          </table:table-cell>
          <table:table-cell office:value-type="float" office:value="73.1619" calcext:value-type="float">
            <text:p>73.161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39" calcext:value-type="float">
            <text:p>0.39</text:p>
          </table:table-cell>
          <table:table-cell office:value-type="float" office:value="96.4134" calcext:value-type="float">
            <text:p>96.413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014" calcext:value-type="float">
            <text:p>1.014</text:p>
          </table:table-cell>
          <table:table-cell office:value-type="float" office:value="124.061" calcext:value-type="float">
            <text:p>124.06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397" calcext:value-type="float">
            <text:p>1.397</text:p>
          </table:table-cell>
          <table:table-cell office:value-type="float" office:value="120.101" calcext:value-type="float">
            <text:p>120.10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574" calcext:value-type="float">
            <text:p>0.574</text:p>
          </table:table-cell>
          <table:table-cell office:value-type="float" office:value="123.472" calcext:value-type="float">
            <text:p>123.47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965" calcext:value-type="float">
            <text:p>1.965</text:p>
          </table:table-cell>
          <table:table-cell office:value-type="float" office:value="146.387" calcext:value-type="float">
            <text:p>146.3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26" calcext:value-type="float">
            <text:p>0.26</text:p>
          </table:table-cell>
          <table:table-cell office:value-type="float" office:value="73.041" calcext:value-type="float">
            <text:p>73.04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6.84" calcext:value-type="float">
            <text:p>6.84</text:p>
          </table:table-cell>
          <table:table-cell office:value-type="float" office:value="138.782" calcext:value-type="float">
            <text:p>138.78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023" calcext:value-type="float">
            <text:p>1.023</text:p>
          </table:table-cell>
          <table:table-cell office:value-type="float" office:value="167.27" calcext:value-type="float">
            <text:p>167.2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011" calcext:value-type="float">
            <text:p>1.011</text:p>
          </table:table-cell>
          <table:table-cell office:value-type="float" office:value="123.747" calcext:value-type="float">
            <text:p>123.7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58" calcext:value-type="float">
            <text:p>0.158</text:p>
          </table:table-cell>
          <table:table-cell office:value-type="float" office:value="90.248" calcext:value-type="float">
            <text:p>90.24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5.211" calcext:value-type="float">
            <text:p>5.211</text:p>
          </table:table-cell>
          <table:table-cell office:value-type="float" office:value="170.837" calcext:value-type="float">
            <text:p>170.83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.065" calcext:value-type="float">
            <text:p>2.065</text:p>
          </table:table-cell>
          <table:table-cell office:value-type="float" office:value="118.244" calcext:value-type="float">
            <text:p>118.24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362" calcext:value-type="float">
            <text:p>0.362</text:p>
          </table:table-cell>
          <table:table-cell office:value-type="float" office:value="148.282" calcext:value-type="float">
            <text:p>148.28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112" calcext:value-type="float">
            <text:p>1.112</text:p>
          </table:table-cell>
          <table:table-cell office:value-type="float" office:value="101.758" calcext:value-type="float">
            <text:p>101.75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304" calcext:value-type="float">
            <text:p>0.304</text:p>
          </table:table-cell>
          <table:table-cell office:value-type="float" office:value="124.824" calcext:value-type="float">
            <text:p>124.8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054" calcext:value-type="float">
            <text:p>0.054</text:p>
          </table:table-cell>
          <table:table-cell office:value-type="float" office:value="70.9173" calcext:value-type="float">
            <text:p>70.917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058" calcext:value-type="float">
            <text:p>0.058</text:p>
          </table:table-cell>
          <table:table-cell office:value-type="float" office:value="73.0679" calcext:value-type="float">
            <text:p>73.06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393" calcext:value-type="float">
            <text:p>0.393</text:p>
          </table:table-cell>
          <table:table-cell office:value-type="float" office:value="91.3256" calcext:value-type="float">
            <text:p>91.325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.783" calcext:value-type="float">
            <text:p>3.783</text:p>
          </table:table-cell>
          <table:table-cell office:value-type="float" office:value="124.678" calcext:value-type="float">
            <text:p>124.67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309" calcext:value-type="float">
            <text:p>0.309</text:p>
          </table:table-cell>
          <table:table-cell office:value-type="float" office:value="104.018" calcext:value-type="float">
            <text:p>104.01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427" calcext:value-type="float">
            <text:p>0.427</text:p>
          </table:table-cell>
          <table:table-cell office:value-type="float" office:value="89.484" calcext:value-type="float">
            <text:p>89.48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262" calcext:value-type="float">
            <text:p>0.262</text:p>
          </table:table-cell>
          <table:table-cell office:value-type="float" office:value="128.787" calcext:value-type="float">
            <text:p>128.78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.036" calcext:value-type="float">
            <text:p>2.036</text:p>
          </table:table-cell>
          <table:table-cell office:value-type="float" office:value="115.325" calcext:value-type="float">
            <text:p>115.32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467" calcext:value-type="float">
            <text:p>0.467</text:p>
          </table:table-cell>
          <table:table-cell office:value-type="float" office:value="120.108" calcext:value-type="float">
            <text:p>120.10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705" calcext:value-type="float">
            <text:p>0.705</text:p>
          </table:table-cell>
          <table:table-cell office:value-type="float" office:value="156.035" calcext:value-type="float">
            <text:p>156.03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26" calcext:value-type="float">
            <text:p>0.126</text:p>
          </table:table-cell>
          <table:table-cell office:value-type="float" office:value="72.7312" calcext:value-type="float">
            <text:p>72.73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222" calcext:value-type="float">
            <text:p>0.222</text:p>
          </table:table-cell>
          <table:table-cell office:value-type="float" office:value="121.96" calcext:value-type="float">
            <text:p>121.9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437" calcext:value-type="float">
            <text:p>0.437</text:p>
          </table:table-cell>
          <table:table-cell office:value-type="float" office:value="127.391" calcext:value-type="float">
            <text:p>127.39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101" calcext:value-type="float">
            <text:p>0.101</text:p>
          </table:table-cell>
          <table:table-cell office:value-type="float" office:value="72.6792" calcext:value-type="float">
            <text:p>72.679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.626" calcext:value-type="float">
            <text:p>2.626</text:p>
          </table:table-cell>
          <table:table-cell office:value-type="float" office:value="93.1746" calcext:value-type="float">
            <text:p>93.1746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998" calcext:value-type="float">
            <text:p>0.998</text:p>
          </table:table-cell>
          <table:table-cell office:value-type="float" office:value="111.171" calcext:value-type="float">
            <text:p>111.17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0.783" calcext:value-type="float">
            <text:p>0.783</text:p>
          </table:table-cell>
          <table:table-cell office:value-type="float" office:value="146.415" calcext:value-type="float">
            <text:p>146.41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rrt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.661" calcext:value-type="float">
            <text:p>1.661</text:p>
          </table:table-cell>
          <table:table-cell office:value-type="float" office:value="137.004" calcext:value-type="float">
            <text:p>137.004</text:p>
          </table:table-cell>
        </table:table-row>
        <table:table-row table:style-name="ro1">
          <table:table-cell table:number-columns-repeated="6"/>
          <table:table-cell table:formula="of:=AVERAGE([.G1:.G508])" office:value-type="float" office:value="2.596082" calcext:value-type="float">
            <text:p>2.596082</text:p>
          </table:table-cell>
          <table:table-cell table:formula="of:=AVERAGE([.H1:.H508])" office:value-type="float" office:value="119.7954494" calcext:value-type="float">
            <text:p>119.795449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.867" calcext:value-type="float">
            <text:p>2.867</text:p>
          </table:table-cell>
          <table:table-cell office:value-type="float" office:value="1024.65" calcext:value-type="float">
            <text:p>1024.6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.985" calcext:value-type="float">
            <text:p>2.985</text:p>
          </table:table-cell>
          <table:table-cell office:value-type="float" office:value="368.685" calcext:value-type="float">
            <text:p>368.68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.516" calcext:value-type="float">
            <text:p>2.516</text:p>
          </table:table-cell>
          <table:table-cell office:value-type="float" office:value="914.463" calcext:value-type="float">
            <text:p>914.46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8.128" calcext:value-type="float">
            <text:p>8.128</text:p>
          </table:table-cell>
          <table:table-cell office:value-type="float" office:value="619.513" calcext:value-type="float">
            <text:p>619.51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127" calcext:value-type="float">
            <text:p>1.127</text:p>
          </table:table-cell>
          <table:table-cell office:value-type="float" office:value="634.044" calcext:value-type="float">
            <text:p>634.0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222" calcext:value-type="float">
            <text:p>3.222</text:p>
          </table:table-cell>
          <table:table-cell office:value-type="float" office:value="651.22" calcext:value-type="float">
            <text:p>651.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5.035" calcext:value-type="float">
            <text:p>5.035</text:p>
          </table:table-cell>
          <table:table-cell office:value-type="float" office:value="684.487" calcext:value-type="float">
            <text:p>684.48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467" calcext:value-type="float">
            <text:p>3.467</text:p>
          </table:table-cell>
          <table:table-cell office:value-type="float" office:value="729.571" calcext:value-type="float">
            <text:p>729.57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526" calcext:value-type="float">
            <text:p>1.526</text:p>
          </table:table-cell>
          <table:table-cell office:value-type="float" office:value="461.747" calcext:value-type="float">
            <text:p>461.74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9.055" calcext:value-type="float">
            <text:p>9.055</text:p>
          </table:table-cell>
          <table:table-cell office:value-type="float" office:value="568.669" calcext:value-type="float">
            <text:p>568.6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776" calcext:value-type="float">
            <text:p>3.776</text:p>
          </table:table-cell>
          <table:table-cell office:value-type="float" office:value="413.065" calcext:value-type="float">
            <text:p>413.06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0.881" calcext:value-type="float">
            <text:p>0.881</text:p>
          </table:table-cell>
          <table:table-cell office:value-type="float" office:value="359.294" calcext:value-type="float">
            <text:p>359.2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4.862" calcext:value-type="float">
            <text:p>14.862</text:p>
          </table:table-cell>
          <table:table-cell office:value-type="float" office:value="1059.34" calcext:value-type="float">
            <text:p>1059.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.782" calcext:value-type="float">
            <text:p>6.782</text:p>
          </table:table-cell>
          <table:table-cell office:value-type="float" office:value="1087.33" calcext:value-type="float">
            <text:p>1087.3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211" calcext:value-type="float">
            <text:p>3.211</text:p>
          </table:table-cell>
          <table:table-cell office:value-type="float" office:value="1169.72" calcext:value-type="float">
            <text:p>1169.7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042" calcext:value-type="float">
            <text:p>4.042</text:p>
          </table:table-cell>
          <table:table-cell office:value-type="float" office:value="729.052" calcext:value-type="float">
            <text:p>729.05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0.815" calcext:value-type="float">
            <text:p>0.815</text:p>
          </table:table-cell>
          <table:table-cell office:value-type="float" office:value="493.81" calcext:value-type="float">
            <text:p>493.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46" calcext:value-type="float">
            <text:p>1.46</text:p>
          </table:table-cell>
          <table:table-cell office:value-type="float" office:value="644.539" calcext:value-type="float">
            <text:p>644.5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.372" calcext:value-type="float">
            <text:p>6.372</text:p>
          </table:table-cell>
          <table:table-cell office:value-type="float" office:value="511.631" calcext:value-type="float">
            <text:p>511.6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5.841" calcext:value-type="float">
            <text:p>15.841</text:p>
          </table:table-cell>
          <table:table-cell office:value-type="float" office:value="633.615" calcext:value-type="float">
            <text:p>633.61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017" calcext:value-type="float">
            <text:p>4.017</text:p>
          </table:table-cell>
          <table:table-cell office:value-type="float" office:value="550.87" calcext:value-type="float">
            <text:p>550.8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9.962" calcext:value-type="float">
            <text:p>9.962</text:p>
          </table:table-cell>
          <table:table-cell office:value-type="float" office:value="1211.58" calcext:value-type="float">
            <text:p>1211.5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.594" calcext:value-type="float">
            <text:p>2.594</text:p>
          </table:table-cell>
          <table:table-cell office:value-type="float" office:value="512.869" calcext:value-type="float">
            <text:p>512.8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.774" calcext:value-type="float">
            <text:p>2.774</text:p>
          </table:table-cell>
          <table:table-cell office:value-type="float" office:value="717.317" calcext:value-type="float">
            <text:p>717.31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.993" calcext:value-type="float">
            <text:p>2.993</text:p>
          </table:table-cell>
          <table:table-cell office:value-type="float" office:value="568.164" calcext:value-type="float">
            <text:p>568.16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363" calcext:value-type="float">
            <text:p>1.363</text:p>
          </table:table-cell>
          <table:table-cell office:value-type="float" office:value="366.279" calcext:value-type="float">
            <text:p>366.2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002" calcext:value-type="float">
            <text:p>4.002</text:p>
          </table:table-cell>
          <table:table-cell office:value-type="float" office:value="517.964" calcext:value-type="float">
            <text:p>517.96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54" calcext:value-type="float">
            <text:p>4.54</text:p>
          </table:table-cell>
          <table:table-cell office:value-type="float" office:value="1145.29" calcext:value-type="float">
            <text:p>1145.2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631" calcext:value-type="float">
            <text:p>1.631</text:p>
          </table:table-cell>
          <table:table-cell office:value-type="float" office:value="463.348" calcext:value-type="float">
            <text:p>463.3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879" calcext:value-type="float">
            <text:p>1.879</text:p>
          </table:table-cell>
          <table:table-cell office:value-type="float" office:value="413.719" calcext:value-type="float">
            <text:p>413.71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339" calcext:value-type="float">
            <text:p>3.339</text:p>
          </table:table-cell>
          <table:table-cell office:value-type="float" office:value="612.006" calcext:value-type="float">
            <text:p>612.0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8.331" calcext:value-type="float">
            <text:p>8.331</text:p>
          </table:table-cell>
          <table:table-cell office:value-type="float" office:value="666.699" calcext:value-type="float">
            <text:p>666.6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972" calcext:value-type="float">
            <text:p>3.972</text:p>
          </table:table-cell>
          <table:table-cell office:value-type="float" office:value="456.375" calcext:value-type="float">
            <text:p>456.37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9.012" calcext:value-type="float">
            <text:p>9.012</text:p>
          </table:table-cell>
          <table:table-cell office:value-type="float" office:value="891.413" calcext:value-type="float">
            <text:p>891.41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0.836" calcext:value-type="float">
            <text:p>30.836</text:p>
          </table:table-cell>
          <table:table-cell office:value-type="float" office:value="492.803" calcext:value-type="float">
            <text:p>492.80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0.738" calcext:value-type="float">
            <text:p>0.738</text:p>
          </table:table-cell>
          <table:table-cell office:value-type="float" office:value="543.384" calcext:value-type="float">
            <text:p>543.38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0.876" calcext:value-type="float">
            <text:p>0.876</text:p>
          </table:table-cell>
          <table:table-cell office:value-type="float" office:value="504.492" calcext:value-type="float">
            <text:p>504.4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8.07" calcext:value-type="float">
            <text:p>28.07</text:p>
          </table:table-cell>
          <table:table-cell office:value-type="float" office:value="755.973" calcext:value-type="float">
            <text:p>755.97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291" calcext:value-type="float">
            <text:p>3.291</text:p>
          </table:table-cell>
          <table:table-cell office:value-type="float" office:value="409.037" calcext:value-type="float">
            <text:p>409.03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7.107" calcext:value-type="float">
            <text:p>7.107</text:p>
          </table:table-cell>
          <table:table-cell office:value-type="float" office:value="744.663" calcext:value-type="float">
            <text:p>744.66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422" calcext:value-type="float">
            <text:p>4.422</text:p>
          </table:table-cell>
          <table:table-cell office:value-type="float" office:value="533.756" calcext:value-type="float">
            <text:p>533.7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242" calcext:value-type="float">
            <text:p>1.242</text:p>
          </table:table-cell>
          <table:table-cell office:value-type="float" office:value="764.375" calcext:value-type="float">
            <text:p>764.37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266" calcext:value-type="float">
            <text:p>1.266</text:p>
          </table:table-cell>
          <table:table-cell office:value-type="float" office:value="358.139" calcext:value-type="float">
            <text:p>358.1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5.033" calcext:value-type="float">
            <text:p>5.033</text:p>
          </table:table-cell>
          <table:table-cell office:value-type="float" office:value="1117.46" calcext:value-type="float">
            <text:p>1117.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4.071" calcext:value-type="float">
            <text:p>24.071</text:p>
          </table:table-cell>
          <table:table-cell office:value-type="float" office:value="784.927" calcext:value-type="float">
            <text:p>784.9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0.684" calcext:value-type="float">
            <text:p>0.684</text:p>
          </table:table-cell>
          <table:table-cell office:value-type="float" office:value="407.138" calcext:value-type="float">
            <text:p>407.13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358" calcext:value-type="float">
            <text:p>1.358</text:p>
          </table:table-cell>
          <table:table-cell office:value-type="float" office:value="481.779" calcext:value-type="float">
            <text:p>481.7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9.142" calcext:value-type="float">
            <text:p>9.142</text:p>
          </table:table-cell>
          <table:table-cell office:value-type="float" office:value="919.899" calcext:value-type="float">
            <text:p>919.8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7.647" calcext:value-type="float">
            <text:p>7.647</text:p>
          </table:table-cell>
          <table:table-cell office:value-type="float" office:value="891.025" calcext:value-type="float">
            <text:p>891.02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931" calcext:value-type="float">
            <text:p>4.931</text:p>
          </table:table-cell>
          <table:table-cell office:value-type="float" office:value="720.692" calcext:value-type="float">
            <text:p>720.6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3.059" calcext:value-type="float">
            <text:p>13.059</text:p>
          </table:table-cell>
          <table:table-cell office:value-type="float" office:value="423.487" calcext:value-type="float">
            <text:p>423.48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847" calcext:value-type="float">
            <text:p>4.847</text:p>
          </table:table-cell>
          <table:table-cell office:value-type="float" office:value="763.964" calcext:value-type="float">
            <text:p>763.96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564" calcext:value-type="float">
            <text:p>1.564</text:p>
          </table:table-cell>
          <table:table-cell office:value-type="float" office:value="588.857" calcext:value-type="float">
            <text:p>588.85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5.823" calcext:value-type="float">
            <text:p>5.823</text:p>
          </table:table-cell>
          <table:table-cell office:value-type="float" office:value="1171.08" calcext:value-type="float">
            <text:p>1171.0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0.784" calcext:value-type="float">
            <text:p>0.784</text:p>
          </table:table-cell>
          <table:table-cell office:value-type="float" office:value="382.327" calcext:value-type="float">
            <text:p>382.3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182" calcext:value-type="float">
            <text:p>1.182</text:p>
          </table:table-cell>
          <table:table-cell office:value-type="float" office:value="519.093" calcext:value-type="float">
            <text:p>519.0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628" calcext:value-type="float">
            <text:p>3.628</text:p>
          </table:table-cell>
          <table:table-cell office:value-type="float" office:value="538.027" calcext:value-type="float">
            <text:p>538.0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816" calcext:value-type="float">
            <text:p>4.816</text:p>
          </table:table-cell>
          <table:table-cell office:value-type="float" office:value="1211.95" calcext:value-type="float">
            <text:p>1211.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2.496" calcext:value-type="float">
            <text:p>12.496</text:p>
          </table:table-cell>
          <table:table-cell office:value-type="float" office:value="768.824" calcext:value-type="float">
            <text:p>768.82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659" calcext:value-type="float">
            <text:p>3.659</text:p>
          </table:table-cell>
          <table:table-cell office:value-type="float" office:value="565.566" calcext:value-type="float">
            <text:p>565.56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8.456" calcext:value-type="float">
            <text:p>18.456</text:p>
          </table:table-cell>
          <table:table-cell office:value-type="float" office:value="1210.89" calcext:value-type="float">
            <text:p>1210.8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062" calcext:value-type="float">
            <text:p>3.062</text:p>
          </table:table-cell>
          <table:table-cell office:value-type="float" office:value="639.916" calcext:value-type="float">
            <text:p>639.91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2.468" calcext:value-type="float">
            <text:p>12.468</text:p>
          </table:table-cell>
          <table:table-cell office:value-type="float" office:value="530.069" calcext:value-type="float">
            <text:p>530.0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681" calcext:value-type="float">
            <text:p>1.681</text:p>
          </table:table-cell>
          <table:table-cell office:value-type="float" office:value="442.724" calcext:value-type="float">
            <text:p>442.72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9.352" calcext:value-type="float">
            <text:p>9.352</text:p>
          </table:table-cell>
          <table:table-cell office:value-type="float" office:value="593.472" calcext:value-type="float">
            <text:p>593.47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8.601" calcext:value-type="float">
            <text:p>8.601</text:p>
          </table:table-cell>
          <table:table-cell office:value-type="float" office:value="1100.23" calcext:value-type="float">
            <text:p>1100.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5.988" calcext:value-type="float">
            <text:p>5.988</text:p>
          </table:table-cell>
          <table:table-cell office:value-type="float" office:value="792.077" calcext:value-type="float">
            <text:p>792.0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533" calcext:value-type="float">
            <text:p>3.533</text:p>
          </table:table-cell>
          <table:table-cell office:value-type="float" office:value="1072.34" calcext:value-type="float">
            <text:p>1072.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.415" calcext:value-type="float">
            <text:p>6.415</text:p>
          </table:table-cell>
          <table:table-cell office:value-type="float" office:value="922.479" calcext:value-type="float">
            <text:p>922.4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049" calcext:value-type="float">
            <text:p>4.049</text:p>
          </table:table-cell>
          <table:table-cell office:value-type="float" office:value="685.835" calcext:value-type="float">
            <text:p>685.83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3.681" calcext:value-type="float">
            <text:p>23.681</text:p>
          </table:table-cell>
          <table:table-cell office:value-type="float" office:value="790.568" calcext:value-type="float">
            <text:p>790.5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614" calcext:value-type="float">
            <text:p>4.614</text:p>
          </table:table-cell>
          <table:table-cell office:value-type="float" office:value="538.044" calcext:value-type="float">
            <text:p>538.0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.848" calcext:value-type="float">
            <text:p>6.848</text:p>
          </table:table-cell>
          <table:table-cell office:value-type="float" office:value="999.516" calcext:value-type="float">
            <text:p>999.51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109" calcext:value-type="float">
            <text:p>1.109</text:p>
          </table:table-cell>
          <table:table-cell office:value-type="float" office:value="419.501" calcext:value-type="float">
            <text:p>419.50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273" calcext:value-type="float">
            <text:p>1.273</text:p>
          </table:table-cell>
          <table:table-cell office:value-type="float" office:value="597.314" calcext:value-type="float">
            <text:p>597.3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.608" calcext:value-type="float">
            <text:p>2.608</text:p>
          </table:table-cell>
          <table:table-cell office:value-type="float" office:value="425.992" calcext:value-type="float">
            <text:p>425.9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207" calcext:value-type="float">
            <text:p>3.207</text:p>
          </table:table-cell>
          <table:table-cell office:value-type="float" office:value="579.155" calcext:value-type="float">
            <text:p>579.15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737" calcext:value-type="float">
            <text:p>3.737</text:p>
          </table:table-cell>
          <table:table-cell office:value-type="float" office:value="1039.31" calcext:value-type="float">
            <text:p>1039.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627" calcext:value-type="float">
            <text:p>3.627</text:p>
          </table:table-cell>
          <table:table-cell office:value-type="float" office:value="634.01" calcext:value-type="float">
            <text:p>634.0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336" calcext:value-type="float">
            <text:p>3.336</text:p>
          </table:table-cell>
          <table:table-cell office:value-type="float" office:value="562.368" calcext:value-type="float">
            <text:p>562.3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133" calcext:value-type="float">
            <text:p>3.133</text:p>
          </table:table-cell>
          <table:table-cell office:value-type="float" office:value="653.388" calcext:value-type="float">
            <text:p>653.38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0.787" calcext:value-type="float">
            <text:p>0.787</text:p>
          </table:table-cell>
          <table:table-cell office:value-type="float" office:value="365.638" calcext:value-type="float">
            <text:p>365.63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.188" calcext:value-type="float">
            <text:p>2.188</text:p>
          </table:table-cell>
          <table:table-cell office:value-type="float" office:value="731.679" calcext:value-type="float">
            <text:p>731.6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097" calcext:value-type="float">
            <text:p>3.097</text:p>
          </table:table-cell>
          <table:table-cell office:value-type="float" office:value="616.481" calcext:value-type="float">
            <text:p>616.4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5.541" calcext:value-type="float">
            <text:p>5.541</text:p>
          </table:table-cell>
          <table:table-cell office:value-type="float" office:value="486.914" calcext:value-type="float">
            <text:p>486.9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0.938" calcext:value-type="float">
            <text:p>0.938</text:p>
          </table:table-cell>
          <table:table-cell office:value-type="float" office:value="412.1" calcext:value-type="float">
            <text:p>412.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0.82" calcext:value-type="float">
            <text:p>0.82</text:p>
          </table:table-cell>
          <table:table-cell office:value-type="float" office:value="585.376" calcext:value-type="float">
            <text:p>585.3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584" calcext:value-type="float">
            <text:p>4.584</text:p>
          </table:table-cell>
          <table:table-cell office:value-type="float" office:value="522.532" calcext:value-type="float">
            <text:p>522.53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0.904" calcext:value-type="float">
            <text:p>0.904</text:p>
          </table:table-cell>
          <table:table-cell office:value-type="float" office:value="513.587" calcext:value-type="float">
            <text:p>513.58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0.613" calcext:value-type="float">
            <text:p>0.613</text:p>
          </table:table-cell>
          <table:table-cell office:value-type="float" office:value="462.868" calcext:value-type="float">
            <text:p>462.8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615" calcext:value-type="float">
            <text:p>1.615</text:p>
          </table:table-cell>
          <table:table-cell office:value-type="float" office:value="400.214" calcext:value-type="float">
            <text:p>400.2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.31" calcext:value-type="float">
            <text:p>2.31</text:p>
          </table:table-cell>
          <table:table-cell office:value-type="float" office:value="413.099" calcext:value-type="float">
            <text:p>413.0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681" calcext:value-type="float">
            <text:p>1.681</text:p>
          </table:table-cell>
          <table:table-cell office:value-type="float" office:value="570.431" calcext:value-type="float">
            <text:p>570.4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.573" calcext:value-type="float">
            <text:p>6.573</text:p>
          </table:table-cell>
          <table:table-cell office:value-type="float" office:value="381.066" calcext:value-type="float">
            <text:p>381.06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.969" calcext:value-type="float">
            <text:p>1.969</text:p>
          </table:table-cell>
          <table:table-cell office:value-type="float" office:value="439.514" calcext:value-type="float">
            <text:p>439.5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.826" calcext:value-type="float">
            <text:p>3.826</text:p>
          </table:table-cell>
          <table:table-cell office:value-type="float" office:value="648.147" calcext:value-type="float">
            <text:p>648.14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6.825" calcext:value-type="float">
            <text:p>6.825</text:p>
          </table:table-cell>
          <table:table-cell office:value-type="float" office:value="538.651" calcext:value-type="float">
            <text:p>538.65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5.538" calcext:value-type="float">
            <text:p>5.538</text:p>
          </table:table-cell>
          <table:table-cell office:value-type="float" office:value="1076.3" calcext:value-type="float">
            <text:p>1076.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8.519" calcext:value-type="float">
            <text:p>18.519</text:p>
          </table:table-cell>
          <table:table-cell office:value-type="float" office:value="1188.02" calcext:value-type="float">
            <text:p>1188.0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.297" calcext:value-type="float">
            <text:p>4.297</text:p>
          </table:table-cell>
          <table:table-cell office:value-type="float" office:value="622.723" calcext:value-type="float">
            <text:p>622.72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93" calcext:value-type="float">
            <text:p>0.93</text:p>
          </table:table-cell>
          <table:table-cell office:value-type="float" office:value="607.216" calcext:value-type="float">
            <text:p>607.21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551" calcext:value-type="float">
            <text:p>0.551</text:p>
          </table:table-cell>
          <table:table-cell office:value-type="float" office:value="602.029" calcext:value-type="float">
            <text:p>602.02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633" calcext:value-type="float">
            <text:p>0.63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661" calcext:value-type="float">
            <text:p>0.661</text:p>
          </table:table-cell>
          <table:table-cell office:value-type="float" office:value="518.356" calcext:value-type="float">
            <text:p>518.3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417" calcext:value-type="float">
            <text:p>2.417</text:p>
          </table:table-cell>
          <table:table-cell office:value-type="float" office:value="668.26" calcext:value-type="float">
            <text:p>668.2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786" calcext:value-type="float">
            <text:p>0.786</text:p>
          </table:table-cell>
          <table:table-cell office:value-type="float" office:value="639.268" calcext:value-type="float">
            <text:p>639.2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495" calcext:value-type="float">
            <text:p>1.495</text:p>
          </table:table-cell>
          <table:table-cell office:value-type="float" office:value="496.935" calcext:value-type="float">
            <text:p>496.93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716" calcext:value-type="float">
            <text:p>0.716</text:p>
          </table:table-cell>
          <table:table-cell office:value-type="float" office:value="547.717" calcext:value-type="float">
            <text:p>547.71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117" calcext:value-type="float">
            <text:p>1.117</text:p>
          </table:table-cell>
          <table:table-cell office:value-type="float" office:value="742.435" calcext:value-type="float">
            <text:p>742.43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292" calcext:value-type="float">
            <text:p>1.292</text:p>
          </table:table-cell>
          <table:table-cell office:value-type="float" office:value="596.547" calcext:value-type="float">
            <text:p>596.54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083" calcext:value-type="float">
            <text:p>1.083</text:p>
          </table:table-cell>
          <table:table-cell office:value-type="float" office:value="812.684" calcext:value-type="float">
            <text:p>812.68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841" calcext:value-type="float">
            <text:p>1.841</text:p>
          </table:table-cell>
          <table:table-cell office:value-type="float" office:value="605.23" calcext:value-type="float">
            <text:p>605.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88" calcext:value-type="float">
            <text:p>0.88</text:p>
          </table:table-cell>
          <table:table-cell office:value-type="float" office:value="664.121" calcext:value-type="float">
            <text:p>664.12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.239" calcext:value-type="float">
            <text:p>3.239</text:p>
          </table:table-cell>
          <table:table-cell office:value-type="float" office:value="909.358" calcext:value-type="float">
            <text:p>909.35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.123" calcext:value-type="float">
            <text:p>3.123</text:p>
          </table:table-cell>
          <table:table-cell office:value-type="float" office:value="973.512" calcext:value-type="float">
            <text:p>973.5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243" calcext:value-type="float">
            <text:p>2.243</text:p>
          </table:table-cell>
          <table:table-cell office:value-type="float" office:value="953.306" calcext:value-type="float">
            <text:p>953.3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541" calcext:value-type="float">
            <text:p>1.541</text:p>
          </table:table-cell>
          <table:table-cell office:value-type="float" office:value="846.41" calcext:value-type="float">
            <text:p>846.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094" calcext:value-type="float">
            <text:p>1.094</text:p>
          </table:table-cell>
          <table:table-cell office:value-type="float" office:value="513.097" calcext:value-type="float">
            <text:p>513.09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8" calcext:value-type="float">
            <text:p>0.8</text:p>
          </table:table-cell>
          <table:table-cell office:value-type="float" office:value="514.67" calcext:value-type="float">
            <text:p>514.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796" calcext:value-type="float">
            <text:p>1.796</text:p>
          </table:table-cell>
          <table:table-cell office:value-type="float" office:value="658.938" calcext:value-type="float">
            <text:p>658.93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101" calcext:value-type="float">
            <text:p>2.101</text:p>
          </table:table-cell>
          <table:table-cell office:value-type="float" office:value="805.026" calcext:value-type="float">
            <text:p>805.02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9.712" calcext:value-type="float">
            <text:p>9.712</text:p>
          </table:table-cell>
          <table:table-cell office:value-type="float" office:value="817.664" calcext:value-type="float">
            <text:p>817.66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427" calcext:value-type="float">
            <text:p>1.427</text:p>
          </table:table-cell>
          <table:table-cell office:value-type="float" office:value="658.22" calcext:value-type="float">
            <text:p>658.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272" calcext:value-type="float">
            <text:p>2.272</text:p>
          </table:table-cell>
          <table:table-cell office:value-type="float" office:value="952.529" calcext:value-type="float">
            <text:p>952.52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6.994" calcext:value-type="float">
            <text:p>6.994</text:p>
          </table:table-cell>
          <table:table-cell office:value-type="float" office:value="904.497" calcext:value-type="float">
            <text:p>904.49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288" calcext:value-type="float">
            <text:p>1.288</text:p>
          </table:table-cell>
          <table:table-cell office:value-type="float" office:value="636.698" calcext:value-type="float">
            <text:p>636.69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486" calcext:value-type="float">
            <text:p>0.486</text:p>
          </table:table-cell>
          <table:table-cell office:value-type="float" office:value="669.781" calcext:value-type="float">
            <text:p>669.7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83" calcext:value-type="float">
            <text:p>0.83</text:p>
          </table:table-cell>
          <table:table-cell office:value-type="float" office:value="774.02" calcext:value-type="float">
            <text:p>774.0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348" calcext:value-type="float">
            <text:p>0.348</text:p>
          </table:table-cell>
          <table:table-cell office:value-type="float" office:value="596.978" calcext:value-type="float">
            <text:p>596.97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686" calcext:value-type="float">
            <text:p>1.686</text:p>
          </table:table-cell>
          <table:table-cell office:value-type="float" office:value="610.627" calcext:value-type="float">
            <text:p>610.6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612" calcext:value-type="float">
            <text:p>1.612</text:p>
          </table:table-cell>
          <table:table-cell office:value-type="float" office:value="844.112" calcext:value-type="float">
            <text:p>844.1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956" calcext:value-type="float">
            <text:p>0.956</text:p>
          </table:table-cell>
          <table:table-cell office:value-type="float" office:value="750.139" calcext:value-type="float">
            <text:p>750.1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5.949" calcext:value-type="float">
            <text:p>5.949</text:p>
          </table:table-cell>
          <table:table-cell office:value-type="float" office:value="908.739" calcext:value-type="float">
            <text:p>908.7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6.548" calcext:value-type="float">
            <text:p>6.548</text:p>
          </table:table-cell>
          <table:table-cell office:value-type="float" office:value="903.209" calcext:value-type="float">
            <text:p>903.2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852" calcext:value-type="float">
            <text:p>0.852</text:p>
          </table:table-cell>
          <table:table-cell office:value-type="float" office:value="525.902" calcext:value-type="float">
            <text:p>525.90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38" calcext:value-type="float">
            <text:p>2.38</text:p>
          </table:table-cell>
          <table:table-cell office:value-type="float" office:value="704.733" calcext:value-type="float">
            <text:p>704.73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915" calcext:value-type="float">
            <text:p>0.915</text:p>
          </table:table-cell>
          <table:table-cell office:value-type="float" office:value="636.324" calcext:value-type="float">
            <text:p>636.32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972" calcext:value-type="float">
            <text:p>1.972</text:p>
          </table:table-cell>
          <table:table-cell office:value-type="float" office:value="802.802" calcext:value-type="float">
            <text:p>802.80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587" calcext:value-type="float">
            <text:p>2.587</text:p>
          </table:table-cell>
          <table:table-cell office:value-type="float" office:value="762.899" calcext:value-type="float">
            <text:p>762.8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092" calcext:value-type="float">
            <text:p>2.092</text:p>
          </table:table-cell>
          <table:table-cell office:value-type="float" office:value="930.45" calcext:value-type="float">
            <text:p>930.4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.01" calcext:value-type="float">
            <text:p>4.01</text:p>
          </table:table-cell>
          <table:table-cell office:value-type="float" office:value="759.165" calcext:value-type="float">
            <text:p>759.16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381" calcext:value-type="float">
            <text:p>1.381</text:p>
          </table:table-cell>
          <table:table-cell office:value-type="float" office:value="661.81" calcext:value-type="float">
            <text:p>661.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9.244" calcext:value-type="float">
            <text:p>9.244</text:p>
          </table:table-cell>
          <table:table-cell office:value-type="float" office:value="764.583" calcext:value-type="float">
            <text:p>764.5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142" calcext:value-type="float">
            <text:p>2.142</text:p>
          </table:table-cell>
          <table:table-cell office:value-type="float" office:value="843.465" calcext:value-type="float">
            <text:p>843.46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6.071" calcext:value-type="float">
            <text:p>6.071</text:p>
          </table:table-cell>
          <table:table-cell office:value-type="float" office:value="644.261" calcext:value-type="float">
            <text:p>644.26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337" calcext:value-type="float">
            <text:p>1.337</text:p>
          </table:table-cell>
          <table:table-cell office:value-type="float" office:value="612.859" calcext:value-type="float">
            <text:p>612.85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083" calcext:value-type="float">
            <text:p>2.083</text:p>
          </table:table-cell>
          <table:table-cell office:value-type="float" office:value="791.572" calcext:value-type="float">
            <text:p>791.57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69" calcext:value-type="float">
            <text:p>0.69</text:p>
          </table:table-cell>
          <table:table-cell office:value-type="float" office:value="539.893" calcext:value-type="float">
            <text:p>539.8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63" calcext:value-type="float">
            <text:p>1.63</text:p>
          </table:table-cell>
          <table:table-cell office:value-type="float" office:value="797.954" calcext:value-type="float">
            <text:p>797.9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399" calcext:value-type="float">
            <text:p>0.399</text:p>
          </table:table-cell>
          <table:table-cell office:value-type="float" office:value="504.649" calcext:value-type="float">
            <text:p>504.6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626" calcext:value-type="float">
            <text:p>0.626</text:p>
          </table:table-cell>
          <table:table-cell office:value-type="float" office:value="525.183" calcext:value-type="float">
            <text:p>525.1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63" calcext:value-type="float">
            <text:p>2.63</text:p>
          </table:table-cell>
          <table:table-cell office:value-type="float" office:value="728.854" calcext:value-type="float">
            <text:p>728.8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252" calcext:value-type="float">
            <text:p>1.252</text:p>
          </table:table-cell>
          <table:table-cell office:value-type="float" office:value="624.904" calcext:value-type="float">
            <text:p>624.90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645" calcext:value-type="float">
            <text:p>2.645</text:p>
          </table:table-cell>
          <table:table-cell office:value-type="float" office:value="848.718" calcext:value-type="float">
            <text:p>848.71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603" calcext:value-type="float">
            <text:p>1.603</text:p>
          </table:table-cell>
          <table:table-cell office:value-type="float" office:value="474.882" calcext:value-type="float">
            <text:p>474.88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405" calcext:value-type="float">
            <text:p>0.405</text:p>
          </table:table-cell>
          <table:table-cell office:value-type="float" office:value="600.212" calcext:value-type="float">
            <text:p>600.2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769" calcext:value-type="float">
            <text:p>0.769</text:p>
          </table:table-cell>
          <table:table-cell office:value-type="float" office:value="628.982" calcext:value-type="float">
            <text:p>628.98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873" calcext:value-type="float">
            <text:p>1.873</text:p>
          </table:table-cell>
          <table:table-cell office:value-type="float" office:value="934.891" calcext:value-type="float">
            <text:p>934.8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825" calcext:value-type="float">
            <text:p>0.825</text:p>
          </table:table-cell>
          <table:table-cell office:value-type="float" office:value="707.781" calcext:value-type="float">
            <text:p>707.7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759" calcext:value-type="float">
            <text:p>0.759</text:p>
          </table:table-cell>
          <table:table-cell office:value-type="float" office:value="558.062" calcext:value-type="float">
            <text:p>558.06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793" calcext:value-type="float">
            <text:p>0.793</text:p>
          </table:table-cell>
          <table:table-cell office:value-type="float" office:value="795.27" calcext:value-type="float">
            <text:p>795.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727" calcext:value-type="float">
            <text:p>1.727</text:p>
          </table:table-cell>
          <table:table-cell office:value-type="float" office:value="940.634" calcext:value-type="float">
            <text:p>940.6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615" calcext:value-type="float">
            <text:p>1.615</text:p>
          </table:table-cell>
          <table:table-cell office:value-type="float" office:value="615.586" calcext:value-type="float">
            <text:p>615.5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59" calcext:value-type="float">
            <text:p>0.59</text:p>
          </table:table-cell>
          <table:table-cell office:value-type="float" office:value="575.36" calcext:value-type="float">
            <text:p>575.3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86" calcext:value-type="float">
            <text:p>0.86</text:p>
          </table:table-cell>
          <table:table-cell office:value-type="float" office:value="861.365" calcext:value-type="float">
            <text:p>861.36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.079" calcext:value-type="float">
            <text:p>4.079</text:p>
          </table:table-cell>
          <table:table-cell office:value-type="float" office:value="507.706" calcext:value-type="float">
            <text:p>507.7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218" calcext:value-type="float">
            <text:p>1.218</text:p>
          </table:table-cell>
          <table:table-cell office:value-type="float" office:value="697.075" calcext:value-type="float">
            <text:p>697.07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945" calcext:value-type="float">
            <text:p>2.945</text:p>
          </table:table-cell>
          <table:table-cell office:value-type="float" office:value="696.144" calcext:value-type="float">
            <text:p>696.1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673" calcext:value-type="float">
            <text:p>0.673</text:p>
          </table:table-cell>
          <table:table-cell office:value-type="float" office:value="560.099" calcext:value-type="float">
            <text:p>560.0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03" calcext:value-type="float">
            <text:p>2.03</text:p>
          </table:table-cell>
          <table:table-cell office:value-type="float" office:value="838.196" calcext:value-type="float">
            <text:p>838.19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.046" calcext:value-type="float">
            <text:p>3.046</text:p>
          </table:table-cell>
          <table:table-cell office:value-type="float" office:value="618.816" calcext:value-type="float">
            <text:p>618.81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073" calcext:value-type="float">
            <text:p>2.073</text:p>
          </table:table-cell>
          <table:table-cell office:value-type="float" office:value="618.249" calcext:value-type="float">
            <text:p>618.2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5.911" calcext:value-type="float">
            <text:p>5.911</text:p>
          </table:table-cell>
          <table:table-cell office:value-type="float" office:value="639.912" calcext:value-type="float">
            <text:p>639.9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586" calcext:value-type="float">
            <text:p>2.586</text:p>
          </table:table-cell>
          <table:table-cell office:value-type="float" office:value="623.701" calcext:value-type="float">
            <text:p>623.70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.09" calcext:value-type="float">
            <text:p>3.09</text:p>
          </table:table-cell>
          <table:table-cell office:value-type="float" office:value="711.308" calcext:value-type="float">
            <text:p>711.30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589" calcext:value-type="float">
            <text:p>1.589</text:p>
          </table:table-cell>
          <table:table-cell office:value-type="float" office:value="802.426" calcext:value-type="float">
            <text:p>802.42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.594" calcext:value-type="float">
            <text:p>4.594</text:p>
          </table:table-cell>
          <table:table-cell office:value-type="float" office:value="965.588" calcext:value-type="float">
            <text:p>965.58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472" calcext:value-type="float">
            <text:p>1.472</text:p>
          </table:table-cell>
          <table:table-cell office:value-type="float" office:value="584.86" calcext:value-type="float">
            <text:p>584.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482" calcext:value-type="float">
            <text:p>2.482</text:p>
          </table:table-cell>
          <table:table-cell office:value-type="float" office:value="801.67" calcext:value-type="float">
            <text:p>801.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718" calcext:value-type="float">
            <text:p>2.718</text:p>
          </table:table-cell>
          <table:table-cell office:value-type="float" office:value="859.539" calcext:value-type="float">
            <text:p>859.5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798" calcext:value-type="float">
            <text:p>1.798</text:p>
          </table:table-cell>
          <table:table-cell office:value-type="float" office:value="576.001" calcext:value-type="float">
            <text:p>576.00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95" calcext:value-type="float">
            <text:p>2.95</text:p>
          </table:table-cell>
          <table:table-cell office:value-type="float" office:value="709.958" calcext:value-type="float">
            <text:p>709.95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363" calcext:value-type="float">
            <text:p>2.363</text:p>
          </table:table-cell>
          <table:table-cell office:value-type="float" office:value="589.045" calcext:value-type="float">
            <text:p>589.04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677" calcext:value-type="float">
            <text:p>0.677</text:p>
          </table:table-cell>
          <table:table-cell office:value-type="float" office:value="615.267" calcext:value-type="float">
            <text:p>615.2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598" calcext:value-type="float">
            <text:p>2.598</text:p>
          </table:table-cell>
          <table:table-cell office:value-type="float" office:value="627.414" calcext:value-type="float">
            <text:p>627.4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91" calcext:value-type="float">
            <text:p>0.91</text:p>
          </table:table-cell>
          <table:table-cell office:value-type="float" office:value="592.902" calcext:value-type="float">
            <text:p>592.90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429" calcext:value-type="float">
            <text:p>0.429</text:p>
          </table:table-cell>
          <table:table-cell office:value-type="float" office:value="536.547" calcext:value-type="float">
            <text:p>536.54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491" calcext:value-type="float">
            <text:p>1.491</text:p>
          </table:table-cell>
          <table:table-cell office:value-type="float" office:value="586.071" calcext:value-type="float">
            <text:p>586.07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493" calcext:value-type="float">
            <text:p>0.493</text:p>
          </table:table-cell>
          <table:table-cell office:value-type="float" office:value="603.393" calcext:value-type="float">
            <text:p>603.3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314" calcext:value-type="float">
            <text:p>2.314</text:p>
          </table:table-cell>
          <table:table-cell office:value-type="float" office:value="592.859" calcext:value-type="float">
            <text:p>592.85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515" calcext:value-type="float">
            <text:p>0.515</text:p>
          </table:table-cell>
          <table:table-cell office:value-type="float" office:value="620.734" calcext:value-type="float">
            <text:p>620.7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.206" calcext:value-type="float">
            <text:p>2.206</text:p>
          </table:table-cell>
          <table:table-cell office:value-type="float" office:value="624.684" calcext:value-type="float">
            <text:p>624.68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035" calcext:value-type="float">
            <text:p>1.035</text:p>
          </table:table-cell>
          <table:table-cell office:value-type="float" office:value="593.068" calcext:value-type="float">
            <text:p>593.0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.144" calcext:value-type="float">
            <text:p>3.144</text:p>
          </table:table-cell>
          <table:table-cell office:value-type="float" office:value="559.96" calcext:value-type="float">
            <text:p>559.9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921" calcext:value-type="float">
            <text:p>0.921</text:p>
          </table:table-cell>
          <table:table-cell office:value-type="float" office:value="531.614" calcext:value-type="float">
            <text:p>531.6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.127" calcext:value-type="float">
            <text:p>1.127</text:p>
          </table:table-cell>
          <table:table-cell office:value-type="float" office:value="658.714" calcext:value-type="float">
            <text:p>658.71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.797" calcext:value-type="float">
            <text:p>3.797</text:p>
          </table:table-cell>
          <table:table-cell office:value-type="float" office:value="712.799" calcext:value-type="float">
            <text:p>712.7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.028" calcext:value-type="float">
            <text:p>4.028</text:p>
          </table:table-cell>
          <table:table-cell office:value-type="float" office:value="851.657" calcext:value-type="float">
            <text:p>851.65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11.141" calcext:value-type="float">
            <text:p>11.141</text:p>
          </table:table-cell>
          <table:table-cell office:value-type="float" office:value="844.273" calcext:value-type="float">
            <text:p>844.27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0.744" calcext:value-type="float">
            <text:p>0.744</text:p>
          </table:table-cell>
          <table:table-cell office:value-type="float" office:value="637.155" calcext:value-type="float">
            <text:p>637.15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384" calcext:value-type="float">
            <text:p>0.384</text:p>
          </table:table-cell>
          <table:table-cell office:value-type="float" office:value="235.477" calcext:value-type="float">
            <text:p>235.4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911" calcext:value-type="float">
            <text:p>1.911</text:p>
          </table:table-cell>
          <table:table-cell office:value-type="float" office:value="462.706" calcext:value-type="float">
            <text:p>462.7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.87" calcext:value-type="float">
            <text:p>4.87</text:p>
          </table:table-cell>
          <table:table-cell office:value-type="float" office:value="863.846" calcext:value-type="float">
            <text:p>863.8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253" calcext:value-type="float">
            <text:p>0.253</text:p>
          </table:table-cell>
          <table:table-cell office:value-type="float" office:value="240.338" calcext:value-type="float">
            <text:p>240.33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133" calcext:value-type="float">
            <text:p>2.133</text:p>
          </table:table-cell>
          <table:table-cell office:value-type="float" office:value="539.49" calcext:value-type="float">
            <text:p>539.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637" calcext:value-type="float">
            <text:p>0.637</text:p>
          </table:table-cell>
          <table:table-cell office:value-type="float" office:value="363.411" calcext:value-type="float">
            <text:p>363.4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338" calcext:value-type="float">
            <text:p>2.338</text:p>
          </table:table-cell>
          <table:table-cell office:value-type="float" office:value="316.696" calcext:value-type="float">
            <text:p>316.69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2.152" calcext:value-type="float">
            <text:p>12.152</text:p>
          </table:table-cell>
          <table:table-cell office:value-type="float" office:value="1223.82" calcext:value-type="float">
            <text:p>1223.8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92" calcext:value-type="float">
            <text:p>0.92</text:p>
          </table:table-cell>
          <table:table-cell office:value-type="float" office:value="482.366" calcext:value-type="float">
            <text:p>482.36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828" calcext:value-type="float">
            <text:p>3.828</text:p>
          </table:table-cell>
          <table:table-cell office:value-type="float" office:value="1068.7" calcext:value-type="float">
            <text:p>1068.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284" calcext:value-type="float">
            <text:p>0.284</text:p>
          </table:table-cell>
          <table:table-cell office:value-type="float" office:value="251.349" calcext:value-type="float">
            <text:p>251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196" calcext:value-type="float">
            <text:p>1.196</text:p>
          </table:table-cell>
          <table:table-cell office:value-type="float" office:value="242.22" calcext:value-type="float">
            <text:p>242.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0.653" calcext:value-type="float">
            <text:p>10.653</text:p>
          </table:table-cell>
          <table:table-cell office:value-type="float" office:value="435.004" calcext:value-type="float">
            <text:p>435.00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081" calcext:value-type="float">
            <text:p>3.081</text:p>
          </table:table-cell>
          <table:table-cell office:value-type="float" office:value="633.077" calcext:value-type="float">
            <text:p>633.0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397" calcext:value-type="float">
            <text:p>0.397</text:p>
          </table:table-cell>
          <table:table-cell office:value-type="float" office:value="300.09" calcext:value-type="float">
            <text:p>300.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855" calcext:value-type="float">
            <text:p>3.855</text:p>
          </table:table-cell>
          <table:table-cell office:value-type="float" office:value="599.06" calcext:value-type="float">
            <text:p>599.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422" calcext:value-type="float">
            <text:p>0.422</text:p>
          </table:table-cell>
          <table:table-cell office:value-type="float" office:value="273.41" calcext:value-type="float">
            <text:p>273.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68" calcext:value-type="float">
            <text:p>0.68</text:p>
          </table:table-cell>
          <table:table-cell office:value-type="float" office:value="238.574" calcext:value-type="float">
            <text:p>238.57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618" calcext:value-type="float">
            <text:p>1.618</text:p>
          </table:table-cell>
          <table:table-cell office:value-type="float" office:value="1025.46" calcext:value-type="float">
            <text:p>1025.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637" calcext:value-type="float">
            <text:p>1.637</text:p>
          </table:table-cell>
          <table:table-cell office:value-type="float" office:value="244.226" calcext:value-type="float">
            <text:p>244.22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5.259" calcext:value-type="float">
            <text:p>5.259</text:p>
          </table:table-cell>
          <table:table-cell office:value-type="float" office:value="685.181" calcext:value-type="float">
            <text:p>685.1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297" calcext:value-type="float">
            <text:p>3.297</text:p>
          </table:table-cell>
          <table:table-cell office:value-type="float" office:value="345.454" calcext:value-type="float">
            <text:p>345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321" calcext:value-type="float">
            <text:p>0.321</text:p>
          </table:table-cell>
          <table:table-cell office:value-type="float" office:value="217.706" calcext:value-type="float">
            <text:p>217.7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65" calcext:value-type="float">
            <text:p>1.65</text:p>
          </table:table-cell>
          <table:table-cell office:value-type="float" office:value="236.486" calcext:value-type="float">
            <text:p>236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589" calcext:value-type="float">
            <text:p>2.589</text:p>
          </table:table-cell>
          <table:table-cell office:value-type="float" office:value="1254.92" calcext:value-type="float">
            <text:p>1254.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7.153" calcext:value-type="float">
            <text:p>17.153</text:p>
          </table:table-cell>
          <table:table-cell office:value-type="float" office:value="730.265" calcext:value-type="float">
            <text:p>730.26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181" calcext:value-type="float">
            <text:p>2.181</text:p>
          </table:table-cell>
          <table:table-cell office:value-type="float" office:value="547.532" calcext:value-type="float">
            <text:p>547.53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608" calcext:value-type="float">
            <text:p>3.608</text:p>
          </table:table-cell>
          <table:table-cell office:value-type="float" office:value="1051.03" calcext:value-type="float">
            <text:p>1051.0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3" calcext:value-type="float">
            <text:p>3.3</text:p>
          </table:table-cell>
          <table:table-cell office:value-type="float" office:value="746.46" calcext:value-type="float">
            <text:p>746.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1.73" calcext:value-type="float">
            <text:p>11.73</text:p>
          </table:table-cell>
          <table:table-cell office:value-type="float" office:value="766.488" calcext:value-type="float">
            <text:p>766.48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423" calcext:value-type="float">
            <text:p>0.423</text:p>
          </table:table-cell>
          <table:table-cell office:value-type="float" office:value="264.038" calcext:value-type="float">
            <text:p>264.03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0.819" calcext:value-type="float">
            <text:p>20.819</text:p>
          </table:table-cell>
          <table:table-cell office:value-type="float" office:value="804.027" calcext:value-type="float">
            <text:p>804.0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368" calcext:value-type="float">
            <text:p>3.368</text:p>
          </table:table-cell>
          <table:table-cell office:value-type="float" office:value="479.009" calcext:value-type="float">
            <text:p>479.0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8.906" calcext:value-type="float">
            <text:p>8.906</text:p>
          </table:table-cell>
          <table:table-cell office:value-type="float" office:value="661.136" calcext:value-type="float">
            <text:p>661.13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328" calcext:value-type="float">
            <text:p>1.328</text:p>
          </table:table-cell>
          <table:table-cell office:value-type="float" office:value="1011.52" calcext:value-type="float">
            <text:p>1011.5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227" calcext:value-type="float">
            <text:p>0.227</text:p>
          </table:table-cell>
          <table:table-cell office:value-type="float" office:value="225.372" calcext:value-type="float">
            <text:p>225.37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429" calcext:value-type="float">
            <text:p>0.429</text:p>
          </table:table-cell>
          <table:table-cell office:value-type="float" office:value="336.636" calcext:value-type="float">
            <text:p>336.63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6.947" calcext:value-type="float">
            <text:p>6.947</text:p>
          </table:table-cell>
          <table:table-cell office:value-type="float" office:value="798.054" calcext:value-type="float">
            <text:p>798.0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923" calcext:value-type="float">
            <text:p>3.923</text:p>
          </table:table-cell>
          <table:table-cell office:value-type="float" office:value="524.022" calcext:value-type="float">
            <text:p>524.0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641" calcext:value-type="float">
            <text:p>1.641</text:p>
          </table:table-cell>
          <table:table-cell office:value-type="float" office:value="295.954" calcext:value-type="float">
            <text:p>295.9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21" calcext:value-type="float">
            <text:p>2.21</text:p>
          </table:table-cell>
          <table:table-cell office:value-type="float" office:value="378.66" calcext:value-type="float">
            <text:p>378.6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306" calcext:value-type="float">
            <text:p>1.306</text:p>
          </table:table-cell>
          <table:table-cell office:value-type="float" office:value="201.34" calcext:value-type="float">
            <text:p>201.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786" calcext:value-type="float">
            <text:p>2.786</text:p>
          </table:table-cell>
          <table:table-cell office:value-type="float" office:value="488.522" calcext:value-type="float">
            <text:p>488.5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6" calcext:value-type="float">
            <text:p>0.6</text:p>
          </table:table-cell>
          <table:table-cell office:value-type="float" office:value="238.123" calcext:value-type="float">
            <text:p>238.1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123" calcext:value-type="float">
            <text:p>1.123</text:p>
          </table:table-cell>
          <table:table-cell office:value-type="float" office:value="346.809" calcext:value-type="float">
            <text:p>346.8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069" calcext:value-type="float">
            <text:p>3.069</text:p>
          </table:table-cell>
          <table:table-cell office:value-type="float" office:value="1000.96" calcext:value-type="float">
            <text:p>1000.9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208" calcext:value-type="float">
            <text:p>0.208</text:p>
          </table:table-cell>
          <table:table-cell office:value-type="float" office:value="290.457" calcext:value-type="float">
            <text:p>290.45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555" calcext:value-type="float">
            <text:p>2.555</text:p>
          </table:table-cell>
          <table:table-cell office:value-type="float" office:value="987.017" calcext:value-type="float">
            <text:p>987.01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621" calcext:value-type="float">
            <text:p>1.621</text:p>
          </table:table-cell>
          <table:table-cell office:value-type="float" office:value="448.342" calcext:value-type="float">
            <text:p>448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997" calcext:value-type="float">
            <text:p>1.997</text:p>
          </table:table-cell>
          <table:table-cell office:value-type="float" office:value="426.919" calcext:value-type="float">
            <text:p>426.91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.494" calcext:value-type="float">
            <text:p>4.494</text:p>
          </table:table-cell>
          <table:table-cell office:value-type="float" office:value="450.478" calcext:value-type="float">
            <text:p>450.47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558" calcext:value-type="float">
            <text:p>2.558</text:p>
          </table:table-cell>
          <table:table-cell office:value-type="float" office:value="709.383" calcext:value-type="float">
            <text:p>709.3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228" calcext:value-type="float">
            <text:p>2.228</text:p>
          </table:table-cell>
          <table:table-cell office:value-type="float" office:value="362.357" calcext:value-type="float">
            <text:p>362.35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372" calcext:value-type="float">
            <text:p>0.372</text:p>
          </table:table-cell>
          <table:table-cell office:value-type="float" office:value="239.527" calcext:value-type="float">
            <text:p>239.5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745" calcext:value-type="float">
            <text:p>3.745</text:p>
          </table:table-cell>
          <table:table-cell office:value-type="float" office:value="234.76" calcext:value-type="float">
            <text:p>234.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965" calcext:value-type="float">
            <text:p>0.965</text:p>
          </table:table-cell>
          <table:table-cell office:value-type="float" office:value="602.315" calcext:value-type="float">
            <text:p>602.31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905" calcext:value-type="float">
            <text:p>0.905</text:p>
          </table:table-cell>
          <table:table-cell office:value-type="float" office:value="286.396" calcext:value-type="float">
            <text:p>286.39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685" calcext:value-type="float">
            <text:p>3.685</text:p>
          </table:table-cell>
          <table:table-cell office:value-type="float" office:value="667.578" calcext:value-type="float">
            <text:p>667.57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6.596" calcext:value-type="float">
            <text:p>6.596</text:p>
          </table:table-cell>
          <table:table-cell office:value-type="float" office:value="929.481" calcext:value-type="float">
            <text:p>929.4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773" calcext:value-type="float">
            <text:p>0.773</text:p>
          </table:table-cell>
          <table:table-cell office:value-type="float" office:value="265.354" calcext:value-type="float">
            <text:p>265.3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532" calcext:value-type="float">
            <text:p>1.532</text:p>
          </table:table-cell>
          <table:table-cell office:value-type="float" office:value="747.394" calcext:value-type="float">
            <text:p>747.3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507" calcext:value-type="float">
            <text:p>0.507</text:p>
          </table:table-cell>
          <table:table-cell office:value-type="float" office:value="250.19" calcext:value-type="float">
            <text:p>250.1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577" calcext:value-type="float">
            <text:p>2.577</text:p>
          </table:table-cell>
          <table:table-cell office:value-type="float" office:value="253.628" calcext:value-type="float">
            <text:p>253.62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88" calcext:value-type="float">
            <text:p>0.88</text:p>
          </table:table-cell>
          <table:table-cell office:value-type="float" office:value="416.543" calcext:value-type="float">
            <text:p>416.54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255" calcext:value-type="float">
            <text:p>3.255</text:p>
          </table:table-cell>
          <table:table-cell office:value-type="float" office:value="396.81" calcext:value-type="float">
            <text:p>396.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5.963" calcext:value-type="float">
            <text:p>5.963</text:p>
          </table:table-cell>
          <table:table-cell office:value-type="float" office:value="628.27" calcext:value-type="float">
            <text:p>628.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058" calcext:value-type="float">
            <text:p>3.058</text:p>
          </table:table-cell>
          <table:table-cell office:value-type="float" office:value="305.277" calcext:value-type="float">
            <text:p>305.2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234" calcext:value-type="float">
            <text:p>0.234</text:p>
          </table:table-cell>
          <table:table-cell office:value-type="float" office:value="233.208" calcext:value-type="float">
            <text:p>233.20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745" calcext:value-type="float">
            <text:p>2.745</text:p>
          </table:table-cell>
          <table:table-cell office:value-type="float" office:value="327.091" calcext:value-type="float">
            <text:p>327.0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516" calcext:value-type="float">
            <text:p>0.516</text:p>
          </table:table-cell>
          <table:table-cell office:value-type="float" office:value="369.275" calcext:value-type="float">
            <text:p>369.27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437" calcext:value-type="float">
            <text:p>1.437</text:p>
          </table:table-cell>
          <table:table-cell office:value-type="float" office:value="264.79" calcext:value-type="float">
            <text:p>264.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192" calcext:value-type="float">
            <text:p>1.192</text:p>
          </table:table-cell>
          <table:table-cell office:value-type="float" office:value="550.445" calcext:value-type="float">
            <text:p>550.44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573" calcext:value-type="float">
            <text:p>0.573</text:p>
          </table:table-cell>
          <table:table-cell office:value-type="float" office:value="282.159" calcext:value-type="float">
            <text:p>282.15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048" calcext:value-type="float">
            <text:p>1.048</text:p>
          </table:table-cell>
          <table:table-cell office:value-type="float" office:value="221.937" calcext:value-type="float">
            <text:p>221.93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737" calcext:value-type="float">
            <text:p>2.737</text:p>
          </table:table-cell>
          <table:table-cell office:value-type="float" office:value="728.428" calcext:value-type="float">
            <text:p>728.42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546" calcext:value-type="float">
            <text:p>0.546</text:p>
          </table:table-cell>
          <table:table-cell office:value-type="float" office:value="506.516" calcext:value-type="float">
            <text:p>506.51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861" calcext:value-type="float">
            <text:p>3.861</text:p>
          </table:table-cell>
          <table:table-cell office:value-type="float" office:value="1296.22" calcext:value-type="float">
            <text:p>1296.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9.484" calcext:value-type="float">
            <text:p>19.484</text:p>
          </table:table-cell>
          <table:table-cell office:value-type="float" office:value="744.36" calcext:value-type="float">
            <text:p>744.3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337" calcext:value-type="float">
            <text:p>3.337</text:p>
          </table:table-cell>
          <table:table-cell office:value-type="float" office:value="472.759" calcext:value-type="float">
            <text:p>472.75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045" calcext:value-type="float">
            <text:p>1.045</text:p>
          </table:table-cell>
          <table:table-cell office:value-type="float" office:value="258.333" calcext:value-type="float">
            <text:p>258.33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357" calcext:value-type="float">
            <text:p>2.357</text:p>
          </table:table-cell>
          <table:table-cell office:value-type="float" office:value="291.812" calcext:value-type="float">
            <text:p>291.8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222" calcext:value-type="float">
            <text:p>0.222</text:p>
          </table:table-cell>
          <table:table-cell office:value-type="float" office:value="300.013" calcext:value-type="float">
            <text:p>300.01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164" calcext:value-type="float">
            <text:p>1.164</text:p>
          </table:table-cell>
          <table:table-cell office:value-type="float" office:value="273.657" calcext:value-type="float">
            <text:p>273.65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5.684" calcext:value-type="float">
            <text:p>5.684</text:p>
          </table:table-cell>
          <table:table-cell office:value-type="float" office:value="627.949" calcext:value-type="float">
            <text:p>627.9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251" calcext:value-type="float">
            <text:p>3.251</text:p>
          </table:table-cell>
          <table:table-cell office:value-type="float" office:value="672.211" calcext:value-type="float">
            <text:p>672.2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.122" calcext:value-type="float">
            <text:p>4.122</text:p>
          </table:table-cell>
          <table:table-cell office:value-type="float" office:value="468.264" calcext:value-type="float">
            <text:p>468.26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033" calcext:value-type="float">
            <text:p>2.033</text:p>
          </table:table-cell>
          <table:table-cell office:value-type="float" office:value="483.527" calcext:value-type="float">
            <text:p>483.5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822" calcext:value-type="float">
            <text:p>3.822</text:p>
          </table:table-cell>
          <table:table-cell office:value-type="float" office:value="283.678" calcext:value-type="float">
            <text:p>283.67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803" calcext:value-type="float">
            <text:p>0.803</text:p>
          </table:table-cell>
          <table:table-cell office:value-type="float" office:value="277.58" calcext:value-type="float">
            <text:p>277.5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601" calcext:value-type="float">
            <text:p>0.601</text:p>
          </table:table-cell>
          <table:table-cell office:value-type="float" office:value="348.911" calcext:value-type="float">
            <text:p>348.9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.907" calcext:value-type="float">
            <text:p>4.907</text:p>
          </table:table-cell>
          <table:table-cell office:value-type="float" office:value="343.744" calcext:value-type="float">
            <text:p>343.7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987" calcext:value-type="float">
            <text:p>0.987</text:p>
          </table:table-cell>
          <table:table-cell office:value-type="float" office:value="285.483" calcext:value-type="float">
            <text:p>285.4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.836" calcext:value-type="float">
            <text:p>3.836</text:p>
          </table:table-cell>
          <table:table-cell office:value-type="float" office:value="258.591" calcext:value-type="float">
            <text:p>258.5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0.187" calcext:value-type="float">
            <text:p>0.187</text:p>
          </table:table-cell>
          <table:table-cell office:value-type="float" office:value="246.318" calcext:value-type="float">
            <text:p>246.31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913" calcext:value-type="float">
            <text:p>2.913</text:p>
          </table:table-cell>
          <table:table-cell office:value-type="float" office:value="315.394" calcext:value-type="float">
            <text:p>315.3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.225" calcext:value-type="float">
            <text:p>1.225</text:p>
          </table:table-cell>
          <table:table-cell office:value-type="float" office:value="247.879" calcext:value-type="float">
            <text:p>247.8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298" calcext:value-type="float">
            <text:p>2.298</text:p>
          </table:table-cell>
          <table:table-cell office:value-type="float" office:value="478.346" calcext:value-type="float">
            <text:p>478.3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6.19" calcext:value-type="float">
            <text:p>6.19</text:p>
          </table:table-cell>
          <table:table-cell office:value-type="float" office:value="535.579" calcext:value-type="float">
            <text:p>535.5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.117" calcext:value-type="float">
            <text:p>2.117</text:p>
          </table:table-cell>
          <table:table-cell office:value-type="float" office:value="680.341" calcext:value-type="float">
            <text:p>680.3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5.116" calcext:value-type="float">
            <text:p>5.116</text:p>
          </table:table-cell>
          <table:table-cell office:value-type="float" office:value="284.832" calcext:value-type="float">
            <text:p>284.8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58" calcext:value-type="float">
            <text:p>2.58</text:p>
          </table:table-cell>
          <table:table-cell office:value-type="float" office:value="518.954" calcext:value-type="float">
            <text:p>518.9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663" calcext:value-type="float">
            <text:p>0.663</text:p>
          </table:table-cell>
          <table:table-cell office:value-type="float" office:value="406.92" calcext:value-type="float">
            <text:p>406.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99" calcext:value-type="float">
            <text:p>0.99</text:p>
          </table:table-cell>
          <table:table-cell office:value-type="float" office:value="585.134" calcext:value-type="float">
            <text:p>585.1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625" calcext:value-type="float">
            <text:p>1.625</text:p>
          </table:table-cell>
          <table:table-cell office:value-type="float" office:value="532.123" calcext:value-type="float">
            <text:p>532.1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.542" calcext:value-type="float">
            <text:p>4.542</text:p>
          </table:table-cell>
          <table:table-cell office:value-type="float" office:value="1007.26" calcext:value-type="float">
            <text:p>1007.2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759" calcext:value-type="float">
            <text:p>1.759</text:p>
          </table:table-cell>
          <table:table-cell office:value-type="float" office:value="313.519" calcext:value-type="float">
            <text:p>313.51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684" calcext:value-type="float">
            <text:p>0.684</text:p>
          </table:table-cell>
          <table:table-cell office:value-type="float" office:value="376.617" calcext:value-type="float">
            <text:p>376.61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887" calcext:value-type="float">
            <text:p>0.887</text:p>
          </table:table-cell>
          <table:table-cell office:value-type="float" office:value="263.222" calcext:value-type="float">
            <text:p>263.22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508" calcext:value-type="float">
            <text:p>1.508</text:p>
          </table:table-cell>
          <table:table-cell office:value-type="float" office:value="359.874" calcext:value-type="float">
            <text:p>359.87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531" calcext:value-type="float">
            <text:p>0.531</text:p>
          </table:table-cell>
          <table:table-cell office:value-type="float" office:value="341.309" calcext:value-type="float">
            <text:p>341.3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529" calcext:value-type="float">
            <text:p>1.529</text:p>
          </table:table-cell>
          <table:table-cell office:value-type="float" office:value="268.586" calcext:value-type="float">
            <text:p>268.5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474" calcext:value-type="float">
            <text:p>0.474</text:p>
          </table:table-cell>
          <table:table-cell office:value-type="float" office:value="248.544" calcext:value-type="float">
            <text:p>248.5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273" calcext:value-type="float">
            <text:p>0.273</text:p>
          </table:table-cell>
          <table:table-cell office:value-type="float" office:value="249.185" calcext:value-type="float">
            <text:p>249.18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689" calcext:value-type="float">
            <text:p>0.689</text:p>
          </table:table-cell>
          <table:table-cell office:value-type="float" office:value="342.803" calcext:value-type="float">
            <text:p>342.80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516" calcext:value-type="float">
            <text:p>2.516</text:p>
          </table:table-cell>
          <table:table-cell office:value-type="float" office:value="516.611" calcext:value-type="float">
            <text:p>516.6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192" calcext:value-type="float">
            <text:p>1.192</text:p>
          </table:table-cell>
          <table:table-cell office:value-type="float" office:value="348.369" calcext:value-type="float">
            <text:p>348.3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23" calcext:value-type="float">
            <text:p>0.23</text:p>
          </table:table-cell>
          <table:table-cell office:value-type="float" office:value="250.698" calcext:value-type="float">
            <text:p>250.69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219" calcext:value-type="float">
            <text:p>1.219</text:p>
          </table:table-cell>
          <table:table-cell office:value-type="float" office:value="557.536" calcext:value-type="float">
            <text:p>557.53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709" calcext:value-type="float">
            <text:p>0.709</text:p>
          </table:table-cell>
          <table:table-cell office:value-type="float" office:value="338.363" calcext:value-type="float">
            <text:p>338.36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178" calcext:value-type="float">
            <text:p>1.178</text:p>
          </table:table-cell>
          <table:table-cell office:value-type="float" office:value="420.438" calcext:value-type="float">
            <text:p>420.43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175" calcext:value-type="float">
            <text:p>1.175</text:p>
          </table:table-cell>
          <table:table-cell office:value-type="float" office:value="590.534" calcext:value-type="float">
            <text:p>590.5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749" calcext:value-type="float">
            <text:p>2.749</text:p>
          </table:table-cell>
          <table:table-cell office:value-type="float" office:value="438.912" calcext:value-type="float">
            <text:p>438.9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967" calcext:value-type="float">
            <text:p>0.967</text:p>
          </table:table-cell>
          <table:table-cell office:value-type="float" office:value="503.934" calcext:value-type="float">
            <text:p>503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609" calcext:value-type="float">
            <text:p>0.609</text:p>
          </table:table-cell>
          <table:table-cell office:value-type="float" office:value="393.164" calcext:value-type="float">
            <text:p>393.16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601" calcext:value-type="float">
            <text:p>0.601</text:p>
          </table:table-cell>
          <table:table-cell office:value-type="float" office:value="275.634" calcext:value-type="float">
            <text:p>275.6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907" calcext:value-type="float">
            <text:p>0.907</text:p>
          </table:table-cell>
          <table:table-cell office:value-type="float" office:value="249.637" calcext:value-type="float">
            <text:p>249.63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051" calcext:value-type="float">
            <text:p>1.051</text:p>
          </table:table-cell>
          <table:table-cell office:value-type="float" office:value="379.078" calcext:value-type="float">
            <text:p>379.07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555" calcext:value-type="float">
            <text:p>2.555</text:p>
          </table:table-cell>
          <table:table-cell office:value-type="float" office:value="523.703" calcext:value-type="float">
            <text:p>523.70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957" calcext:value-type="float">
            <text:p>0.957</text:p>
          </table:table-cell>
          <table:table-cell office:value-type="float" office:value="385.944" calcext:value-type="float">
            <text:p>385.94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092" calcext:value-type="float">
            <text:p>1.092</text:p>
          </table:table-cell>
          <table:table-cell office:value-type="float" office:value="476.382" calcext:value-type="float">
            <text:p>476.38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52" calcext:value-type="float">
            <text:p>0.52</text:p>
          </table:table-cell>
          <table:table-cell office:value-type="float" office:value="287.972" calcext:value-type="float">
            <text:p>287.97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279" calcext:value-type="float">
            <text:p>1.279</text:p>
          </table:table-cell>
          <table:table-cell office:value-type="float" office:value="316.331" calcext:value-type="float">
            <text:p>316.3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915" calcext:value-type="float">
            <text:p>0.915</text:p>
          </table:table-cell>
          <table:table-cell office:value-type="float" office:value="520.595" calcext:value-type="float">
            <text:p>520.5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.834" calcext:value-type="float">
            <text:p>4.834</text:p>
          </table:table-cell>
          <table:table-cell office:value-type="float" office:value="544.604" calcext:value-type="float">
            <text:p>544.60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464" calcext:value-type="float">
            <text:p>0.464</text:p>
          </table:table-cell>
          <table:table-cell office:value-type="float" office:value="427.158" calcext:value-type="float">
            <text:p>427.15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666" calcext:value-type="float">
            <text:p>0.666</text:p>
          </table:table-cell>
          <table:table-cell office:value-type="float" office:value="365.3" calcext:value-type="float">
            <text:p>365.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271" calcext:value-type="float">
            <text:p>1.271</text:p>
          </table:table-cell>
          <table:table-cell office:value-type="float" office:value="300.956" calcext:value-type="float">
            <text:p>300.9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8.37" calcext:value-type="float">
            <text:p>8.37</text:p>
          </table:table-cell>
          <table:table-cell office:value-type="float" office:value="664.516" calcext:value-type="float">
            <text:p>664.51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392" calcext:value-type="float">
            <text:p>0.392</text:p>
          </table:table-cell>
          <table:table-cell office:value-type="float" office:value="414.116" calcext:value-type="float">
            <text:p>414.11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.022" calcext:value-type="float">
            <text:p>4.022</text:p>
          </table:table-cell>
          <table:table-cell office:value-type="float" office:value="374.653" calcext:value-type="float">
            <text:p>374.65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561" calcext:value-type="float">
            <text:p>0.561</text:p>
          </table:table-cell>
          <table:table-cell office:value-type="float" office:value="353.43" calcext:value-type="float">
            <text:p>353.4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536" calcext:value-type="float">
            <text:p>0.536</text:p>
          </table:table-cell>
          <table:table-cell office:value-type="float" office:value="287.358" calcext:value-type="float">
            <text:p>287.35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893" calcext:value-type="float">
            <text:p>0.893</text:p>
          </table:table-cell>
          <table:table-cell office:value-type="float" office:value="438.855" calcext:value-type="float">
            <text:p>438.85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221" calcext:value-type="float">
            <text:p>1.221</text:p>
          </table:table-cell>
          <table:table-cell office:value-type="float" office:value="411.82" calcext:value-type="float">
            <text:p>411.8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201" calcext:value-type="float">
            <text:p>2.201</text:p>
          </table:table-cell>
          <table:table-cell office:value-type="float" office:value="328.415" calcext:value-type="float">
            <text:p>328.41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536" calcext:value-type="float">
            <text:p>0.536</text:p>
          </table:table-cell>
          <table:table-cell office:value-type="float" office:value="523.877" calcext:value-type="float">
            <text:p>523.8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318" calcext:value-type="float">
            <text:p>1.318</text:p>
          </table:table-cell>
          <table:table-cell office:value-type="float" office:value="436.721" calcext:value-type="float">
            <text:p>436.72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695" calcext:value-type="float">
            <text:p>0.695</text:p>
          </table:table-cell>
          <table:table-cell office:value-type="float" office:value="504.155" calcext:value-type="float">
            <text:p>504.15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206" calcext:value-type="float">
            <text:p>1.206</text:p>
          </table:table-cell>
          <table:table-cell office:value-type="float" office:value="311.323" calcext:value-type="float">
            <text:p>311.3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449" calcext:value-type="float">
            <text:p>0.449</text:p>
          </table:table-cell>
          <table:table-cell office:value-type="float" office:value="576.746" calcext:value-type="float">
            <text:p>576.7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681" calcext:value-type="float">
            <text:p>1.681</text:p>
          </table:table-cell>
          <table:table-cell office:value-type="float" office:value="488.167" calcext:value-type="float">
            <text:p>488.1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282" calcext:value-type="float">
            <text:p>1.282</text:p>
          </table:table-cell>
          <table:table-cell office:value-type="float" office:value="276.61" calcext:value-type="float">
            <text:p>276.6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727" calcext:value-type="float">
            <text:p>0.727</text:p>
          </table:table-cell>
          <table:table-cell office:value-type="float" office:value="340.887" calcext:value-type="float">
            <text:p>340.88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786" calcext:value-type="float">
            <text:p>0.786</text:p>
          </table:table-cell>
          <table:table-cell office:value-type="float" office:value="458.646" calcext:value-type="float">
            <text:p>458.6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433" calcext:value-type="float">
            <text:p>0.433</text:p>
          </table:table-cell>
          <table:table-cell office:value-type="float" office:value="277.62" calcext:value-type="float">
            <text:p>277.6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062" calcext:value-type="float">
            <text:p>1.062</text:p>
          </table:table-cell>
          <table:table-cell office:value-type="float" office:value="268.09" calcext:value-type="float">
            <text:p>268.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491" calcext:value-type="float">
            <text:p>0.491</text:p>
          </table:table-cell>
          <table:table-cell office:value-type="float" office:value="368.739" calcext:value-type="float">
            <text:p>368.7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272" calcext:value-type="float">
            <text:p>2.272</text:p>
          </table:table-cell>
          <table:table-cell office:value-type="float" office:value="432.241" calcext:value-type="float">
            <text:p>432.2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127" calcext:value-type="float">
            <text:p>1.127</text:p>
          </table:table-cell>
          <table:table-cell office:value-type="float" office:value="292.786" calcext:value-type="float">
            <text:p>292.7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614" calcext:value-type="float">
            <text:p>1.614</text:p>
          </table:table-cell>
          <table:table-cell office:value-type="float" office:value="237.407" calcext:value-type="float">
            <text:p>237.40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161" calcext:value-type="float">
            <text:p>1.161</text:p>
          </table:table-cell>
          <table:table-cell office:value-type="float" office:value="583.721" calcext:value-type="float">
            <text:p>583.72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627" calcext:value-type="float">
            <text:p>0.627</text:p>
          </table:table-cell>
          <table:table-cell office:value-type="float" office:value="383.759" calcext:value-type="float">
            <text:p>383.75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343" calcext:value-type="float">
            <text:p>0.343</text:p>
          </table:table-cell>
          <table:table-cell office:value-type="float" office:value="306.903" calcext:value-type="float">
            <text:p>306.90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478" calcext:value-type="float">
            <text:p>2.478</text:p>
          </table:table-cell>
          <table:table-cell office:value-type="float" office:value="464.88" calcext:value-type="float">
            <text:p>464.8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996" calcext:value-type="float">
            <text:p>0.996</text:p>
          </table:table-cell>
          <table:table-cell office:value-type="float" office:value="267.912" calcext:value-type="float">
            <text:p>267.9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481" calcext:value-type="float">
            <text:p>1.481</text:p>
          </table:table-cell>
          <table:table-cell office:value-type="float" office:value="286.841" calcext:value-type="float">
            <text:p>286.84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191" calcext:value-type="float">
            <text:p>1.191</text:p>
          </table:table-cell>
          <table:table-cell office:value-type="float" office:value="248.048" calcext:value-type="float">
            <text:p>248.0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99" calcext:value-type="float">
            <text:p>0.99</text:p>
          </table:table-cell>
          <table:table-cell office:value-type="float" office:value="245.134" calcext:value-type="float">
            <text:p>245.1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234" calcext:value-type="float">
            <text:p>1.234</text:p>
          </table:table-cell>
          <table:table-cell office:value-type="float" office:value="449.311" calcext:value-type="float">
            <text:p>449.3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788" calcext:value-type="float">
            <text:p>0.788</text:p>
          </table:table-cell>
          <table:table-cell office:value-type="float" office:value="346.935" calcext:value-type="float">
            <text:p>346.93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882" calcext:value-type="float">
            <text:p>0.882</text:p>
          </table:table-cell>
          <table:table-cell office:value-type="float" office:value="316.405" calcext:value-type="float">
            <text:p>316.40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999" calcext:value-type="float">
            <text:p>0.999</text:p>
          </table:table-cell>
          <table:table-cell office:value-type="float" office:value="642.983" calcext:value-type="float">
            <text:p>642.98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005" calcext:value-type="float">
            <text:p>1.005</text:p>
          </table:table-cell>
          <table:table-cell office:value-type="float" office:value="414.229" calcext:value-type="float">
            <text:p>414.22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513" calcext:value-type="float">
            <text:p>2.513</text:p>
          </table:table-cell>
          <table:table-cell office:value-type="float" office:value="485.696" calcext:value-type="float">
            <text:p>485.69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19" calcext:value-type="float">
            <text:p>1.19</text:p>
          </table:table-cell>
          <table:table-cell office:value-type="float" office:value="296.912" calcext:value-type="float">
            <text:p>296.9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258" calcext:value-type="float">
            <text:p>1.258</text:p>
          </table:table-cell>
          <table:table-cell office:value-type="float" office:value="551.425" calcext:value-type="float">
            <text:p>551.42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634" calcext:value-type="float">
            <text:p>0.634</text:p>
          </table:table-cell>
          <table:table-cell office:value-type="float" office:value="263.648" calcext:value-type="float">
            <text:p>263.6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321" calcext:value-type="float">
            <text:p>0.321</text:p>
          </table:table-cell>
          <table:table-cell office:value-type="float" office:value="264.569" calcext:value-type="float">
            <text:p>264.56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806" calcext:value-type="float">
            <text:p>1.806</text:p>
          </table:table-cell>
          <table:table-cell office:value-type="float" office:value="374.947" calcext:value-type="float">
            <text:p>374.94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775" calcext:value-type="float">
            <text:p>0.775</text:p>
          </table:table-cell>
          <table:table-cell office:value-type="float" office:value="351.431" calcext:value-type="float">
            <text:p>351.43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753" calcext:value-type="float">
            <text:p>0.753</text:p>
          </table:table-cell>
          <table:table-cell office:value-type="float" office:value="351.206" calcext:value-type="float">
            <text:p>351.2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351" calcext:value-type="float">
            <text:p>1.351</text:p>
          </table:table-cell>
          <table:table-cell office:value-type="float" office:value="351.299" calcext:value-type="float">
            <text:p>351.2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632" calcext:value-type="float">
            <text:p>2.632</text:p>
          </table:table-cell>
          <table:table-cell office:value-type="float" office:value="525.377" calcext:value-type="float">
            <text:p>525.3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022" calcext:value-type="float">
            <text:p>2.022</text:p>
          </table:table-cell>
          <table:table-cell office:value-type="float" office:value="364.921" calcext:value-type="float">
            <text:p>364.92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233" calcext:value-type="float">
            <text:p>1.233</text:p>
          </table:table-cell>
          <table:table-cell office:value-type="float" office:value="355.186" calcext:value-type="float">
            <text:p>355.1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576" calcext:value-type="float">
            <text:p>0.576</text:p>
          </table:table-cell>
          <table:table-cell office:value-type="float" office:value="346.365" calcext:value-type="float">
            <text:p>346.36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892" calcext:value-type="float">
            <text:p>0.892</text:p>
          </table:table-cell>
          <table:table-cell office:value-type="float" office:value="277.593" calcext:value-type="float">
            <text:p>277.5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787" calcext:value-type="float">
            <text:p>1.787</text:p>
          </table:table-cell>
          <table:table-cell office:value-type="float" office:value="307.385" calcext:value-type="float">
            <text:p>307.38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666" calcext:value-type="float">
            <text:p>0.666</text:p>
          </table:table-cell>
          <table:table-cell office:value-type="float" office:value="244.543" calcext:value-type="float">
            <text:p>244.54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841" calcext:value-type="float">
            <text:p>2.841</text:p>
          </table:table-cell>
          <table:table-cell office:value-type="float" office:value="366.249" calcext:value-type="float">
            <text:p>366.2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974" calcext:value-type="float">
            <text:p>1.974</text:p>
          </table:table-cell>
          <table:table-cell office:value-type="float" office:value="340.924" calcext:value-type="float">
            <text:p>340.92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793" calcext:value-type="float">
            <text:p>0.793</text:p>
          </table:table-cell>
          <table:table-cell office:value-type="float" office:value="309.119" calcext:value-type="float">
            <text:p>309.11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5" calcext:value-type="float">
            <text:p>0.5</text:p>
          </table:table-cell>
          <table:table-cell office:value-type="float" office:value="283.523" calcext:value-type="float">
            <text:p>283.5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2.34" calcext:value-type="float">
            <text:p>2.34</text:p>
          </table:table-cell>
          <table:table-cell office:value-type="float" office:value="779.724" calcext:value-type="float">
            <text:p>779.72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676" calcext:value-type="float">
            <text:p>0.676</text:p>
          </table:table-cell>
          <table:table-cell office:value-type="float" office:value="306.23" calcext:value-type="float">
            <text:p>306.2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52" calcext:value-type="float">
            <text:p>1.52</text:p>
          </table:table-cell>
          <table:table-cell office:value-type="float" office:value="437.977" calcext:value-type="float">
            <text:p>437.9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1.775" calcext:value-type="float">
            <text:p>1.775</text:p>
          </table:table-cell>
          <table:table-cell office:value-type="float" office:value="242.099" calcext:value-type="float">
            <text:p>242.0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19" calcext:value-type="float">
            <text:p>0.19</text:p>
          </table:table-cell>
          <table:table-cell office:value-type="float" office:value="238.88" calcext:value-type="float">
            <text:p>238.8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535" calcext:value-type="float">
            <text:p>0.535</text:p>
          </table:table-cell>
          <table:table-cell office:value-type="float" office:value="290.7" calcext:value-type="float">
            <text:p>290.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0.956" calcext:value-type="float">
            <text:p>0.956</text:p>
          </table:table-cell>
          <table:table-cell office:value-type="float" office:value="234.101" calcext:value-type="float">
            <text:p>234.10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.554" calcext:value-type="float">
            <text:p>3.554</text:p>
          </table:table-cell>
          <table:table-cell office:value-type="float" office:value="528.753" calcext:value-type="float">
            <text:p>528.75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456" calcext:value-type="float">
            <text:p>0.456</text:p>
          </table:table-cell>
          <table:table-cell office:value-type="float" office:value="265.849" calcext:value-type="float">
            <text:p>265.8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848" calcext:value-type="float">
            <text:p>0.848</text:p>
          </table:table-cell>
          <table:table-cell office:value-type="float" office:value="594.064" calcext:value-type="float">
            <text:p>594.06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247" calcext:value-type="float">
            <text:p>0.247</text:p>
          </table:table-cell>
          <table:table-cell office:value-type="float" office:value="262.919" calcext:value-type="float">
            <text:p>262.91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214" calcext:value-type="float">
            <text:p>0.214</text:p>
          </table:table-cell>
          <table:table-cell office:value-type="float" office:value="341.467" calcext:value-type="float">
            <text:p>341.4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432" calcext:value-type="float">
            <text:p>0.432</text:p>
          </table:table-cell>
          <table:table-cell office:value-type="float" office:value="367.963" calcext:value-type="float">
            <text:p>367.96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12" calcext:value-type="float">
            <text:p>0.312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461" calcext:value-type="float">
            <text:p>0.461</text:p>
          </table:table-cell>
          <table:table-cell office:value-type="float" office:value="403.18" calcext:value-type="float">
            <text:p>403.1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505" calcext:value-type="float">
            <text:p>1.505</text:p>
          </table:table-cell>
          <table:table-cell office:value-type="float" office:value="253.006" calcext:value-type="float">
            <text:p>253.0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77" calcext:value-type="float">
            <text:p>0.577</text:p>
          </table:table-cell>
          <table:table-cell office:value-type="float" office:value="297.019" calcext:value-type="float">
            <text:p>297.01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72" calcext:value-type="float">
            <text:p>0.572</text:p>
          </table:table-cell>
          <table:table-cell office:value-type="float" office:value="248.449" calcext:value-type="float">
            <text:p>248.4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972" calcext:value-type="float">
            <text:p>0.972</text:p>
          </table:table-cell>
          <table:table-cell office:value-type="float" office:value="365.374" calcext:value-type="float">
            <text:p>365.37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453" calcext:value-type="float">
            <text:p>1.453</text:p>
          </table:table-cell>
          <table:table-cell office:value-type="float" office:value="493.334" calcext:value-type="float">
            <text:p>493.3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15" calcext:value-type="float">
            <text:p>0.515</text:p>
          </table:table-cell>
          <table:table-cell office:value-type="float" office:value="515.893" calcext:value-type="float">
            <text:p>515.89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13" calcext:value-type="float">
            <text:p>0.313</text:p>
          </table:table-cell>
          <table:table-cell office:value-type="float" office:value="248.07" calcext:value-type="float">
            <text:p>248.0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85" calcext:value-type="float">
            <text:p>0.585</text:p>
          </table:table-cell>
          <table:table-cell office:value-type="float" office:value="280.99" calcext:value-type="float">
            <text:p>280.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724" calcext:value-type="float">
            <text:p>0.724</text:p>
          </table:table-cell>
          <table:table-cell office:value-type="float" office:value="244.484" calcext:value-type="float">
            <text:p>244.48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429" calcext:value-type="float">
            <text:p>0.429</text:p>
          </table:table-cell>
          <table:table-cell office:value-type="float" office:value="263.059" calcext:value-type="float">
            <text:p>263.05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477" calcext:value-type="float">
            <text:p>0.477</text:p>
          </table:table-cell>
          <table:table-cell office:value-type="float" office:value="262.146" calcext:value-type="float">
            <text:p>262.1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14" calcext:value-type="float">
            <text:p>0.14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69" calcext:value-type="float">
            <text:p>0.669</text:p>
          </table:table-cell>
          <table:table-cell office:value-type="float" office:value="334.967" calcext:value-type="float">
            <text:p>334.9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072" calcext:value-type="float">
            <text:p>1.072</text:p>
          </table:table-cell>
          <table:table-cell office:value-type="float" office:value="312.68" calcext:value-type="float">
            <text:p>312.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84" calcext:value-type="float">
            <text:p>0.684</text:p>
          </table:table-cell>
          <table:table-cell office:value-type="float" office:value="264.576" calcext:value-type="float">
            <text:p>264.5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746" calcext:value-type="float">
            <text:p>0.746</text:p>
          </table:table-cell>
          <table:table-cell office:value-type="float" office:value="245.999" calcext:value-type="float">
            <text:p>245.9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19" calcext:value-type="float">
            <text:p>0.19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.491" calcext:value-type="float">
            <text:p>4.491</text:p>
          </table:table-cell>
          <table:table-cell office:value-type="float" office:value="451.32" calcext:value-type="float">
            <text:p>451.3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172" calcext:value-type="float">
            <text:p>0.172</text:p>
          </table:table-cell>
          <table:table-cell office:value-type="float" office:value="248.06" calcext:value-type="float">
            <text:p>248.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435" calcext:value-type="float">
            <text:p>0.435</text:p>
          </table:table-cell>
          <table:table-cell office:value-type="float" office:value="346.342" calcext:value-type="float">
            <text:p>346.3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128" calcext:value-type="float">
            <text:p>0.128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54" calcext:value-type="float">
            <text:p>0.354</text:p>
          </table:table-cell>
          <table:table-cell office:value-type="float" office:value="240.976" calcext:value-type="float">
            <text:p>240.9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09" calcext:value-type="float">
            <text:p>0.509</text:p>
          </table:table-cell>
          <table:table-cell office:value-type="float" office:value="241.81" calcext:value-type="float">
            <text:p>241.8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129" calcext:value-type="float">
            <text:p>0.129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13" calcext:value-type="float">
            <text:p>0.13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316" calcext:value-type="float">
            <text:p>1.316</text:p>
          </table:table-cell>
          <table:table-cell office:value-type="float" office:value="266.811" calcext:value-type="float">
            <text:p>266.81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255" calcext:value-type="float">
            <text:p>0.255</text:p>
          </table:table-cell>
          <table:table-cell office:value-type="float" office:value="248.008" calcext:value-type="float">
            <text:p>248.00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85" calcext:value-type="float">
            <text:p>0.585</text:p>
          </table:table-cell>
          <table:table-cell office:value-type="float" office:value="261.609" calcext:value-type="float">
            <text:p>261.60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3" calcext:value-type="float">
            <text:p>0.63</text:p>
          </table:table-cell>
          <table:table-cell office:value-type="float" office:value="305.499" calcext:value-type="float">
            <text:p>305.49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056" calcext:value-type="float">
            <text:p>1.056</text:p>
          </table:table-cell>
          <table:table-cell office:value-type="float" office:value="272.188" calcext:value-type="float">
            <text:p>272.18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68" calcext:value-type="float">
            <text:p>0.668</text:p>
          </table:table-cell>
          <table:table-cell office:value-type="float" office:value="655.286" calcext:value-type="float">
            <text:p>655.2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17" calcext:value-type="float">
            <text:p>1.17</text:p>
          </table:table-cell>
          <table:table-cell office:value-type="float" office:value="294.604" calcext:value-type="float">
            <text:p>294.60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02" calcext:value-type="float">
            <text:p>0.602</text:p>
          </table:table-cell>
          <table:table-cell office:value-type="float" office:value="268.373" calcext:value-type="float">
            <text:p>268.37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49" calcext:value-type="float">
            <text:p>0.349</text:p>
          </table:table-cell>
          <table:table-cell office:value-type="float" office:value="246.992" calcext:value-type="float">
            <text:p>246.99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.156" calcext:value-type="float">
            <text:p>3.156</text:p>
          </table:table-cell>
          <table:table-cell office:value-type="float" office:value="488.168" calcext:value-type="float">
            <text:p>488.1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292" calcext:value-type="float">
            <text:p>0.292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57" calcext:value-type="float">
            <text:p>0.357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24" calcext:value-type="float">
            <text:p>0.24</text:p>
          </table:table-cell>
          <table:table-cell office:value-type="float" office:value="280.685" calcext:value-type="float">
            <text:p>280.68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45" calcext:value-type="float">
            <text:p>0.345</text:p>
          </table:table-cell>
          <table:table-cell office:value-type="float" office:value="249.017" calcext:value-type="float">
            <text:p>249.01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844" calcext:value-type="float">
            <text:p>0.844</text:p>
          </table:table-cell>
          <table:table-cell office:value-type="float" office:value="240.733" calcext:value-type="float">
            <text:p>240.73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87" calcext:value-type="float">
            <text:p>0.687</text:p>
          </table:table-cell>
          <table:table-cell office:value-type="float" office:value="292.276" calcext:value-type="float">
            <text:p>292.2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27" calcext:value-type="float">
            <text:p>0.627</text:p>
          </table:table-cell>
          <table:table-cell office:value-type="float" office:value="256.501" calcext:value-type="float">
            <text:p>256.50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.22" calcext:value-type="float">
            <text:p>3.22</text:p>
          </table:table-cell>
          <table:table-cell office:value-type="float" office:value="282.118" calcext:value-type="float">
            <text:p>282.11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718" calcext:value-type="float">
            <text:p>0.718</text:p>
          </table:table-cell>
          <table:table-cell office:value-type="float" office:value="285.478" calcext:value-type="float">
            <text:p>285.47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133" calcext:value-type="float">
            <text:p>0.133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081" calcext:value-type="float">
            <text:p>1.081</text:p>
          </table:table-cell>
          <table:table-cell office:value-type="float" office:value="294.474" calcext:value-type="float">
            <text:p>294.47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79" calcext:value-type="float">
            <text:p>0.379</text:p>
          </table:table-cell>
          <table:table-cell office:value-type="float" office:value="327.612" calcext:value-type="float">
            <text:p>327.61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.175" calcext:value-type="float">
            <text:p>3.175</text:p>
          </table:table-cell>
          <table:table-cell office:value-type="float" office:value="265.276" calcext:value-type="float">
            <text:p>265.2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78" calcext:value-type="float">
            <text:p>0.578</text:p>
          </table:table-cell>
          <table:table-cell office:value-type="float" office:value="261.549" calcext:value-type="float">
            <text:p>261.5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26" calcext:value-type="float">
            <text:p>0.326</text:p>
          </table:table-cell>
          <table:table-cell office:value-type="float" office:value="283.73" calcext:value-type="float">
            <text:p>283.7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54" calcext:value-type="float">
            <text:p>0.354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714" calcext:value-type="float">
            <text:p>0.714</text:p>
          </table:table-cell>
          <table:table-cell office:value-type="float" office:value="503.706" calcext:value-type="float">
            <text:p>503.70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133" calcext:value-type="float">
            <text:p>0.133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737" calcext:value-type="float">
            <text:p>0.737</text:p>
          </table:table-cell>
          <table:table-cell office:value-type="float" office:value="259.976" calcext:value-type="float">
            <text:p>259.97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58" calcext:value-type="float">
            <text:p>0.558</text:p>
          </table:table-cell>
          <table:table-cell office:value-type="float" office:value="260.91" calcext:value-type="float">
            <text:p>260.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289" calcext:value-type="float">
            <text:p>0.289</text:p>
          </table:table-cell>
          <table:table-cell office:value-type="float" office:value="300.757" calcext:value-type="float">
            <text:p>300.75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46" calcext:value-type="float">
            <text:p>0.546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57" calcext:value-type="float">
            <text:p>0.357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125" calcext:value-type="float">
            <text:p>0.125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63" calcext:value-type="float">
            <text:p>0.563</text:p>
          </table:table-cell>
          <table:table-cell office:value-type="float" office:value="240.913" calcext:value-type="float">
            <text:p>240.91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33" calcext:value-type="float">
            <text:p>0.533</text:p>
          </table:table-cell>
          <table:table-cell office:value-type="float" office:value="357.547" calcext:value-type="float">
            <text:p>357.54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207" calcext:value-type="float">
            <text:p>1.207</text:p>
          </table:table-cell>
          <table:table-cell office:value-type="float" office:value="293.789" calcext:value-type="float">
            <text:p>293.78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29" calcext:value-type="float">
            <text:p>0.29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471" calcext:value-type="float">
            <text:p>1.471</text:p>
          </table:table-cell>
          <table:table-cell office:value-type="float" office:value="247.826" calcext:value-type="float">
            <text:p>247.82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79" calcext:value-type="float">
            <text:p>0.679</text:p>
          </table:table-cell>
          <table:table-cell office:value-type="float" office:value="647.505" calcext:value-type="float">
            <text:p>647.50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942" calcext:value-type="float">
            <text:p>0.942</text:p>
          </table:table-cell>
          <table:table-cell office:value-type="float" office:value="610.621" calcext:value-type="float">
            <text:p>610.62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269" calcext:value-type="float">
            <text:p>0.269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44" calcext:value-type="float">
            <text:p>0.44</text:p>
          </table:table-cell>
          <table:table-cell office:value-type="float" office:value="241.895" calcext:value-type="float">
            <text:p>241.895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36" calcext:value-type="float">
            <text:p>0.636</text:p>
          </table:table-cell>
          <table:table-cell office:value-type="float" office:value="240.691" calcext:value-type="float">
            <text:p>240.69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257" calcext:value-type="float">
            <text:p>0.257</text:p>
          </table:table-cell>
          <table:table-cell office:value-type="float" office:value="260.443" calcext:value-type="float">
            <text:p>260.44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53" calcext:value-type="float">
            <text:p>0.653</text:p>
          </table:table-cell>
          <table:table-cell office:value-type="float" office:value="252.872" calcext:value-type="float">
            <text:p>252.87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172" calcext:value-type="float">
            <text:p>1.172</text:p>
          </table:table-cell>
          <table:table-cell office:value-type="float" office:value="978.389" calcext:value-type="float">
            <text:p>978.38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94" calcext:value-type="float">
            <text:p>0.694</text:p>
          </table:table-cell>
          <table:table-cell office:value-type="float" office:value="661.289" calcext:value-type="float">
            <text:p>661.28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47" calcext:value-type="float">
            <text:p>0.347</text:p>
          </table:table-cell>
          <table:table-cell office:value-type="float" office:value="255.367" calcext:value-type="float">
            <text:p>255.36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.037" calcext:value-type="float">
            <text:p>2.037</text:p>
          </table:table-cell>
          <table:table-cell office:value-type="float" office:value="293.277" calcext:value-type="float">
            <text:p>293.2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506" calcext:value-type="float">
            <text:p>1.506</text:p>
          </table:table-cell>
          <table:table-cell office:value-type="float" office:value="458.998" calcext:value-type="float">
            <text:p>458.99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592" calcext:value-type="float">
            <text:p>1.592</text:p>
          </table:table-cell>
          <table:table-cell office:value-type="float" office:value="325.571" calcext:value-type="float">
            <text:p>325.57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624" calcext:value-type="float">
            <text:p>0.624</text:p>
          </table:table-cell>
          <table:table-cell office:value-type="float" office:value="686.846" calcext:value-type="float">
            <text:p>686.84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71" calcext:value-type="float">
            <text:p>0.371</text:p>
          </table:table-cell>
          <table:table-cell office:value-type="float" office:value="256.477" calcext:value-type="float">
            <text:p>256.47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434" calcext:value-type="float">
            <text:p>0.434</text:p>
          </table:table-cell>
          <table:table-cell office:value-type="float" office:value="326.194" calcext:value-type="float">
            <text:p>326.19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64" calcext:value-type="float">
            <text:p>1.64</text:p>
          </table:table-cell>
          <table:table-cell office:value-type="float" office:value="273.733" calcext:value-type="float">
            <text:p>273.733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382" calcext:value-type="float">
            <text:p>1.382</text:p>
          </table:table-cell>
          <table:table-cell office:value-type="float" office:value="511.79" calcext:value-type="float">
            <text:p>511.7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063" calcext:value-type="float">
            <text:p>1.063</text:p>
          </table:table-cell>
          <table:table-cell office:value-type="float" office:value="307.868" calcext:value-type="float">
            <text:p>307.86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344" calcext:value-type="float">
            <text:p>0.344</text:p>
          </table:table-cell>
          <table:table-cell office:value-type="float" office:value="247.839" calcext:value-type="float">
            <text:p>247.8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851" calcext:value-type="float">
            <text:p>0.851</text:p>
          </table:table-cell>
          <table:table-cell office:value-type="float" office:value="249.448" calcext:value-type="float">
            <text:p>249.4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131" calcext:value-type="float">
            <text:p>0.131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672" calcext:value-type="float">
            <text:p>1.672</text:p>
          </table:table-cell>
          <table:table-cell office:value-type="float" office:value="1164.54" calcext:value-type="float">
            <text:p>1164.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2.477" calcext:value-type="float">
            <text:p>2.477</text:p>
          </table:table-cell>
          <table:table-cell office:value-type="float" office:value="743.198" calcext:value-type="float">
            <text:p>743.19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981" calcext:value-type="float">
            <text:p>0.981</text:p>
          </table:table-cell>
          <table:table-cell office:value-type="float" office:value="248.626" calcext:value-type="float">
            <text:p>248.62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532" calcext:value-type="float">
            <text:p>0.532</text:p>
          </table:table-cell>
          <table:table-cell office:value-type="float" office:value="240.661" calcext:value-type="float">
            <text:p>240.66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1.003" calcext:value-type="float">
            <text:p>1.003</text:p>
          </table:table-cell>
          <table:table-cell office:value-type="float" office:value="374.27" calcext:value-type="float">
            <text:p>374.27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rrt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0.469" calcext:value-type="float">
            <text:p>0.469</text:p>
          </table:table-cell>
          <table:table-cell office:value-type="float" office:value="240.656" calcext:value-type="float">
            <text:p>240.656</text:p>
          </table:table-cell>
        </table:table-row>
        <table:table-row table:style-name="ro1">
          <table:table-cell table:number-columns-repeated="6"/>
          <table:table-cell table:formula="of:=AVERAGE([.G511:.G1018])" office:value-type="float" office:value="2.553118" calcext:value-type="float">
            <text:p>2.553118</text:p>
          </table:table-cell>
          <table:table-cell table:formula="of:=AVERAGE([.H511:.H1018])" office:value-type="float" office:value="512.166013999999" calcext:value-type="float">
            <text:p>512.1660139999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0.666" calcext:value-type="float">
            <text:p>50.666</text:p>
          </table:table-cell>
          <table:table-cell office:value-type="float" office:value="1809.94" calcext:value-type="float">
            <text:p>1809.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2.736" calcext:value-type="float">
            <text:p>12.736</text:p>
          </table:table-cell>
          <table:table-cell office:value-type="float" office:value="1190.36" calcext:value-type="float">
            <text:p>1190.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7.097" calcext:value-type="float">
            <text:p>7.097</text:p>
          </table:table-cell>
          <table:table-cell office:value-type="float" office:value="1279.06" calcext:value-type="float">
            <text:p>1279.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0.669" calcext:value-type="float">
            <text:p>20.669</text:p>
          </table:table-cell>
          <table:table-cell office:value-type="float" office:value="1560.56" calcext:value-type="float">
            <text:p>1560.5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0.174" calcext:value-type="float">
            <text:p>40.174</text:p>
          </table:table-cell>
          <table:table-cell office:value-type="float" office:value="971.169" calcext:value-type="float">
            <text:p>971.1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.66" calcext:value-type="float">
            <text:p>5.66</text:p>
          </table:table-cell>
          <table:table-cell office:value-type="float" office:value="830.765" calcext:value-type="float">
            <text:p>830.76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2.263" calcext:value-type="float">
            <text:p>12.263</text:p>
          </table:table-cell>
          <table:table-cell office:value-type="float" office:value="1389.52" calcext:value-type="float">
            <text:p>1389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1.364" calcext:value-type="float">
            <text:p>21.364</text:p>
          </table:table-cell>
          <table:table-cell office:value-type="float" office:value="1580.07" calcext:value-type="float">
            <text:p>1580.0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9.912" calcext:value-type="float">
            <text:p>29.912</text:p>
          </table:table-cell>
          <table:table-cell office:value-type="float" office:value="963.635" calcext:value-type="float">
            <text:p>963.63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3.115" calcext:value-type="float">
            <text:p>13.115</text:p>
          </table:table-cell>
          <table:table-cell office:value-type="float" office:value="1329.85" calcext:value-type="float">
            <text:p>1329.8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7.168" calcext:value-type="float">
            <text:p>37.168</text:p>
          </table:table-cell>
          <table:table-cell office:value-type="float" office:value="1494.06" calcext:value-type="float">
            <text:p>1494.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.083" calcext:value-type="float">
            <text:p>2.083</text:p>
          </table:table-cell>
          <table:table-cell office:value-type="float" office:value="1124.36" calcext:value-type="float">
            <text:p>1124.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6.792" calcext:value-type="float">
            <text:p>16.792</text:p>
          </table:table-cell>
          <table:table-cell office:value-type="float" office:value="1346.73" calcext:value-type="float">
            <text:p>1346.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3.409" calcext:value-type="float">
            <text:p>23.409</text:p>
          </table:table-cell>
          <table:table-cell office:value-type="float" office:value="1641.32" calcext:value-type="float">
            <text:p>1641.3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0.945" calcext:value-type="float">
            <text:p>0.945</text:p>
          </table:table-cell>
          <table:table-cell office:value-type="float" office:value="800.556" calcext:value-type="float">
            <text:p>800.55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1.894" calcext:value-type="float">
            <text:p>11.894</text:p>
          </table:table-cell>
          <table:table-cell office:value-type="float" office:value="945.745" calcext:value-type="float">
            <text:p>945.74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9.461" calcext:value-type="float">
            <text:p>19.461</text:p>
          </table:table-cell>
          <table:table-cell office:value-type="float" office:value="2063.38" calcext:value-type="float">
            <text:p>2063.3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8.707" calcext:value-type="float">
            <text:p>8.707</text:p>
          </table:table-cell>
          <table:table-cell office:value-type="float" office:value="1041.41" calcext:value-type="float">
            <text:p>1041.4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9.79" calcext:value-type="float">
            <text:p>59.79</text:p>
          </table:table-cell>
          <table:table-cell office:value-type="float" office:value="1151.39" calcext:value-type="float">
            <text:p>1151.3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4.778" calcext:value-type="float">
            <text:p>34.778</text:p>
          </table:table-cell>
          <table:table-cell office:value-type="float" office:value="774.011" calcext:value-type="float">
            <text:p>774.01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.031" calcext:value-type="float">
            <text:p>2.031</text:p>
          </table:table-cell>
          <table:table-cell office:value-type="float" office:value="583.552" calcext:value-type="float">
            <text:p>583.5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1.833" calcext:value-type="float">
            <text:p>11.833</text:p>
          </table:table-cell>
          <table:table-cell office:value-type="float" office:value="852.621" calcext:value-type="float">
            <text:p>852.6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.974" calcext:value-type="float">
            <text:p>1.974</text:p>
          </table:table-cell>
          <table:table-cell office:value-type="float" office:value="1345.02" calcext:value-type="float">
            <text:p>1345.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9.21" calcext:value-type="float">
            <text:p>19.21</text:p>
          </table:table-cell>
          <table:table-cell office:value-type="float" office:value="836.818" calcext:value-type="float">
            <text:p>836.81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6.306" calcext:value-type="float">
            <text:p>6.306</text:p>
          </table:table-cell>
          <table:table-cell office:value-type="float" office:value="857.687" calcext:value-type="float">
            <text:p>857.6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3.414" calcext:value-type="float">
            <text:p>23.414</text:p>
          </table:table-cell>
          <table:table-cell office:value-type="float" office:value="708.884" calcext:value-type="float">
            <text:p>708.8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74.166" calcext:value-type="float">
            <text:p>74.166</text:p>
          </table:table-cell>
          <table:table-cell office:value-type="float" office:value="1153.37" calcext:value-type="float">
            <text:p>1153.3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9.336" calcext:value-type="float">
            <text:p>29.336</text:p>
          </table:table-cell>
          <table:table-cell office:value-type="float" office:value="2089.78" calcext:value-type="float">
            <text:p>2089.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7.461" calcext:value-type="float">
            <text:p>7.461</text:p>
          </table:table-cell>
          <table:table-cell office:value-type="float" office:value="1378.83" calcext:value-type="float">
            <text:p>1378.8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0.704" calcext:value-type="float">
            <text:p>0.704</text:p>
          </table:table-cell>
          <table:table-cell office:value-type="float" office:value="833.688" calcext:value-type="float">
            <text:p>833.68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1.635" calcext:value-type="float">
            <text:p>21.635</text:p>
          </table:table-cell>
          <table:table-cell office:value-type="float" office:value="792.441" calcext:value-type="float">
            <text:p>792.44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1.059" calcext:value-type="float">
            <text:p>21.059</text:p>
          </table:table-cell>
          <table:table-cell office:value-type="float" office:value="772.941" calcext:value-type="float">
            <text:p>772.94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06.91" calcext:value-type="float">
            <text:p>106.91</text:p>
          </table:table-cell>
          <table:table-cell office:value-type="float" office:value="2053.89" calcext:value-type="float">
            <text:p>2053.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6.788" calcext:value-type="float">
            <text:p>6.788</text:p>
          </table:table-cell>
          <table:table-cell office:value-type="float" office:value="835.87" calcext:value-type="float">
            <text:p>83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1.266" calcext:value-type="float">
            <text:p>21.266</text:p>
          </table:table-cell>
          <table:table-cell office:value-type="float" office:value="1742.21" calcext:value-type="float">
            <text:p>1742.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9.087" calcext:value-type="float">
            <text:p>9.087</text:p>
          </table:table-cell>
          <table:table-cell office:value-type="float" office:value="632.335" calcext:value-type="float">
            <text:p>632.33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5.019" calcext:value-type="float">
            <text:p>15.019</text:p>
          </table:table-cell>
          <table:table-cell office:value-type="float" office:value="842.936" calcext:value-type="float">
            <text:p>842.9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65.612" calcext:value-type="float">
            <text:p>65.612</text:p>
          </table:table-cell>
          <table:table-cell office:value-type="float" office:value="730.176" calcext:value-type="float">
            <text:p>730.1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7.909" calcext:value-type="float">
            <text:p>17.909</text:p>
          </table:table-cell>
          <table:table-cell office:value-type="float" office:value="971.989" calcext:value-type="float">
            <text:p>971.9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.165" calcext:value-type="float">
            <text:p>1.165</text:p>
          </table:table-cell>
          <table:table-cell office:value-type="float" office:value="624.335" calcext:value-type="float">
            <text:p>624.33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62.817" calcext:value-type="float">
            <text:p>162.817</text:p>
          </table:table-cell>
          <table:table-cell office:value-type="float" office:value="856.995" calcext:value-type="float">
            <text:p>856.99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7.351" calcext:value-type="float">
            <text:p>7.351</text:p>
          </table:table-cell>
          <table:table-cell office:value-type="float" office:value="1393.68" calcext:value-type="float">
            <text:p>1393.6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.644" calcext:value-type="float">
            <text:p>5.644</text:p>
          </table:table-cell>
          <table:table-cell office:value-type="float" office:value="1182.58" calcext:value-type="float">
            <text:p>1182.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9.041" calcext:value-type="float">
            <text:p>29.041</text:p>
          </table:table-cell>
          <table:table-cell office:value-type="float" office:value="885.225" calcext:value-type="float">
            <text:p>885.22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8.028" calcext:value-type="float">
            <text:p>8.028</text:p>
          </table:table-cell>
          <table:table-cell office:value-type="float" office:value="1347.43" calcext:value-type="float">
            <text:p>1347.4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.861" calcext:value-type="float">
            <text:p>4.861</text:p>
          </table:table-cell>
          <table:table-cell office:value-type="float" office:value="805.824" calcext:value-type="float">
            <text:p>805.8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6.575" calcext:value-type="float">
            <text:p>26.575</text:p>
          </table:table-cell>
          <table:table-cell office:value-type="float" office:value="1126.18" calcext:value-type="float">
            <text:p>1126.1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8.094" calcext:value-type="float">
            <text:p>18.094</text:p>
          </table:table-cell>
          <table:table-cell office:value-type="float" office:value="1455.15" calcext:value-type="float">
            <text:p>1455.1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2.303" calcext:value-type="float">
            <text:p>22.303</text:p>
          </table:table-cell>
          <table:table-cell office:value-type="float" office:value="1858.21" calcext:value-type="float">
            <text:p>1858.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7.925" calcext:value-type="float">
            <text:p>7.925</text:p>
          </table:table-cell>
          <table:table-cell office:value-type="float" office:value="975.576" calcext:value-type="float">
            <text:p>975.5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8.165" calcext:value-type="float">
            <text:p>58.165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5.376" calcext:value-type="float">
            <text:p>45.376</text:p>
          </table:table-cell>
          <table:table-cell office:value-type="float" office:value="1539.68" calcext:value-type="float">
            <text:p>1539.6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1.366" calcext:value-type="float">
            <text:p>31.366</text:p>
          </table:table-cell>
          <table:table-cell office:value-type="float" office:value="1019.92" calcext:value-type="float">
            <text:p>1019.9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69.34" calcext:value-type="float">
            <text:p>69.34</text:p>
          </table:table-cell>
          <table:table-cell office:value-type="float" office:value="1059.72" calcext:value-type="float">
            <text:p>1059.7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5.983" calcext:value-type="float">
            <text:p>25.983</text:p>
          </table:table-cell>
          <table:table-cell office:value-type="float" office:value="1147.27" calcext:value-type="float">
            <text:p>1147.2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2.016" calcext:value-type="float">
            <text:p>22.016</text:p>
          </table:table-cell>
          <table:table-cell office:value-type="float" office:value="1127.84" calcext:value-type="float">
            <text:p>1127.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9.344" calcext:value-type="float">
            <text:p>9.344</text:p>
          </table:table-cell>
          <table:table-cell office:value-type="float" office:value="1592.73" calcext:value-type="float">
            <text:p>1592.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9.906" calcext:value-type="float">
            <text:p>29.906</text:p>
          </table:table-cell>
          <table:table-cell office:value-type="float" office:value="949.899" calcext:value-type="float">
            <text:p>949.89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5.44" calcext:value-type="float">
            <text:p>25.44</text:p>
          </table:table-cell>
          <table:table-cell office:value-type="float" office:value="1197.21" calcext:value-type="float">
            <text:p>1197.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.737" calcext:value-type="float">
            <text:p>3.737</text:p>
          </table:table-cell>
          <table:table-cell office:value-type="float" office:value="740.146" calcext:value-type="float">
            <text:p>740.1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.543" calcext:value-type="float">
            <text:p>5.543</text:p>
          </table:table-cell>
          <table:table-cell office:value-type="float" office:value="649.529" calcext:value-type="float">
            <text:p>649.5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7.361" calcext:value-type="float">
            <text:p>27.361</text:p>
          </table:table-cell>
          <table:table-cell office:value-type="float" office:value="768.273" calcext:value-type="float">
            <text:p>768.2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.308" calcext:value-type="float">
            <text:p>3.308</text:p>
          </table:table-cell>
          <table:table-cell office:value-type="float" office:value="1037.63" calcext:value-type="float">
            <text:p>1037.6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9.587" calcext:value-type="float">
            <text:p>19.587</text:p>
          </table:table-cell>
          <table:table-cell office:value-type="float" office:value="908.593" calcext:value-type="float">
            <text:p>908.5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0.77" calcext:value-type="float">
            <text:p>10.77</text:p>
          </table:table-cell>
          <table:table-cell office:value-type="float" office:value="1711.09" calcext:value-type="float">
            <text:p>1711.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.794" calcext:value-type="float">
            <text:p>2.794</text:p>
          </table:table-cell>
          <table:table-cell office:value-type="float" office:value="628.481" calcext:value-type="float">
            <text:p>628.4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7.899" calcext:value-type="float">
            <text:p>7.899</text:p>
          </table:table-cell>
          <table:table-cell office:value-type="float" office:value="1047.89" calcext:value-type="float">
            <text:p>1047.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7.418" calcext:value-type="float">
            <text:p>7.418</text:p>
          </table:table-cell>
          <table:table-cell office:value-type="float" office:value="776.236" calcext:value-type="float">
            <text:p>776.2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7.281" calcext:value-type="float">
            <text:p>27.281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0.364" calcext:value-type="float">
            <text:p>20.364</text:p>
          </table:table-cell>
          <table:table-cell office:value-type="float" office:value="826.936" calcext:value-type="float">
            <text:p>826.9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.13" calcext:value-type="float">
            <text:p>1.13</text:p>
          </table:table-cell>
          <table:table-cell office:value-type="float" office:value="645.063" calcext:value-type="float">
            <text:p>645.06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9.141" calcext:value-type="float">
            <text:p>9.141</text:p>
          </table:table-cell>
          <table:table-cell office:value-type="float" office:value="1400.54" calcext:value-type="float">
            <text:p>1400.5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774" calcext:value-type="float">
            <text:p>36.774</text:p>
          </table:table-cell>
          <table:table-cell office:value-type="float" office:value="1113.16" calcext:value-type="float">
            <text:p>1113.1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0.274" calcext:value-type="float">
            <text:p>10.274</text:p>
          </table:table-cell>
          <table:table-cell office:value-type="float" office:value="1604.09" calcext:value-type="float">
            <text:p>1604.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1.334" calcext:value-type="float">
            <text:p>11.334</text:p>
          </table:table-cell>
          <table:table-cell office:value-type="float" office:value="982.014" calcext:value-type="float">
            <text:p>982.0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6.955" calcext:value-type="float">
            <text:p>26.955</text:p>
          </table:table-cell>
          <table:table-cell office:value-type="float" office:value="994.776" calcext:value-type="float">
            <text:p>994.7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0.597" calcext:value-type="float">
            <text:p>50.597</text:p>
          </table:table-cell>
          <table:table-cell office:value-type="float" office:value="854.132" calcext:value-type="float">
            <text:p>854.13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.869" calcext:value-type="float">
            <text:p>1.869</text:p>
          </table:table-cell>
          <table:table-cell office:value-type="float" office:value="907.464" calcext:value-type="float">
            <text:p>907.46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0.623" calcext:value-type="float">
            <text:p>30.623</text:p>
          </table:table-cell>
          <table:table-cell office:value-type="float" office:value="968.183" calcext:value-type="float">
            <text:p>968.18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3.33" calcext:value-type="float">
            <text:p>13.33</text:p>
          </table:table-cell>
          <table:table-cell office:value-type="float" office:value="1706.01" calcext:value-type="float">
            <text:p>1706.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.359" calcext:value-type="float">
            <text:p>5.359</text:p>
          </table:table-cell>
          <table:table-cell office:value-type="float" office:value="1069.78" calcext:value-type="float">
            <text:p>1069.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0.115" calcext:value-type="float">
            <text:p>10.115</text:p>
          </table:table-cell>
          <table:table-cell office:value-type="float" office:value="693.466" calcext:value-type="float">
            <text:p>693.4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.93" calcext:value-type="float">
            <text:p>1.93</text:p>
          </table:table-cell>
          <table:table-cell office:value-type="float" office:value="590.533" calcext:value-type="float">
            <text:p>590.5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.595" calcext:value-type="float">
            <text:p>1.595</text:p>
          </table:table-cell>
          <table:table-cell office:value-type="float" office:value="1069.46" calcext:value-type="float">
            <text:p>1069.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2.919" calcext:value-type="float">
            <text:p>32.919</text:p>
          </table:table-cell>
          <table:table-cell office:value-type="float" office:value="1286.26" calcext:value-type="float">
            <text:p>1286.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9.112" calcext:value-type="float">
            <text:p>29.112</text:p>
          </table:table-cell>
          <table:table-cell office:value-type="float" office:value="1171.59" calcext:value-type="float">
            <text:p>1171.5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9.294" calcext:value-type="float">
            <text:p>19.294</text:p>
          </table:table-cell>
          <table:table-cell office:value-type="float" office:value="1265.77" calcext:value-type="float">
            <text:p>1265.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7.203" calcext:value-type="float">
            <text:p>7.203</text:p>
          </table:table-cell>
          <table:table-cell office:value-type="float" office:value="1370.05" calcext:value-type="float">
            <text:p>1370.0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6.939" calcext:value-type="float">
            <text:p>16.939</text:p>
          </table:table-cell>
          <table:table-cell office:value-type="float" office:value="711.602" calcext:value-type="float">
            <text:p>711.6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4.804" calcext:value-type="float">
            <text:p>24.804</text:p>
          </table:table-cell>
          <table:table-cell office:value-type="float" office:value="985.294" calcext:value-type="float">
            <text:p>985.2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.382" calcext:value-type="float">
            <text:p>5.382</text:p>
          </table:table-cell>
          <table:table-cell office:value-type="float" office:value="636.267" calcext:value-type="float">
            <text:p>636.26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4.918" calcext:value-type="float">
            <text:p>14.918</text:p>
          </table:table-cell>
          <table:table-cell office:value-type="float" office:value="1901.96" calcext:value-type="float">
            <text:p>1901.9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11.86" calcext:value-type="float">
            <text:p>11.86</text:p>
          </table:table-cell>
          <table:table-cell office:value-type="float" office:value="1333.42" calcext:value-type="float">
            <text:p>1333.4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5.575" calcext:value-type="float">
            <text:p>55.575</text:p>
          </table:table-cell>
          <table:table-cell office:value-type="float" office:value="1029.73" calcext:value-type="float">
            <text:p>1029.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5.81" calcext:value-type="float">
            <text:p>55.81</text:p>
          </table:table-cell>
          <table:table-cell office:value-type="float" office:value="1934.82" calcext:value-type="float">
            <text:p>1934.8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.866" calcext:value-type="float">
            <text:p>3.866</text:p>
          </table:table-cell>
          <table:table-cell office:value-type="float" office:value="843.648" calcext:value-type="float">
            <text:p>843.6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61.806" calcext:value-type="float">
            <text:p>61.806</text:p>
          </table:table-cell>
          <table:table-cell office:value-type="float" office:value="1282.66" calcext:value-type="float">
            <text:p>1282.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3.366" calcext:value-type="float">
            <text:p>33.366</text:p>
          </table:table-cell>
          <table:table-cell office:value-type="float" office:value="1031.63" calcext:value-type="float">
            <text:p>1031.6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.209" calcext:value-type="float">
            <text:p>4.209</text:p>
          </table:table-cell>
          <table:table-cell office:value-type="float" office:value="610.434" calcext:value-type="float">
            <text:p>610.43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2.184" calcext:value-type="float">
            <text:p>2.184</text:p>
          </table:table-cell>
          <table:table-cell office:value-type="float" office:value="715.365" calcext:value-type="float">
            <text:p>715.36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0.092" calcext:value-type="float">
            <text:p>10.092</text:p>
          </table:table-cell>
          <table:table-cell office:value-type="float" office:value="1394.55" calcext:value-type="float">
            <text:p>1394.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.225" calcext:value-type="float">
            <text:p>4.225</text:p>
          </table:table-cell>
          <table:table-cell office:value-type="float" office:value="809.581" calcext:value-type="float">
            <text:p>809.5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3.36" calcext:value-type="float">
            <text:p>23.36</text:p>
          </table:table-cell>
          <table:table-cell office:value-type="float" office:value="1123.12" calcext:value-type="float">
            <text:p>1123.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9.745" calcext:value-type="float">
            <text:p>19.745</text:p>
          </table:table-cell>
          <table:table-cell office:value-type="float" office:value="1181.01" calcext:value-type="float">
            <text:p>1181.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7.534" calcext:value-type="float">
            <text:p>7.534</text:p>
          </table:table-cell>
          <table:table-cell office:value-type="float" office:value="988.326" calcext:value-type="float">
            <text:p>988.3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5.091" calcext:value-type="float">
            <text:p>15.091</text:p>
          </table:table-cell>
          <table:table-cell office:value-type="float" office:value="848.279" calcext:value-type="float">
            <text:p>848.27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6.72" calcext:value-type="float">
            <text:p>6.72</text:p>
          </table:table-cell>
          <table:table-cell office:value-type="float" office:value="754.748" calcext:value-type="float">
            <text:p>754.7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2.35" calcext:value-type="float">
            <text:p>12.35</text:p>
          </table:table-cell>
          <table:table-cell office:value-type="float" office:value="1106.52" calcext:value-type="float">
            <text:p>1106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6.741" calcext:value-type="float">
            <text:p>86.741</text:p>
          </table:table-cell>
          <table:table-cell office:value-type="float" office:value="1188.18" calcext:value-type="float">
            <text:p>1188.1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7.183" calcext:value-type="float">
            <text:p>7.183</text:p>
          </table:table-cell>
          <table:table-cell office:value-type="float" office:value="2206.29" calcext:value-type="float">
            <text:p>2206.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4.691" calcext:value-type="float">
            <text:p>14.691</text:p>
          </table:table-cell>
          <table:table-cell office:value-type="float" office:value="1217.47" calcext:value-type="float">
            <text:p>1217.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.578" calcext:value-type="float">
            <text:p>8.578</text:p>
          </table:table-cell>
          <table:table-cell office:value-type="float" office:value="587.166" calcext:value-type="float">
            <text:p>587.1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.151" calcext:value-type="float">
            <text:p>1.151</text:p>
          </table:table-cell>
          <table:table-cell office:value-type="float" office:value="847.976" calcext:value-type="float">
            <text:p>847.9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.149" calcext:value-type="float">
            <text:p>3.149</text:p>
          </table:table-cell>
          <table:table-cell office:value-type="float" office:value="601.888" calcext:value-type="float">
            <text:p>601.88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7.244" calcext:value-type="float">
            <text:p>7.244</text:p>
          </table:table-cell>
          <table:table-cell office:value-type="float" office:value="529.364" calcext:value-type="float">
            <text:p>529.36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0.673" calcext:value-type="float">
            <text:p>0.673</text:p>
          </table:table-cell>
          <table:table-cell office:value-type="float" office:value="926.182" calcext:value-type="float">
            <text:p>926.18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1.812" calcext:value-type="float">
            <text:p>21.812</text:p>
          </table:table-cell>
          <table:table-cell office:value-type="float" office:value="748.232" calcext:value-type="float">
            <text:p>748.23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.114" calcext:value-type="float">
            <text:p>2.114</text:p>
          </table:table-cell>
          <table:table-cell office:value-type="float" office:value="1421.93" calcext:value-type="float">
            <text:p>1421.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4.607" calcext:value-type="float">
            <text:p>34.607</text:p>
          </table:table-cell>
          <table:table-cell office:value-type="float" office:value="847.064" calcext:value-type="float">
            <text:p>847.06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0.454" calcext:value-type="float">
            <text:p>0.454</text:p>
          </table:table-cell>
          <table:table-cell office:value-type="float" office:value="827.408" calcext:value-type="float">
            <text:p>827.4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2.781" calcext:value-type="float">
            <text:p>12.781</text:p>
          </table:table-cell>
          <table:table-cell office:value-type="float" office:value="928.521" calcext:value-type="float">
            <text:p>928.5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.865" calcext:value-type="float">
            <text:p>2.865</text:p>
          </table:table-cell>
          <table:table-cell office:value-type="float" office:value="1195.79" calcext:value-type="float">
            <text:p>1195.7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9.026" calcext:value-type="float">
            <text:p>19.026</text:p>
          </table:table-cell>
          <table:table-cell office:value-type="float" office:value="1318.93" calcext:value-type="float">
            <text:p>1318.9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.486" calcext:value-type="float">
            <text:p>3.486</text:p>
          </table:table-cell>
          <table:table-cell office:value-type="float" office:value="1264.79" calcext:value-type="float">
            <text:p>1264.7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0.712" calcext:value-type="float">
            <text:p>0.712</text:p>
          </table:table-cell>
          <table:table-cell office:value-type="float" office:value="802.82" calcext:value-type="float">
            <text:p>802.8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5.568" calcext:value-type="float">
            <text:p>15.568</text:p>
          </table:table-cell>
          <table:table-cell office:value-type="float" office:value="1096.43" calcext:value-type="float">
            <text:p>1096.4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.017" calcext:value-type="float">
            <text:p>2.017</text:p>
          </table:table-cell>
          <table:table-cell office:value-type="float" office:value="1114.03" calcext:value-type="float">
            <text:p>1114.0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.238" calcext:value-type="float">
            <text:p>8.238</text:p>
          </table:table-cell>
          <table:table-cell office:value-type="float" office:value="918.528" calcext:value-type="float">
            <text:p>918.52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0.431" calcext:value-type="float">
            <text:p>10.431</text:p>
          </table:table-cell>
          <table:table-cell office:value-type="float" office:value="640.057" calcext:value-type="float">
            <text:p>640.05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.13" calcext:value-type="float">
            <text:p>1.13</text:p>
          </table:table-cell>
          <table:table-cell office:value-type="float" office:value="580.504" calcext:value-type="float">
            <text:p>580.50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1.98" calcext:value-type="float">
            <text:p>21.98</text:p>
          </table:table-cell>
          <table:table-cell office:value-type="float" office:value="1445.62" calcext:value-type="float">
            <text:p>1445.6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5.112" calcext:value-type="float">
            <text:p>5.112</text:p>
          </table:table-cell>
          <table:table-cell office:value-type="float" office:value="739.974" calcext:value-type="float">
            <text:p>739.97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931" calcext:value-type="float">
            <text:p>40.931</text:p>
          </table:table-cell>
          <table:table-cell office:value-type="float" office:value="1172.46" calcext:value-type="float">
            <text:p>1172.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.488" calcext:value-type="float">
            <text:p>8.488</text:p>
          </table:table-cell>
          <table:table-cell office:value-type="float" office:value="884.008" calcext:value-type="float">
            <text:p>884.0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6.404" calcext:value-type="float">
            <text:p>36.404</text:p>
          </table:table-cell>
          <table:table-cell office:value-type="float" office:value="766.23" calcext:value-type="float">
            <text:p>766.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5.756" calcext:value-type="float">
            <text:p>5.756</text:p>
          </table:table-cell>
          <table:table-cell office:value-type="float" office:value="627.918" calcext:value-type="float">
            <text:p>627.91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.633" calcext:value-type="float">
            <text:p>2.633</text:p>
          </table:table-cell>
          <table:table-cell office:value-type="float" office:value="595.077" calcext:value-type="float">
            <text:p>595.0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4.738" calcext:value-type="float">
            <text:p>34.738</text:p>
          </table:table-cell>
          <table:table-cell office:value-type="float" office:value="1166.86" calcext:value-type="float">
            <text:p>1166.8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3.007" calcext:value-type="float">
            <text:p>13.007</text:p>
          </table:table-cell>
          <table:table-cell office:value-type="float" office:value="945.443" calcext:value-type="float">
            <text:p>945.44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0.039" calcext:value-type="float">
            <text:p>20.039</text:p>
          </table:table-cell>
          <table:table-cell office:value-type="float" office:value="596.383" calcext:value-type="float">
            <text:p>596.38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6.239" calcext:value-type="float">
            <text:p>6.239</text:p>
          </table:table-cell>
          <table:table-cell office:value-type="float" office:value="1542.96" calcext:value-type="float">
            <text:p>1542.9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.388" calcext:value-type="float">
            <text:p>4.388</text:p>
          </table:table-cell>
          <table:table-cell office:value-type="float" office:value="592.167" calcext:value-type="float">
            <text:p>592.16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1.393" calcext:value-type="float">
            <text:p>11.393</text:p>
          </table:table-cell>
          <table:table-cell office:value-type="float" office:value="610.005" calcext:value-type="float">
            <text:p>610.00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9.876" calcext:value-type="float">
            <text:p>29.876</text:p>
          </table:table-cell>
          <table:table-cell office:value-type="float" office:value="813.648" calcext:value-type="float">
            <text:p>813.6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.791" calcext:value-type="float">
            <text:p>1.791</text:p>
          </table:table-cell>
          <table:table-cell office:value-type="float" office:value="1214.51" calcext:value-type="float">
            <text:p>1214.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5.101" calcext:value-type="float">
            <text:p>5.101</text:p>
          </table:table-cell>
          <table:table-cell office:value-type="float" office:value="767.087" calcext:value-type="float">
            <text:p>767.0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77.098" calcext:value-type="float">
            <text:p>77.098</text:p>
          </table:table-cell>
          <table:table-cell office:value-type="float" office:value="548.832" calcext:value-type="float">
            <text:p>548.83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6.834" calcext:value-type="float">
            <text:p>36.834</text:p>
          </table:table-cell>
          <table:table-cell office:value-type="float" office:value="926.177" calcext:value-type="float">
            <text:p>926.1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.277" calcext:value-type="float">
            <text:p>3.277</text:p>
          </table:table-cell>
          <table:table-cell office:value-type="float" office:value="1790.33" calcext:value-type="float">
            <text:p>1790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.507" calcext:value-type="float">
            <text:p>4.507</text:p>
          </table:table-cell>
          <table:table-cell office:value-type="float" office:value="795.394" calcext:value-type="float">
            <text:p>795.3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4.547" calcext:value-type="float">
            <text:p>14.547</text:p>
          </table:table-cell>
          <table:table-cell office:value-type="float" office:value="705.01" calcext:value-type="float">
            <text:p>705.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.095" calcext:value-type="float">
            <text:p>4.095</text:p>
          </table:table-cell>
          <table:table-cell office:value-type="float" office:value="1129.61" calcext:value-type="float">
            <text:p>1129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3.776" calcext:value-type="float">
            <text:p>23.776</text:p>
          </table:table-cell>
          <table:table-cell office:value-type="float" office:value="1365.46" calcext:value-type="float">
            <text:p>1365.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0.045" calcext:value-type="float">
            <text:p>30.045</text:p>
          </table:table-cell>
          <table:table-cell office:value-type="float" office:value="1673.96" calcext:value-type="float">
            <text:p>1673.9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5.859" calcext:value-type="float">
            <text:p>5.859</text:p>
          </table:table-cell>
          <table:table-cell office:value-type="float" office:value="581.572" calcext:value-type="float">
            <text:p>581.57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0.96" calcext:value-type="float">
            <text:p>20.96</text:p>
          </table:table-cell>
          <table:table-cell office:value-type="float" office:value="664.615" calcext:value-type="float">
            <text:p>664.61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.027" calcext:value-type="float">
            <text:p>1.027</text:p>
          </table:table-cell>
          <table:table-cell office:value-type="float" office:value="603.047" calcext:value-type="float">
            <text:p>603.0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3.147" calcext:value-type="float">
            <text:p>23.147</text:p>
          </table:table-cell>
          <table:table-cell office:value-type="float" office:value="614.219" calcext:value-type="float">
            <text:p>614.21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.284" calcext:value-type="float">
            <text:p>3.284</text:p>
          </table:table-cell>
          <table:table-cell office:value-type="float" office:value="659.508" calcext:value-type="float">
            <text:p>659.5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6.538" calcext:value-type="float">
            <text:p>6.538</text:p>
          </table:table-cell>
          <table:table-cell office:value-type="float" office:value="1106.81" calcext:value-type="float">
            <text:p>1106.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0.774" calcext:value-type="float">
            <text:p>10.774</text:p>
          </table:table-cell>
          <table:table-cell office:value-type="float" office:value="1649.84" calcext:value-type="float">
            <text:p>1649.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0.813" calcext:value-type="float">
            <text:p>0.813</text:p>
          </table:table-cell>
          <table:table-cell office:value-type="float" office:value="667.768" calcext:value-type="float">
            <text:p>667.76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5.902" calcext:value-type="float">
            <text:p>5.902</text:p>
          </table:table-cell>
          <table:table-cell office:value-type="float" office:value="1161.74" calcext:value-type="float">
            <text:p>1161.7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.095" calcext:value-type="float">
            <text:p>4.095</text:p>
          </table:table-cell>
          <table:table-cell office:value-type="float" office:value="1206.54" calcext:value-type="float">
            <text:p>1206.5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8.715" calcext:value-type="float">
            <text:p>28.715</text:p>
          </table:table-cell>
          <table:table-cell office:value-type="float" office:value="638.404" calcext:value-type="float">
            <text:p>638.40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.585" calcext:value-type="float">
            <text:p>2.585</text:p>
          </table:table-cell>
          <table:table-cell office:value-type="float" office:value="1394.76" calcext:value-type="float">
            <text:p>1394.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5.771" calcext:value-type="float">
            <text:p>25.771</text:p>
          </table:table-cell>
          <table:table-cell office:value-type="float" office:value="1591.11" calcext:value-type="float">
            <text:p>1591.1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9.016" calcext:value-type="float">
            <text:p>9.016</text:p>
          </table:table-cell>
          <table:table-cell office:value-type="float" office:value="1345.84" calcext:value-type="float">
            <text:p>1345.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.075" calcext:value-type="float">
            <text:p>8.075</text:p>
          </table:table-cell>
          <table:table-cell office:value-type="float" office:value="1108.61" calcext:value-type="float">
            <text:p>1108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122" calcext:value-type="float">
            <text:p>43.122</text:p>
          </table:table-cell>
          <table:table-cell office:value-type="float" office:value="747.891" calcext:value-type="float">
            <text:p>747.89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1.852" calcext:value-type="float">
            <text:p>21.852</text:p>
          </table:table-cell>
          <table:table-cell office:value-type="float" office:value="2403.6" calcext:value-type="float">
            <text:p>2403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58.708" calcext:value-type="float">
            <text:p>58.708</text:p>
          </table:table-cell>
          <table:table-cell office:value-type="float" office:value="1312.11" calcext:value-type="float">
            <text:p>1312.1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7.717" calcext:value-type="float">
            <text:p>7.717</text:p>
          </table:table-cell>
          <table:table-cell office:value-type="float" office:value="932.081" calcext:value-type="float">
            <text:p>932.0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7.236" calcext:value-type="float">
            <text:p>7.236</text:p>
          </table:table-cell>
          <table:table-cell office:value-type="float" office:value="777.608" calcext:value-type="float">
            <text:p>777.6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1.717" calcext:value-type="float">
            <text:p>21.717</text:p>
          </table:table-cell>
          <table:table-cell office:value-type="float" office:value="1088.63" calcext:value-type="float">
            <text:p>1088.6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1.072" calcext:value-type="float">
            <text:p>11.072</text:p>
          </table:table-cell>
          <table:table-cell office:value-type="float" office:value="1280.78" calcext:value-type="float">
            <text:p>1280.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1.009" calcext:value-type="float">
            <text:p>11.009</text:p>
          </table:table-cell>
          <table:table-cell office:value-type="float" office:value="1220.79" calcext:value-type="float">
            <text:p>1220.7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6.395" calcext:value-type="float">
            <text:p>6.395</text:p>
          </table:table-cell>
          <table:table-cell office:value-type="float" office:value="971.473" calcext:value-type="float">
            <text:p>971.4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9.072" calcext:value-type="float">
            <text:p>29.072</text:p>
          </table:table-cell>
          <table:table-cell office:value-type="float" office:value="1070.55" calcext:value-type="float">
            <text:p>1070.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.387" calcext:value-type="float">
            <text:p>2.387</text:p>
          </table:table-cell>
          <table:table-cell office:value-type="float" office:value="682.012" calcext:value-type="float">
            <text:p>682.0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29.843" calcext:value-type="float">
            <text:p>129.843</text:p>
          </table:table-cell>
          <table:table-cell office:value-type="float" office:value="1346.74" calcext:value-type="float">
            <text:p>1346.7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3.16" calcext:value-type="float">
            <text:p>13.16</text:p>
          </table:table-cell>
          <table:table-cell office:value-type="float" office:value="1447.26" calcext:value-type="float">
            <text:p>1447.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8.065" calcext:value-type="float">
            <text:p>8.065</text:p>
          </table:table-cell>
          <table:table-cell office:value-type="float" office:value="693.791" calcext:value-type="float">
            <text:p>693.79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.182" calcext:value-type="float">
            <text:p>2.182</text:p>
          </table:table-cell>
          <table:table-cell office:value-type="float" office:value="1110.21" calcext:value-type="float">
            <text:p>1110.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69.189" calcext:value-type="float">
            <text:p>69.189</text:p>
          </table:table-cell>
          <table:table-cell office:value-type="float" office:value="1583.01" calcext:value-type="float">
            <text:p>1583.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.896" calcext:value-type="float">
            <text:p>3.896</text:p>
          </table:table-cell>
          <table:table-cell office:value-type="float" office:value="1030.52" calcext:value-type="float">
            <text:p>1030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9.998" calcext:value-type="float">
            <text:p>39.998</text:p>
          </table:table-cell>
          <table:table-cell office:value-type="float" office:value="2073.6" calcext:value-type="float">
            <text:p>2073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9.447" calcext:value-type="float">
            <text:p>9.447</text:p>
          </table:table-cell>
          <table:table-cell office:value-type="float" office:value="1179.94" calcext:value-type="float">
            <text:p>1179.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5.79" calcext:value-type="float">
            <text:p>35.79</text:p>
          </table:table-cell>
          <table:table-cell office:value-type="float" office:value="573.17" calcext:value-type="float">
            <text:p>573.1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6.971" calcext:value-type="float">
            <text:p>26.971</text:p>
          </table:table-cell>
          <table:table-cell office:value-type="float" office:value="2818.12" calcext:value-type="float">
            <text:p>2818.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7.544" calcext:value-type="float">
            <text:p>37.544</text:p>
          </table:table-cell>
          <table:table-cell office:value-type="float" office:value="976.671" calcext:value-type="float">
            <text:p>976.6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1.466" calcext:value-type="float">
            <text:p>41.466</text:p>
          </table:table-cell>
          <table:table-cell office:value-type="float" office:value="1871.14" calcext:value-type="float">
            <text:p>1871.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.302" calcext:value-type="float">
            <text:p>3.302</text:p>
          </table:table-cell>
          <table:table-cell office:value-type="float" office:value="664.157" calcext:value-type="float">
            <text:p>664.15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.371" calcext:value-type="float">
            <text:p>2.371</text:p>
          </table:table-cell>
          <table:table-cell office:value-type="float" office:value="948.466" calcext:value-type="float">
            <text:p>948.4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.344" calcext:value-type="float">
            <text:p>4.344</text:p>
          </table:table-cell>
          <table:table-cell office:value-type="float" office:value="1906.15" calcext:value-type="float">
            <text:p>1906.1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00.509" calcext:value-type="float">
            <text:p>100.509</text:p>
          </table:table-cell>
          <table:table-cell office:value-type="float" office:value="1697.69" calcext:value-type="float">
            <text:p>1697.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4.166" calcext:value-type="float">
            <text:p>14.166</text:p>
          </table:table-cell>
          <table:table-cell office:value-type="float" office:value="1006.04" calcext:value-type="float">
            <text:p>1006.0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.017" calcext:value-type="float">
            <text:p>3.017</text:p>
          </table:table-cell>
          <table:table-cell office:value-type="float" office:value="1284.61" calcext:value-type="float">
            <text:p>1284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143.565" calcext:value-type="float">
            <text:p>143.565</text:p>
          </table:table-cell>
          <table:table-cell office:value-type="float" office:value="2174.91" calcext:value-type="float">
            <text:p>2174.9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7.908" calcext:value-type="float">
            <text:p>7.908</text:p>
          </table:table-cell>
          <table:table-cell office:value-type="float" office:value="1068.37" calcext:value-type="float">
            <text:p>1068.3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4.973" calcext:value-type="float">
            <text:p>14.973</text:p>
          </table:table-cell>
          <table:table-cell office:value-type="float" office:value="573.406" calcext:value-type="float">
            <text:p>573.4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4.4" calcext:value-type="float">
            <text:p>44.4</text:p>
          </table:table-cell>
          <table:table-cell office:value-type="float" office:value="441.594" calcext:value-type="float">
            <text:p>441.5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.123" calcext:value-type="float">
            <text:p>1.123</text:p>
          </table:table-cell>
          <table:table-cell office:value-type="float" office:value="494.094" calcext:value-type="float">
            <text:p>494.0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7.054" calcext:value-type="float">
            <text:p>7.054</text:p>
          </table:table-cell>
          <table:table-cell office:value-type="float" office:value="329.281" calcext:value-type="float">
            <text:p>329.2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963" calcext:value-type="float">
            <text:p>0.963</text:p>
          </table:table-cell>
          <table:table-cell office:value-type="float" office:value="316.289" calcext:value-type="float">
            <text:p>316.2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4.317" calcext:value-type="float">
            <text:p>34.317</text:p>
          </table:table-cell>
          <table:table-cell office:value-type="float" office:value="342.908" calcext:value-type="float">
            <text:p>342.9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6.669" calcext:value-type="float">
            <text:p>6.669</text:p>
          </table:table-cell>
          <table:table-cell office:value-type="float" office:value="427.213" calcext:value-type="float">
            <text:p>427.21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808" calcext:value-type="float">
            <text:p>0.808</text:p>
          </table:table-cell>
          <table:table-cell office:value-type="float" office:value="316.571" calcext:value-type="float">
            <text:p>316.5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.728" calcext:value-type="float">
            <text:p>2.728</text:p>
          </table:table-cell>
          <table:table-cell office:value-type="float" office:value="323.244" calcext:value-type="float">
            <text:p>323.24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90.644" calcext:value-type="float">
            <text:p>190.644</text:p>
          </table:table-cell>
          <table:table-cell office:value-type="float" office:value="630.838" calcext:value-type="float">
            <text:p>630.83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68.44" calcext:value-type="float">
            <text:p>268.44</text:p>
          </table:table-cell>
          <table:table-cell office:value-type="float" office:value="701.745" calcext:value-type="float">
            <text:p>701.74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20.152" calcext:value-type="float">
            <text:p>120.152</text:p>
          </table:table-cell>
          <table:table-cell office:value-type="float" office:value="413.202" calcext:value-type="float">
            <text:p>413.2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4.036" calcext:value-type="float">
            <text:p>44.036</text:p>
          </table:table-cell>
          <table:table-cell office:value-type="float" office:value="459.773" calcext:value-type="float">
            <text:p>459.7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.302" calcext:value-type="float">
            <text:p>2.302</text:p>
          </table:table-cell>
          <table:table-cell office:value-type="float" office:value="577.212" calcext:value-type="float">
            <text:p>577.2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4.516" calcext:value-type="float">
            <text:p>34.516</text:p>
          </table:table-cell>
          <table:table-cell office:value-type="float" office:value="653.037" calcext:value-type="float">
            <text:p>653.03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18.883" calcext:value-type="float">
            <text:p>118.883</text:p>
          </table:table-cell>
          <table:table-cell office:value-type="float" office:value="667.658" calcext:value-type="float">
            <text:p>667.6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637" calcext:value-type="float">
            <text:p>0.637</text:p>
          </table:table-cell>
          <table:table-cell office:value-type="float" office:value="358.943" calcext:value-type="float">
            <text:p>358.94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1.336" calcext:value-type="float">
            <text:p>11.336</text:p>
          </table:table-cell>
          <table:table-cell office:value-type="float" office:value="573.576" calcext:value-type="float">
            <text:p>573.5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.423" calcext:value-type="float">
            <text:p>3.423</text:p>
          </table:table-cell>
          <table:table-cell office:value-type="float" office:value="445.784" calcext:value-type="float">
            <text:p>445.7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952" calcext:value-type="float">
            <text:p>0.952</text:p>
          </table:table-cell>
          <table:table-cell office:value-type="float" office:value="402.498" calcext:value-type="float">
            <text:p>402.49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.397" calcext:value-type="float">
            <text:p>1.397</text:p>
          </table:table-cell>
          <table:table-cell office:value-type="float" office:value="316.216" calcext:value-type="float">
            <text:p>316.21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4.25" calcext:value-type="float">
            <text:p>14.25</text:p>
          </table:table-cell>
          <table:table-cell office:value-type="float" office:value="502.077" calcext:value-type="float">
            <text:p>502.0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70.953" calcext:value-type="float">
            <text:p>70.953</text:p>
          </table:table-cell>
          <table:table-cell office:value-type="float" office:value="550.28" calcext:value-type="float">
            <text:p>550.2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1.783" calcext:value-type="float">
            <text:p>31.783</text:p>
          </table:table-cell>
          <table:table-cell office:value-type="float" office:value="313.747" calcext:value-type="float">
            <text:p>313.7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5.984" calcext:value-type="float">
            <text:p>5.984</text:p>
          </table:table-cell>
          <table:table-cell office:value-type="float" office:value="329.302" calcext:value-type="float">
            <text:p>329.3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9.707" calcext:value-type="float">
            <text:p>19.707</text:p>
          </table:table-cell>
          <table:table-cell office:value-type="float" office:value="324.496" calcext:value-type="float">
            <text:p>324.49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.206" calcext:value-type="float">
            <text:p>2.206</text:p>
          </table:table-cell>
          <table:table-cell office:value-type="float" office:value="932.098" calcext:value-type="float">
            <text:p>932.09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6.505" calcext:value-type="float">
            <text:p>16.505</text:p>
          </table:table-cell>
          <table:table-cell office:value-type="float" office:value="396.423" calcext:value-type="float">
            <text:p>396.4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51.967" calcext:value-type="float">
            <text:p>151.967</text:p>
          </table:table-cell>
          <table:table-cell office:value-type="float" office:value="566.724" calcext:value-type="float">
            <text:p>566.7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81" calcext:value-type="float">
            <text:p>81</text:p>
          </table:table-cell>
          <table:table-cell office:value-type="float" office:value="980.913" calcext:value-type="float">
            <text:p>980.91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.655" calcext:value-type="float">
            <text:p>1.655</text:p>
          </table:table-cell>
          <table:table-cell office:value-type="float" office:value="797.217" calcext:value-type="float">
            <text:p>797.21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.751" calcext:value-type="float">
            <text:p>1.751</text:p>
          </table:table-cell>
          <table:table-cell office:value-type="float" office:value="335.741" calcext:value-type="float">
            <text:p>335.74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55.125" calcext:value-type="float">
            <text:p>55.125</text:p>
          </table:table-cell>
          <table:table-cell office:value-type="float" office:value="749.645" calcext:value-type="float">
            <text:p>749.64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.781" calcext:value-type="float">
            <text:p>1.781</text:p>
          </table:table-cell>
          <table:table-cell office:value-type="float" office:value="502.952" calcext:value-type="float">
            <text:p>502.9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4.757" calcext:value-type="float">
            <text:p>24.757</text:p>
          </table:table-cell>
          <table:table-cell office:value-type="float" office:value="735.728" calcext:value-type="float">
            <text:p>735.72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0.848" calcext:value-type="float">
            <text:p>30.848</text:p>
          </table:table-cell>
          <table:table-cell office:value-type="float" office:value="531.67" calcext:value-type="float">
            <text:p>531.6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6.985" calcext:value-type="float">
            <text:p>36.985</text:p>
          </table:table-cell>
          <table:table-cell office:value-type="float" office:value="586.154" calcext:value-type="float">
            <text:p>586.15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.26" calcext:value-type="float">
            <text:p>4.26</text:p>
          </table:table-cell>
          <table:table-cell office:value-type="float" office:value="632.6" calcext:value-type="float">
            <text:p>632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.506" calcext:value-type="float">
            <text:p>2.506</text:p>
          </table:table-cell>
          <table:table-cell office:value-type="float" office:value="395.749" calcext:value-type="float">
            <text:p>395.74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386" calcext:value-type="float">
            <text:p>0.386</text:p>
          </table:table-cell>
          <table:table-cell office:value-type="float" office:value="447.324" calcext:value-type="float">
            <text:p>447.3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.158" calcext:value-type="float">
            <text:p>1.158</text:p>
          </table:table-cell>
          <table:table-cell office:value-type="float" office:value="302.795" calcext:value-type="float">
            <text:p>302.79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0.83" calcext:value-type="float">
            <text:p>20.83</text:p>
          </table:table-cell>
          <table:table-cell office:value-type="float" office:value="342.851" calcext:value-type="float">
            <text:p>342.8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732" calcext:value-type="float">
            <text:p>0.732</text:p>
          </table:table-cell>
          <table:table-cell office:value-type="float" office:value="377.608" calcext:value-type="float">
            <text:p>377.6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.307" calcext:value-type="float">
            <text:p>3.307</text:p>
          </table:table-cell>
          <table:table-cell office:value-type="float" office:value="824.171" calcext:value-type="float">
            <text:p>824.1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9.899" calcext:value-type="float">
            <text:p>19.899</text:p>
          </table:table-cell>
          <table:table-cell office:value-type="float" office:value="450.165" calcext:value-type="float">
            <text:p>450.16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.732" calcext:value-type="float">
            <text:p>1.732</text:p>
          </table:table-cell>
          <table:table-cell office:value-type="float" office:value="413.694" calcext:value-type="float">
            <text:p>413.6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173" calcext:value-type="float">
            <text:p>0.173</text:p>
          </table:table-cell>
          <table:table-cell office:value-type="float" office:value="447.527" calcext:value-type="float">
            <text:p>447.52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.258" calcext:value-type="float">
            <text:p>2.258</text:p>
          </table:table-cell>
          <table:table-cell office:value-type="float" office:value="574.525" calcext:value-type="float">
            <text:p>574.52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7.562" calcext:value-type="float">
            <text:p>7.562</text:p>
          </table:table-cell>
          <table:table-cell office:value-type="float" office:value="687.608" calcext:value-type="float">
            <text:p>687.6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.851" calcext:value-type="float">
            <text:p>2.851</text:p>
          </table:table-cell>
          <table:table-cell office:value-type="float" office:value="595.509" calcext:value-type="float">
            <text:p>595.5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283" calcext:value-type="float">
            <text:p>0.283</text:p>
          </table:table-cell>
          <table:table-cell office:value-type="float" office:value="353.395" calcext:value-type="float">
            <text:p>353.39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93.061" calcext:value-type="float">
            <text:p>193.061</text:p>
          </table:table-cell>
          <table:table-cell office:value-type="float" office:value="411.213" calcext:value-type="float">
            <text:p>411.21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10.895" calcext:value-type="float">
            <text:p>410.895</text:p>
          </table:table-cell>
          <table:table-cell office:value-type="float" office:value="476.266" calcext:value-type="float">
            <text:p>476.2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0.067" calcext:value-type="float">
            <text:p>10.067</text:p>
          </table:table-cell>
          <table:table-cell office:value-type="float" office:value="623.054" calcext:value-type="float">
            <text:p>623.05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8.527" calcext:value-type="float">
            <text:p>8.527</text:p>
          </table:table-cell>
          <table:table-cell office:value-type="float" office:value="581.907" calcext:value-type="float">
            <text:p>581.90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809" calcext:value-type="float">
            <text:p>0.809</text:p>
          </table:table-cell>
          <table:table-cell office:value-type="float" office:value="433.39" calcext:value-type="float">
            <text:p>433.3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05.087" calcext:value-type="float">
            <text:p>105.087</text:p>
          </table:table-cell>
          <table:table-cell office:value-type="float" office:value="463.273" calcext:value-type="float">
            <text:p>463.2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807" calcext:value-type="float">
            <text:p>0.807</text:p>
          </table:table-cell>
          <table:table-cell office:value-type="float" office:value="344.229" calcext:value-type="float">
            <text:p>344.2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.048" calcext:value-type="float">
            <text:p>3.048</text:p>
          </table:table-cell>
          <table:table-cell office:value-type="float" office:value="299.725" calcext:value-type="float">
            <text:p>299.72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163.91" calcext:value-type="float">
            <text:p>1163.91</text:p>
          </table:table-cell>
          <table:table-cell office:value-type="float" office:value="717.552" calcext:value-type="float">
            <text:p>717.5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45.529" calcext:value-type="float">
            <text:p>245.529</text:p>
          </table:table-cell>
          <table:table-cell office:value-type="float" office:value="430.588" calcext:value-type="float">
            <text:p>430.58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5.691" calcext:value-type="float">
            <text:p>35.691</text:p>
          </table:table-cell>
          <table:table-cell office:value-type="float" office:value="826.837" calcext:value-type="float">
            <text:p>826.83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42.707" calcext:value-type="float">
            <text:p>342.707</text:p>
          </table:table-cell>
          <table:table-cell office:value-type="float" office:value="435.02" calcext:value-type="float">
            <text:p>435.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9.813" calcext:value-type="float">
            <text:p>19.813</text:p>
          </table:table-cell>
          <table:table-cell office:value-type="float" office:value="340.896" calcext:value-type="float">
            <text:p>340.89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8.307" calcext:value-type="float">
            <text:p>28.307</text:p>
          </table:table-cell>
          <table:table-cell office:value-type="float" office:value="552.959" calcext:value-type="float">
            <text:p>552.95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50.231" calcext:value-type="float">
            <text:p>250.231</text:p>
          </table:table-cell>
          <table:table-cell office:value-type="float" office:value="310.58" calcext:value-type="float">
            <text:p>310.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43.87" calcext:value-type="float">
            <text:p>243.87</text:p>
          </table:table-cell>
          <table:table-cell office:value-type="float" office:value="783.035" calcext:value-type="float">
            <text:p>783.03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7.139" calcext:value-type="float">
            <text:p>37.139</text:p>
          </table:table-cell>
          <table:table-cell office:value-type="float" office:value="530.926" calcext:value-type="float">
            <text:p>530.9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0.864" calcext:value-type="float">
            <text:p>20.864</text:p>
          </table:table-cell>
          <table:table-cell office:value-type="float" office:value="460.108" calcext:value-type="float">
            <text:p>460.1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.107" calcext:value-type="float">
            <text:p>1.107</text:p>
          </table:table-cell>
          <table:table-cell office:value-type="float" office:value="503.221" calcext:value-type="float">
            <text:p>503.2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944" calcext:value-type="float">
            <text:p>0.944</text:p>
          </table:table-cell>
          <table:table-cell office:value-type="float" office:value="431.478" calcext:value-type="float">
            <text:p>431.4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2.704" calcext:value-type="float">
            <text:p>12.704</text:p>
          </table:table-cell>
          <table:table-cell office:value-type="float" office:value="594.406" calcext:value-type="float">
            <text:p>594.4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461" calcext:value-type="float">
            <text:p>0.461</text:p>
          </table:table-cell>
          <table:table-cell office:value-type="float" office:value="441.382" calcext:value-type="float">
            <text:p>441.38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175" calcext:value-type="float">
            <text:p>0.175</text:p>
          </table:table-cell>
          <table:table-cell office:value-type="float" office:value="354.459" calcext:value-type="float">
            <text:p>354.45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366" calcext:value-type="float">
            <text:p>0.366</text:p>
          </table:table-cell>
          <table:table-cell office:value-type="float" office:value="326.874" calcext:value-type="float">
            <text:p>326.87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.108" calcext:value-type="float">
            <text:p>1.108</text:p>
          </table:table-cell>
          <table:table-cell office:value-type="float" office:value="437.086" calcext:value-type="float">
            <text:p>437.08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73" calcext:value-type="float">
            <text:p>0.73</text:p>
          </table:table-cell>
          <table:table-cell office:value-type="float" office:value="607.256" calcext:value-type="float">
            <text:p>607.25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2.43" calcext:value-type="float">
            <text:p>12.43</text:p>
          </table:table-cell>
          <table:table-cell office:value-type="float" office:value="441.106" calcext:value-type="float">
            <text:p>441.1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785.602" calcext:value-type="float">
            <text:p>785.602</text:p>
          </table:table-cell>
          <table:table-cell office:value-type="float" office:value="406.862" calcext:value-type="float">
            <text:p>406.86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1.091" calcext:value-type="float">
            <text:p>11.091</text:p>
          </table:table-cell>
          <table:table-cell office:value-type="float" office:value="391.71" calcext:value-type="float">
            <text:p>391.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836" calcext:value-type="float">
            <text:p>0.836</text:p>
          </table:table-cell>
          <table:table-cell office:value-type="float" office:value="481.756" calcext:value-type="float">
            <text:p>481.75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.021" calcext:value-type="float">
            <text:p>1.021</text:p>
          </table:table-cell>
          <table:table-cell office:value-type="float" office:value="668.944" calcext:value-type="float">
            <text:p>668.94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0.789" calcext:value-type="float">
            <text:p>20.789</text:p>
          </table:table-cell>
          <table:table-cell office:value-type="float" office:value="695.411" calcext:value-type="float">
            <text:p>695.41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5.817" calcext:value-type="float">
            <text:p>15.817</text:p>
          </table:table-cell>
          <table:table-cell office:value-type="float" office:value="334.076" calcext:value-type="float">
            <text:p>334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.217" calcext:value-type="float">
            <text:p>1.217</text:p>
          </table:table-cell>
          <table:table-cell office:value-type="float" office:value="592.594" calcext:value-type="float">
            <text:p>592.5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53" calcext:value-type="float">
            <text:p>0.53</text:p>
          </table:table-cell>
          <table:table-cell office:value-type="float" office:value="456.944" calcext:value-type="float">
            <text:p>456.94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738.524" calcext:value-type="float">
            <text:p>738.524</text:p>
          </table:table-cell>
          <table:table-cell office:value-type="float" office:value="405.32" calcext:value-type="float">
            <text:p>405.3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.807" calcext:value-type="float">
            <text:p>2.807</text:p>
          </table:table-cell>
          <table:table-cell office:value-type="float" office:value="313.408" calcext:value-type="float">
            <text:p>313.4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192" calcext:value-type="float">
            <text:p>0.192</text:p>
          </table:table-cell>
          <table:table-cell office:value-type="float" office:value="382.186" calcext:value-type="float">
            <text:p>382.18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1.933" calcext:value-type="float">
            <text:p>11.933</text:p>
          </table:table-cell>
          <table:table-cell office:value-type="float" office:value="508.1" calcext:value-type="float">
            <text:p>508.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74.87" calcext:value-type="float">
            <text:p>74.87</text:p>
          </table:table-cell>
          <table:table-cell office:value-type="float" office:value="589.755" calcext:value-type="float">
            <text:p>589.7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4.347" calcext:value-type="float">
            <text:p>14.347</text:p>
          </table:table-cell>
          <table:table-cell office:value-type="float" office:value="473.842" calcext:value-type="float">
            <text:p>473.84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11.039" calcext:value-type="float">
            <text:p>11.039</text:p>
          </table:table-cell>
          <table:table-cell office:value-type="float" office:value="299.147" calcext:value-type="float">
            <text:p>299.1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6.749" calcext:value-type="float">
            <text:p>6.749</text:p>
          </table:table-cell>
          <table:table-cell office:value-type="float" office:value="396.987" calcext:value-type="float">
            <text:p>396.9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6.99" calcext:value-type="float">
            <text:p>36.99</text:p>
          </table:table-cell>
          <table:table-cell office:value-type="float" office:value="475.947" calcext:value-type="float">
            <text:p>475.9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.07" calcext:value-type="float">
            <text:p>2.07</text:p>
          </table:table-cell>
          <table:table-cell office:value-type="float" office:value="419.287" calcext:value-type="float">
            <text:p>419.2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0.186" calcext:value-type="float">
            <text:p>0.186</text:p>
          </table:table-cell>
          <table:table-cell office:value-type="float" office:value="375.814" calcext:value-type="float">
            <text:p>375.8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9.508" calcext:value-type="float">
            <text:p>29.508</text:p>
          </table:table-cell>
          <table:table-cell office:value-type="float" office:value="1022.51" calcext:value-type="float">
            <text:p>1022.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2.648" calcext:value-type="float">
            <text:p>2.648</text:p>
          </table:table-cell>
          <table:table-cell office:value-type="float" office:value="1066.96" calcext:value-type="float">
            <text:p>1066.9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53.205" calcext:value-type="float">
            <text:p>453.205</text:p>
          </table:table-cell>
          <table:table-cell office:value-type="float" office:value="723.931" calcext:value-type="float">
            <text:p>723.93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61" calcext:value-type="float">
            <text:p>0.461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76" calcext:value-type="float">
            <text:p>0.476</text:p>
          </table:table-cell>
          <table:table-cell office:value-type="float" office:value="330.379" calcext:value-type="float">
            <text:p>330.37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.552" calcext:value-type="float">
            <text:p>1.552</text:p>
          </table:table-cell>
          <table:table-cell office:value-type="float" office:value="488.562" calcext:value-type="float">
            <text:p>488.56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219" calcext:value-type="float">
            <text:p>0.219</text:p>
          </table:table-cell>
          <table:table-cell office:value-type="float" office:value="495.551" calcext:value-type="float">
            <text:p>495.5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771" calcext:value-type="float">
            <text:p>0.771</text:p>
          </table:table-cell>
          <table:table-cell office:value-type="float" office:value="786.382" calcext:value-type="float">
            <text:p>786.38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.083" calcext:value-type="float">
            <text:p>1.083</text:p>
          </table:table-cell>
          <table:table-cell office:value-type="float" office:value="303.989" calcext:value-type="float">
            <text:p>303.9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12" calcext:value-type="float">
            <text:p>0.112</text:p>
          </table:table-cell>
          <table:table-cell office:value-type="float" office:value="314.171" calcext:value-type="float">
            <text:p>314.1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509" calcext:value-type="float">
            <text:p>0.509</text:p>
          </table:table-cell>
          <table:table-cell office:value-type="float" office:value="290.685" calcext:value-type="float">
            <text:p>290.68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516.75" calcext:value-type="float">
            <text:p>516.7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.023" calcext:value-type="float">
            <text:p>1.023</text:p>
          </table:table-cell>
          <table:table-cell office:value-type="float" office:value="329.844" calcext:value-type="float">
            <text:p>329.84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934" calcext:value-type="float">
            <text:p>0.934</text:p>
          </table:table-cell>
          <table:table-cell office:value-type="float" office:value="548.54" calcext:value-type="float">
            <text:p>548.5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.121" calcext:value-type="float">
            <text:p>1.121</text:p>
          </table:table-cell>
          <table:table-cell office:value-type="float" office:value="286.504" calcext:value-type="float">
            <text:p>286.50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54" calcext:value-type="float">
            <text:p>0.354</text:p>
          </table:table-cell>
          <table:table-cell office:value-type="float" office:value="337.768" calcext:value-type="float">
            <text:p>337.76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.215" calcext:value-type="float">
            <text:p>1.215</text:p>
          </table:table-cell>
          <table:table-cell office:value-type="float" office:value="313.628" calcext:value-type="float">
            <text:p>313.62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852" calcext:value-type="float">
            <text:p>0.852</text:p>
          </table:table-cell>
          <table:table-cell office:value-type="float" office:value="754.117" calcext:value-type="float">
            <text:p>754.11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" calcext:value-type="float">
            <text:p>0.3</text:p>
          </table:table-cell>
          <table:table-cell office:value-type="float" office:value="374.917" calcext:value-type="float">
            <text:p>374.91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88" calcext:value-type="float">
            <text:p>0.188</text:p>
          </table:table-cell>
          <table:table-cell office:value-type="float" office:value="318.102" calcext:value-type="float">
            <text:p>318.1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845" calcext:value-type="float">
            <text:p>0.845</text:p>
          </table:table-cell>
          <table:table-cell office:value-type="float" office:value="635.613" calcext:value-type="float">
            <text:p>635.61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618" calcext:value-type="float">
            <text:p>0.618</text:p>
          </table:table-cell>
          <table:table-cell office:value-type="float" office:value="304.275" calcext:value-type="float">
            <text:p>304.27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707" calcext:value-type="float">
            <text:p>0.707</text:p>
          </table:table-cell>
          <table:table-cell office:value-type="float" office:value="290.202" calcext:value-type="float">
            <text:p>290.2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.205" calcext:value-type="float">
            <text:p>1.205</text:p>
          </table:table-cell>
          <table:table-cell office:value-type="float" office:value="750.19" calcext:value-type="float">
            <text:p>750.1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87" calcext:value-type="float">
            <text:p>0.487</text:p>
          </table:table-cell>
          <table:table-cell office:value-type="float" office:value="339.985" calcext:value-type="float">
            <text:p>339.98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09" calcext:value-type="float">
            <text:p>0.09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4" calcext:value-type="float">
            <text:p>0.14</text:p>
          </table:table-cell>
          <table:table-cell office:value-type="float" office:value="320.206" calcext:value-type="float">
            <text:p>320.2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087" calcext:value-type="float">
            <text:p>0.087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11" calcext:value-type="float">
            <text:p>0.411</text:p>
          </table:table-cell>
          <table:table-cell office:value-type="float" office:value="658.857" calcext:value-type="float">
            <text:p>658.85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91" calcext:value-type="float">
            <text:p>0.191</text:p>
          </table:table-cell>
          <table:table-cell office:value-type="float" office:value="446.65" calcext:value-type="float">
            <text:p>446.6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543" calcext:value-type="float">
            <text:p>0.543</text:p>
          </table:table-cell>
          <table:table-cell office:value-type="float" office:value="644.863" calcext:value-type="float">
            <text:p>644.86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99" calcext:value-type="float">
            <text:p>0.199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37" calcext:value-type="float">
            <text:p>0.337</text:p>
          </table:table-cell>
          <table:table-cell office:value-type="float" office:value="263.466" calcext:value-type="float">
            <text:p>263.4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935" calcext:value-type="float">
            <text:p>0.935</text:p>
          </table:table-cell>
          <table:table-cell office:value-type="float" office:value="413.41" calcext:value-type="float">
            <text:p>413.4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25" calcext:value-type="float">
            <text:p>0.325</text:p>
          </table:table-cell>
          <table:table-cell office:value-type="float" office:value="498.846" calcext:value-type="float">
            <text:p>498.8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.375" calcext:value-type="float">
            <text:p>1.375</text:p>
          </table:table-cell>
          <table:table-cell office:value-type="float" office:value="775.526" calcext:value-type="float">
            <text:p>775.52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622" calcext:value-type="float">
            <text:p>0.622</text:p>
          </table:table-cell>
          <table:table-cell office:value-type="float" office:value="340.819" calcext:value-type="float">
            <text:p>340.81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25" calcext:value-type="float">
            <text:p>0.425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09" calcext:value-type="float">
            <text:p>0.09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03" calcext:value-type="float">
            <text:p>0.103</text:p>
          </table:table-cell>
          <table:table-cell office:value-type="float" office:value="297.325" calcext:value-type="float">
            <text:p>297.32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.161" calcext:value-type="float">
            <text:p>4.161</text:p>
          </table:table-cell>
          <table:table-cell office:value-type="float" office:value="480.325" calcext:value-type="float">
            <text:p>480.32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.355" calcext:value-type="float">
            <text:p>3.355</text:p>
          </table:table-cell>
          <table:table-cell office:value-type="float" office:value="779.414" calcext:value-type="float">
            <text:p>779.4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69" calcext:value-type="float">
            <text:p>0.169</text:p>
          </table:table-cell>
          <table:table-cell office:value-type="float" office:value="335.829" calcext:value-type="float">
            <text:p>335.82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54" calcext:value-type="float">
            <text:p>0.154</text:p>
          </table:table-cell>
          <table:table-cell office:value-type="float" office:value="265.83" calcext:value-type="float">
            <text:p>265.8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211" calcext:value-type="float">
            <text:p>0.211</text:p>
          </table:table-cell>
          <table:table-cell office:value-type="float" office:value="375.104" calcext:value-type="float">
            <text:p>375.10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.128" calcext:value-type="float">
            <text:p>1.128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.685" calcext:value-type="float">
            <text:p>1.685</text:p>
          </table:table-cell>
          <table:table-cell office:value-type="float" office:value="745.556" calcext:value-type="float">
            <text:p>745.55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37" calcext:value-type="float">
            <text:p>0.137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45" calcext:value-type="float">
            <text:p>0.445</text:p>
          </table:table-cell>
          <table:table-cell office:value-type="float" office:value="357.704" calcext:value-type="float">
            <text:p>357.70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27" calcext:value-type="float">
            <text:p>0.327</text:p>
          </table:table-cell>
          <table:table-cell office:value-type="float" office:value="352.232" calcext:value-type="float">
            <text:p>352.23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73" calcext:value-type="float">
            <text:p>0.173</text:p>
          </table:table-cell>
          <table:table-cell office:value-type="float" office:value="317.101" calcext:value-type="float">
            <text:p>317.1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629" calcext:value-type="float">
            <text:p>0.629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854" calcext:value-type="float">
            <text:p>0.854</text:p>
          </table:table-cell>
          <table:table-cell office:value-type="float" office:value="483.594" calcext:value-type="float">
            <text:p>483.5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633" calcext:value-type="float">
            <text:p>0.633</text:p>
          </table:table-cell>
          <table:table-cell office:value-type="float" office:value="567.92" calcext:value-type="float">
            <text:p>567.9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11" calcext:value-type="float">
            <text:p>0.111</text:p>
          </table:table-cell>
          <table:table-cell office:value-type="float" office:value="298.384" calcext:value-type="float">
            <text:p>298.3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12" calcext:value-type="float">
            <text:p>0.112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651" calcext:value-type="float">
            <text:p>0.651</text:p>
          </table:table-cell>
          <table:table-cell office:value-type="float" office:value="568.795" calcext:value-type="float">
            <text:p>568.79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708" calcext:value-type="float">
            <text:p>0.708</text:p>
          </table:table-cell>
          <table:table-cell office:value-type="float" office:value="262.598" calcext:value-type="float">
            <text:p>262.59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.665" calcext:value-type="float">
            <text:p>1.665</text:p>
          </table:table-cell>
          <table:table-cell office:value-type="float" office:value="493.803" calcext:value-type="float">
            <text:p>493.80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1.163" calcext:value-type="float">
            <text:p>1.163</text:p>
          </table:table-cell>
          <table:table-cell office:value-type="float" office:value="467.772" calcext:value-type="float">
            <text:p>467.77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24" calcext:value-type="float">
            <text:p>0.124</text:p>
          </table:table-cell>
          <table:table-cell office:value-type="float" office:value="312.838" calcext:value-type="float">
            <text:p>312.83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06" calcext:value-type="float">
            <text:p>0.106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232" calcext:value-type="float">
            <text:p>0.232</text:p>
          </table:table-cell>
          <table:table-cell office:value-type="float" office:value="502.888" calcext:value-type="float">
            <text:p>502.88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12" calcext:value-type="float">
            <text:p>0.312</text:p>
          </table:table-cell>
          <table:table-cell office:value-type="float" office:value="317.033" calcext:value-type="float">
            <text:p>317.0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64" calcext:value-type="float">
            <text:p>0.64</text:p>
          </table:table-cell>
          <table:table-cell office:value-type="float" office:value="279.048" calcext:value-type="float">
            <text:p>279.04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089" calcext:value-type="float">
            <text:p>0.089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04" calcext:value-type="float">
            <text:p>0.404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556" calcext:value-type="float">
            <text:p>0.556</text:p>
          </table:table-cell>
          <table:table-cell office:value-type="float" office:value="626.278" calcext:value-type="float">
            <text:p>626.2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.065" calcext:value-type="float">
            <text:p>4.065</text:p>
          </table:table-cell>
          <table:table-cell office:value-type="float" office:value="1218.62" calcext:value-type="float">
            <text:p>1218.6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4" calcext:value-type="float">
            <text:p>0.44</text:p>
          </table:table-cell>
          <table:table-cell office:value-type="float" office:value="264.846" calcext:value-type="float">
            <text:p>264.8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213" calcext:value-type="float">
            <text:p>0.213</text:p>
          </table:table-cell>
          <table:table-cell office:value-type="float" office:value="642.821" calcext:value-type="float">
            <text:p>642.8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13" calcext:value-type="float">
            <text:p>0.413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59" calcext:value-type="float">
            <text:p>0.459</text:p>
          </table:table-cell>
          <table:table-cell office:value-type="float" office:value="363.36" calcext:value-type="float">
            <text:p>363.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.103" calcext:value-type="float">
            <text:p>3.103</text:p>
          </table:table-cell>
          <table:table-cell office:value-type="float" office:value="388.383" calcext:value-type="float">
            <text:p>388.38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.019" calcext:value-type="float">
            <text:p>3.019</text:p>
          </table:table-cell>
          <table:table-cell office:value-type="float" office:value="1360.05" calcext:value-type="float">
            <text:p>1360.0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43" calcext:value-type="float">
            <text:p>0.143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94" calcext:value-type="float">
            <text:p>0.494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18" calcext:value-type="float">
            <text:p>0.318</text:p>
          </table:table-cell>
          <table:table-cell office:value-type="float" office:value="481.395" calcext:value-type="float">
            <text:p>481.39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21" calcext:value-type="float">
            <text:p>0.421</text:p>
          </table:table-cell>
          <table:table-cell office:value-type="float" office:value="669.432" calcext:value-type="float">
            <text:p>669.43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03" calcext:value-type="float">
            <text:p>0.303</text:p>
          </table:table-cell>
          <table:table-cell office:value-type="float" office:value="705.092" calcext:value-type="float">
            <text:p>705.09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.188" calcext:value-type="float">
            <text:p>4.188</text:p>
          </table:table-cell>
          <table:table-cell office:value-type="float" office:value="829.489" calcext:value-type="float">
            <text:p>829.48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543" calcext:value-type="float">
            <text:p>0.543</text:p>
          </table:table-cell>
          <table:table-cell office:value-type="float" office:value="334.505" calcext:value-type="float">
            <text:p>334.50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445" calcext:value-type="float">
            <text:p>0.445</text:p>
          </table:table-cell>
          <table:table-cell office:value-type="float" office:value="335.636" calcext:value-type="float">
            <text:p>335.6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83" calcext:value-type="float">
            <text:p>0.383</text:p>
          </table:table-cell>
          <table:table-cell office:value-type="float" office:value="499.078" calcext:value-type="float">
            <text:p>499.0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1" calcext:value-type="float">
            <text:p>0.31</text:p>
          </table:table-cell>
          <table:table-cell office:value-type="float" office:value="632.321" calcext:value-type="float">
            <text:p>632.3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588" calcext:value-type="float">
            <text:p>0.588</text:p>
          </table:table-cell>
          <table:table-cell office:value-type="float" office:value="490.722" calcext:value-type="float">
            <text:p>490.72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243" calcext:value-type="float">
            <text:p>0.243</text:p>
          </table:table-cell>
          <table:table-cell office:value-type="float" office:value="400.885" calcext:value-type="float">
            <text:p>400.88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976" calcext:value-type="float">
            <text:p>0.976</text:p>
          </table:table-cell>
          <table:table-cell office:value-type="float" office:value="500.851" calcext:value-type="float">
            <text:p>500.8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2.043" calcext:value-type="float">
            <text:p>2.043</text:p>
          </table:table-cell>
          <table:table-cell office:value-type="float" office:value="276.281" calcext:value-type="float">
            <text:p>276.2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202" calcext:value-type="float">
            <text:p>0.202</text:p>
          </table:table-cell>
          <table:table-cell office:value-type="float" office:value="454.625" calcext:value-type="float">
            <text:p>454.62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95" calcext:value-type="float">
            <text:p>0.395</text:p>
          </table:table-cell>
          <table:table-cell office:value-type="float" office:value="397.412" calcext:value-type="float">
            <text:p>397.4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79" calcext:value-type="float">
            <text:p>0.379</text:p>
          </table:table-cell>
          <table:table-cell office:value-type="float" office:value="521.423" calcext:value-type="float">
            <text:p>521.4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634" calcext:value-type="float">
            <text:p>0.634</text:p>
          </table:table-cell>
          <table:table-cell office:value-type="float" office:value="276.321" calcext:value-type="float">
            <text:p>276.3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573" calcext:value-type="float">
            <text:p>0.573</text:p>
          </table:table-cell>
          <table:table-cell office:value-type="float" office:value="348.051" calcext:value-type="float">
            <text:p>348.0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13" calcext:value-type="float">
            <text:p>0.113</text:p>
          </table:table-cell>
          <table:table-cell office:value-type="float" office:value="339.421" calcext:value-type="float">
            <text:p>339.42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163" calcext:value-type="float">
            <text:p>0.163</text:p>
          </table:table-cell>
          <table:table-cell office:value-type="float" office:value="328.652" calcext:value-type="float">
            <text:p>328.6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683" calcext:value-type="float">
            <text:p>0.683</text:p>
          </table:table-cell>
          <table:table-cell office:value-type="float" office:value="280.791" calcext:value-type="float">
            <text:p>280.79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.735" calcext:value-type="float">
            <text:p>5.735</text:p>
          </table:table-cell>
          <table:table-cell office:value-type="float" office:value="278.273" calcext:value-type="float">
            <text:p>278.2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768" calcext:value-type="float">
            <text:p>0.768</text:p>
          </table:table-cell>
          <table:table-cell office:value-type="float" office:value="294.077" calcext:value-type="float">
            <text:p>294.0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327" calcext:value-type="float">
            <text:p>0.327</text:p>
          </table:table-cell>
          <table:table-cell office:value-type="float" office:value="367.204" calcext:value-type="float">
            <text:p>367.20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506" calcext:value-type="float">
            <text:p>0.506</text:p>
          </table:table-cell>
          <table:table-cell office:value-type="float" office:value="537.888" calcext:value-type="float">
            <text:p>537.88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091" calcext:value-type="float">
            <text:p>0.091</text:p>
          </table:table-cell>
          <table:table-cell office:value-type="float" office:value="262.153" calcext:value-type="float">
            <text:p>262.1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0.282" calcext:value-type="float">
            <text:p>0.282</text:p>
          </table:table-cell>
          <table:table-cell office:value-type="float" office:value="590.198" calcext:value-type="float">
            <text:p>590.19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307" calcext:value-type="float">
            <text:p>0.307</text:p>
          </table:table-cell>
          <table:table-cell office:value-type="float" office:value="347.469" calcext:value-type="float">
            <text:p>347.4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488" calcext:value-type="float">
            <text:p>2.488</text:p>
          </table:table-cell>
          <table:table-cell office:value-type="float" office:value="697.814" calcext:value-type="float">
            <text:p>697.8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937" calcext:value-type="float">
            <text:p>1.937</text:p>
          </table:table-cell>
          <table:table-cell office:value-type="float" office:value="587.762" calcext:value-type="float">
            <text:p>587.76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015" calcext:value-type="float">
            <text:p>1.015</text:p>
          </table:table-cell>
          <table:table-cell office:value-type="float" office:value="752.613" calcext:value-type="float">
            <text:p>752.61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.21" calcext:value-type="float">
            <text:p>4.21</text:p>
          </table:table-cell>
          <table:table-cell office:value-type="float" office:value="334.282" calcext:value-type="float">
            <text:p>334.28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7.934" calcext:value-type="float">
            <text:p>7.934</text:p>
          </table:table-cell>
          <table:table-cell office:value-type="float" office:value="673.388" calcext:value-type="float">
            <text:p>673.38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737" calcext:value-type="float">
            <text:p>1.737</text:p>
          </table:table-cell>
          <table:table-cell office:value-type="float" office:value="796.524" calcext:value-type="float">
            <text:p>796.5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749" calcext:value-type="float">
            <text:p>0.749</text:p>
          </table:table-cell>
          <table:table-cell office:value-type="float" office:value="686.708" calcext:value-type="float">
            <text:p>686.7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.76" calcext:value-type="float">
            <text:p>4.76</text:p>
          </table:table-cell>
          <table:table-cell office:value-type="float" office:value="414.216" calcext:value-type="float">
            <text:p>414.21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967" calcext:value-type="float">
            <text:p>1.967</text:p>
          </table:table-cell>
          <table:table-cell office:value-type="float" office:value="795.615" calcext:value-type="float">
            <text:p>795.61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447" calcext:value-type="float">
            <text:p>0.447</text:p>
          </table:table-cell>
          <table:table-cell office:value-type="float" office:value="309.361" calcext:value-type="float">
            <text:p>309.3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.184" calcext:value-type="float">
            <text:p>4.184</text:p>
          </table:table-cell>
          <table:table-cell office:value-type="float" office:value="512.399" calcext:value-type="float">
            <text:p>512.39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209" calcext:value-type="float">
            <text:p>0.209</text:p>
          </table:table-cell>
          <table:table-cell office:value-type="float" office:value="309.014" calcext:value-type="float">
            <text:p>309.0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401" calcext:value-type="float">
            <text:p>2.401</text:p>
          </table:table-cell>
          <table:table-cell office:value-type="float" office:value="397.144" calcext:value-type="float">
            <text:p>397.14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7.109" calcext:value-type="float">
            <text:p>7.109</text:p>
          </table:table-cell>
          <table:table-cell office:value-type="float" office:value="689.47" calcext:value-type="float">
            <text:p>689.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324" calcext:value-type="float">
            <text:p>2.324</text:p>
          </table:table-cell>
          <table:table-cell office:value-type="float" office:value="411.078" calcext:value-type="float">
            <text:p>411.0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819" calcext:value-type="float">
            <text:p>1.819</text:p>
          </table:table-cell>
          <table:table-cell office:value-type="float" office:value="747.428" calcext:value-type="float">
            <text:p>747.42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339" calcext:value-type="float">
            <text:p>2.339</text:p>
          </table:table-cell>
          <table:table-cell office:value-type="float" office:value="757.623" calcext:value-type="float">
            <text:p>757.6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1.919" calcext:value-type="float">
            <text:p>11.919</text:p>
          </table:table-cell>
          <table:table-cell office:value-type="float" office:value="337.066" calcext:value-type="float">
            <text:p>337.06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715" calcext:value-type="float">
            <text:p>2.715</text:p>
          </table:table-cell>
          <table:table-cell office:value-type="float" office:value="763.878" calcext:value-type="float">
            <text:p>763.87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433" calcext:value-type="float">
            <text:p>1.433</text:p>
          </table:table-cell>
          <table:table-cell office:value-type="float" office:value="785.412" calcext:value-type="float">
            <text:p>785.4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141" calcext:value-type="float">
            <text:p>1.141</text:p>
          </table:table-cell>
          <table:table-cell office:value-type="float" office:value="457.461" calcext:value-type="float">
            <text:p>457.4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879" calcext:value-type="float">
            <text:p>0.879</text:p>
          </table:table-cell>
          <table:table-cell office:value-type="float" office:value="666.677" calcext:value-type="float">
            <text:p>666.67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.565" calcext:value-type="float">
            <text:p>4.565</text:p>
          </table:table-cell>
          <table:table-cell office:value-type="float" office:value="1041.53" calcext:value-type="float">
            <text:p>1041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357" calcext:value-type="float">
            <text:p>1.357</text:p>
          </table:table-cell>
          <table:table-cell office:value-type="float" office:value="336.558" calcext:value-type="float">
            <text:p>336.5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191" calcext:value-type="float">
            <text:p>1.191</text:p>
          </table:table-cell>
          <table:table-cell office:value-type="float" office:value="454.912" calcext:value-type="float">
            <text:p>454.9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994" calcext:value-type="float">
            <text:p>0.994</text:p>
          </table:table-cell>
          <table:table-cell office:value-type="float" office:value="474.758" calcext:value-type="float">
            <text:p>474.75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7.764" calcext:value-type="float">
            <text:p>17.764</text:p>
          </table:table-cell>
          <table:table-cell office:value-type="float" office:value="306.143" calcext:value-type="float">
            <text:p>306.14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021" calcext:value-type="float">
            <text:p>1.021</text:p>
          </table:table-cell>
          <table:table-cell office:value-type="float" office:value="914.509" calcext:value-type="float">
            <text:p>914.5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149" calcext:value-type="float">
            <text:p>1.149</text:p>
          </table:table-cell>
          <table:table-cell office:value-type="float" office:value="322.298" calcext:value-type="float">
            <text:p>322.29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.476" calcext:value-type="float">
            <text:p>4.476</text:p>
          </table:table-cell>
          <table:table-cell office:value-type="float" office:value="370.197" calcext:value-type="float">
            <text:p>370.19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257" calcext:value-type="float">
            <text:p>0.257</text:p>
          </table:table-cell>
          <table:table-cell office:value-type="float" office:value="297.311" calcext:value-type="float">
            <text:p>297.31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544" calcext:value-type="float">
            <text:p>1.544</text:p>
          </table:table-cell>
          <table:table-cell office:value-type="float" office:value="688.617" calcext:value-type="float">
            <text:p>688.61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35" calcext:value-type="float">
            <text:p>2.35</text:p>
          </table:table-cell>
          <table:table-cell office:value-type="float" office:value="700.514" calcext:value-type="float">
            <text:p>700.5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425" calcext:value-type="float">
            <text:p>2.425</text:p>
          </table:table-cell>
          <table:table-cell office:value-type="float" office:value="338.247" calcext:value-type="float">
            <text:p>338.24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.181" calcext:value-type="float">
            <text:p>4.181</text:p>
          </table:table-cell>
          <table:table-cell office:value-type="float" office:value="570.327" calcext:value-type="float">
            <text:p>570.32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7.879" calcext:value-type="float">
            <text:p>7.879</text:p>
          </table:table-cell>
          <table:table-cell office:value-type="float" office:value="399.086" calcext:value-type="float">
            <text:p>399.08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901" calcext:value-type="float">
            <text:p>0.901</text:p>
          </table:table-cell>
          <table:table-cell office:value-type="float" office:value="715.581" calcext:value-type="float">
            <text:p>715.58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0.329" calcext:value-type="float">
            <text:p>10.329</text:p>
          </table:table-cell>
          <table:table-cell office:value-type="float" office:value="1145.34" calcext:value-type="float">
            <text:p>1145.3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.072" calcext:value-type="float">
            <text:p>5.072</text:p>
          </table:table-cell>
          <table:table-cell office:value-type="float" office:value="556.001" calcext:value-type="float">
            <text:p>556.0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276" calcext:value-type="float">
            <text:p>0.276</text:p>
          </table:table-cell>
          <table:table-cell office:value-type="float" office:value="430.971" calcext:value-type="float">
            <text:p>430.9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626" calcext:value-type="float">
            <text:p>0.626</text:p>
          </table:table-cell>
          <table:table-cell office:value-type="float" office:value="809.991" calcext:value-type="float">
            <text:p>809.99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.405" calcext:value-type="float">
            <text:p>6.405</text:p>
          </table:table-cell>
          <table:table-cell office:value-type="float" office:value="529.818" calcext:value-type="float">
            <text:p>529.81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483" calcext:value-type="float">
            <text:p>0.483</text:p>
          </table:table-cell>
          <table:table-cell office:value-type="float" office:value="685.772" calcext:value-type="float">
            <text:p>685.77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.517" calcext:value-type="float">
            <text:p>3.517</text:p>
          </table:table-cell>
          <table:table-cell office:value-type="float" office:value="500.808" calcext:value-type="float">
            <text:p>500.8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622" calcext:value-type="float">
            <text:p>0.622</text:p>
          </table:table-cell>
          <table:table-cell office:value-type="float" office:value="566.705" calcext:value-type="float">
            <text:p>566.70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405" calcext:value-type="float">
            <text:p>0.405</text:p>
          </table:table-cell>
          <table:table-cell office:value-type="float" office:value="403.598" calcext:value-type="float">
            <text:p>403.59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495" calcext:value-type="float">
            <text:p>0.495</text:p>
          </table:table-cell>
          <table:table-cell office:value-type="float" office:value="631.917" calcext:value-type="float">
            <text:p>631.91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354" calcext:value-type="float">
            <text:p>2.354</text:p>
          </table:table-cell>
          <table:table-cell office:value-type="float" office:value="1716.46" calcext:value-type="float">
            <text:p>1716.4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496" calcext:value-type="float">
            <text:p>0.496</text:p>
          </table:table-cell>
          <table:table-cell office:value-type="float" office:value="554.502" calcext:value-type="float">
            <text:p>554.5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0.748" calcext:value-type="float">
            <text:p>10.748</text:p>
          </table:table-cell>
          <table:table-cell office:value-type="float" office:value="667.615" calcext:value-type="float">
            <text:p>667.61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181" calcext:value-type="float">
            <text:p>0.181</text:p>
          </table:table-cell>
          <table:table-cell office:value-type="float" office:value="298.932" calcext:value-type="float">
            <text:p>298.93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.426" calcext:value-type="float">
            <text:p>4.426</text:p>
          </table:table-cell>
          <table:table-cell office:value-type="float" office:value="441.84" calcext:value-type="float">
            <text:p>441.8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557" calcext:value-type="float">
            <text:p>1.557</text:p>
          </table:table-cell>
          <table:table-cell office:value-type="float" office:value="753.214" calcext:value-type="float">
            <text:p>753.2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.107" calcext:value-type="float">
            <text:p>3.107</text:p>
          </table:table-cell>
          <table:table-cell office:value-type="float" office:value="761.796" calcext:value-type="float">
            <text:p>761.79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994" calcext:value-type="float">
            <text:p>0.994</text:p>
          </table:table-cell>
          <table:table-cell office:value-type="float" office:value="597.175" calcext:value-type="float">
            <text:p>597.17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8.515" calcext:value-type="float">
            <text:p>8.515</text:p>
          </table:table-cell>
          <table:table-cell office:value-type="float" office:value="737.087" calcext:value-type="float">
            <text:p>737.0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639" calcext:value-type="float">
            <text:p>0.639</text:p>
          </table:table-cell>
          <table:table-cell office:value-type="float" office:value="374.916" calcext:value-type="float">
            <text:p>374.91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259" calcext:value-type="float">
            <text:p>1.259</text:p>
          </table:table-cell>
          <table:table-cell office:value-type="float" office:value="609.594" calcext:value-type="float">
            <text:p>609.59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861" calcext:value-type="float">
            <text:p>0.861</text:p>
          </table:table-cell>
          <table:table-cell office:value-type="float" office:value="770.056" calcext:value-type="float">
            <text:p>770.05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.029" calcext:value-type="float">
            <text:p>3.029</text:p>
          </table:table-cell>
          <table:table-cell office:value-type="float" office:value="1277.91" calcext:value-type="float">
            <text:p>1277.9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122" calcext:value-type="float">
            <text:p>2.122</text:p>
          </table:table-cell>
          <table:table-cell office:value-type="float" office:value="331.174" calcext:value-type="float">
            <text:p>331.17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584" calcext:value-type="float">
            <text:p>0.584</text:p>
          </table:table-cell>
          <table:table-cell office:value-type="float" office:value="828.802" calcext:value-type="float">
            <text:p>828.80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.764" calcext:value-type="float">
            <text:p>3.764</text:p>
          </table:table-cell>
          <table:table-cell office:value-type="float" office:value="582.457" calcext:value-type="float">
            <text:p>582.45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353" calcext:value-type="float">
            <text:p>0.353</text:p>
          </table:table-cell>
          <table:table-cell office:value-type="float" office:value="281.951" calcext:value-type="float">
            <text:p>281.95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796" calcext:value-type="float">
            <text:p>0.796</text:p>
          </table:table-cell>
          <table:table-cell office:value-type="float" office:value="728.111" calcext:value-type="float">
            <text:p>728.11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292" calcext:value-type="float">
            <text:p>1.292</text:p>
          </table:table-cell>
          <table:table-cell office:value-type="float" office:value="597.671" calcext:value-type="float">
            <text:p>597.6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491" calcext:value-type="float">
            <text:p>1.491</text:p>
          </table:table-cell>
          <table:table-cell office:value-type="float" office:value="309.824" calcext:value-type="float">
            <text:p>309.8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0.64" calcext:value-type="float">
            <text:p>10.64</text:p>
          </table:table-cell>
          <table:table-cell office:value-type="float" office:value="603.922" calcext:value-type="float">
            <text:p>603.92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585" calcext:value-type="float">
            <text:p>2.585</text:p>
          </table:table-cell>
          <table:table-cell office:value-type="float" office:value="1005.24" calcext:value-type="float">
            <text:p>1005.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.613" calcext:value-type="float">
            <text:p>4.613</text:p>
          </table:table-cell>
          <table:table-cell office:value-type="float" office:value="633.275" calcext:value-type="float">
            <text:p>633.27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182" calcext:value-type="float">
            <text:p>1.182</text:p>
          </table:table-cell>
          <table:table-cell office:value-type="float" office:value="543.635" calcext:value-type="float">
            <text:p>543.63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.467" calcext:value-type="float">
            <text:p>4.467</text:p>
          </table:table-cell>
          <table:table-cell office:value-type="float" office:value="743.914" calcext:value-type="float">
            <text:p>743.91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367" calcext:value-type="float">
            <text:p>0.367</text:p>
          </table:table-cell>
          <table:table-cell office:value-type="float" office:value="406.269" calcext:value-type="float">
            <text:p>406.26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982" calcext:value-type="float">
            <text:p>0.982</text:p>
          </table:table-cell>
          <table:table-cell office:value-type="float" office:value="559.106" calcext:value-type="float">
            <text:p>559.1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389" calcext:value-type="float">
            <text:p>2.389</text:p>
          </table:table-cell>
          <table:table-cell office:value-type="float" office:value="357.701" calcext:value-type="float">
            <text:p>357.70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356" calcext:value-type="float">
            <text:p>0.356</text:p>
          </table:table-cell>
          <table:table-cell office:value-type="float" office:value="583.024" calcext:value-type="float">
            <text:p>583.0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846" calcext:value-type="float">
            <text:p>0.846</text:p>
          </table:table-cell>
          <table:table-cell office:value-type="float" office:value="617.507" calcext:value-type="float">
            <text:p>617.50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.776" calcext:value-type="float">
            <text:p>4.776</text:p>
          </table:table-cell>
          <table:table-cell office:value-type="float" office:value="1050.09" calcext:value-type="float">
            <text:p>1050.0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004" calcext:value-type="float">
            <text:p>2.004</text:p>
          </table:table-cell>
          <table:table-cell office:value-type="float" office:value="785.59" calcext:value-type="float">
            <text:p>785.59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797" calcext:value-type="float">
            <text:p>0.797</text:p>
          </table:table-cell>
          <table:table-cell office:value-type="float" office:value="656.695" calcext:value-type="float">
            <text:p>656.69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.597" calcext:value-type="float">
            <text:p>3.597</text:p>
          </table:table-cell>
          <table:table-cell office:value-type="float" office:value="361.076" calcext:value-type="float">
            <text:p>361.0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03" calcext:value-type="float">
            <text:p>2.03</text:p>
          </table:table-cell>
          <table:table-cell office:value-type="float" office:value="655.008" calcext:value-type="float">
            <text:p>655.00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988" calcext:value-type="float">
            <text:p>0.988</text:p>
          </table:table-cell>
          <table:table-cell office:value-type="float" office:value="454.324" calcext:value-type="float">
            <text:p>454.32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.141" calcext:value-type="float">
            <text:p>5.141</text:p>
          </table:table-cell>
          <table:table-cell office:value-type="float" office:value="321.838" calcext:value-type="float">
            <text:p>321.838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604" calcext:value-type="float">
            <text:p>1.604</text:p>
          </table:table-cell>
          <table:table-cell office:value-type="float" office:value="683.282" calcext:value-type="float">
            <text:p>683.28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391" calcext:value-type="float">
            <text:p>2.391</text:p>
          </table:table-cell>
          <table:table-cell office:value-type="float" office:value="334.776" calcext:value-type="float">
            <text:p>334.77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6.054" calcext:value-type="float">
            <text:p>6.054</text:p>
          </table:table-cell>
          <table:table-cell office:value-type="float" office:value="964.55" calcext:value-type="float">
            <text:p>964.5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817" calcext:value-type="float">
            <text:p>0.817</text:p>
          </table:table-cell>
          <table:table-cell office:value-type="float" office:value="573.337" calcext:value-type="float">
            <text:p>573.33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269" calcext:value-type="float">
            <text:p>1.269</text:p>
          </table:table-cell>
          <table:table-cell office:value-type="float" office:value="661.464" calcext:value-type="float">
            <text:p>661.46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.76" calcext:value-type="float">
            <text:p>3.76</text:p>
          </table:table-cell>
          <table:table-cell office:value-type="float" office:value="857.306" calcext:value-type="float">
            <text:p>857.30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.823" calcext:value-type="float">
            <text:p>3.823</text:p>
          </table:table-cell>
          <table:table-cell office:value-type="float" office:value="415.571" calcext:value-type="float">
            <text:p>415.5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618" calcext:value-type="float">
            <text:p>0.618</text:p>
          </table:table-cell>
          <table:table-cell office:value-type="float" office:value="304.765" calcext:value-type="float">
            <text:p>304.765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72" calcext:value-type="float">
            <text:p>0.72</text:p>
          </table:table-cell>
          <table:table-cell office:value-type="float" office:value="957.743" calcext:value-type="float">
            <text:p>957.74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.004" calcext:value-type="float">
            <text:p>3.004</text:p>
          </table:table-cell>
          <table:table-cell office:value-type="float" office:value="631.536" calcext:value-type="float">
            <text:p>631.53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2.148" calcext:value-type="float">
            <text:p>2.148</text:p>
          </table:table-cell>
          <table:table-cell office:value-type="float" office:value="1013.4" calcext:value-type="float">
            <text:p>1013.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178" calcext:value-type="float">
            <text:p>0.178</text:p>
          </table:table-cell>
          <table:table-cell office:value-type="float" office:value="336.173" calcext:value-type="float">
            <text:p>336.17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1.04" calcext:value-type="float">
            <text:p>1.04</text:p>
          </table:table-cell>
          <table:table-cell office:value-type="float" office:value="882.912" calcext:value-type="float">
            <text:p>882.91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0.899" calcext:value-type="float">
            <text:p>0.899</text:p>
          </table:table-cell>
          <table:table-cell office:value-type="float" office:value="420.932" calcext:value-type="float">
            <text:p>420.93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rrt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.368" calcext:value-type="float">
            <text:p>3.368</text:p>
          </table:table-cell>
          <table:table-cell office:value-type="float" office:value="638.01" calcext:value-type="float">
            <text:p>638.01</text:p>
          </table:table-cell>
        </table:table-row>
        <table:table-row table:style-name="ro1">
          <table:table-cell table:number-columns-repeated="6"/>
          <table:table-cell table:formula="of:=AVERAGE([.G1021:.G1528])" office:value-type="float" office:value="22.708984" calcext:value-type="float">
            <text:p>22.708984</text:p>
          </table:table-cell>
          <table:table-cell table:formula="of:=AVERAGE([.H1021:.H1528])" office:value-type="float" office:value="748.258711999999" calcext:value-type="float">
            <text:p>748.2587119999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5.164" calcext:value-type="float">
            <text:p>35.164</text:p>
          </table:table-cell>
          <table:table-cell office:value-type="float" office:value="2536.56" calcext:value-type="float">
            <text:p>2536.5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72.003" calcext:value-type="float">
            <text:p>72.003</text:p>
          </table:table-cell>
          <table:table-cell office:value-type="float" office:value="2238.35" calcext:value-type="float">
            <text:p>2238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2.077" calcext:value-type="float">
            <text:p>12.077</text:p>
          </table:table-cell>
          <table:table-cell office:value-type="float" office:value="2858.6" calcext:value-type="float">
            <text:p>2858.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4.252" calcext:value-type="float">
            <text:p>564.252</text:p>
          </table:table-cell>
          <table:table-cell office:value-type="float" office:value="2395.96" calcext:value-type="float">
            <text:p>2395.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61.962" calcext:value-type="float">
            <text:p>61.962</text:p>
          </table:table-cell>
          <table:table-cell office:value-type="float" office:value="2807.27" calcext:value-type="float">
            <text:p>2807.2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3.632" calcext:value-type="float">
            <text:p>103.632</text:p>
          </table:table-cell>
          <table:table-cell office:value-type="float" office:value="2286.3" calcext:value-type="float">
            <text:p>2286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67.939" calcext:value-type="float">
            <text:p>67.939</text:p>
          </table:table-cell>
          <table:table-cell office:value-type="float" office:value="2235.47" calcext:value-type="float">
            <text:p>2235.4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38.327" calcext:value-type="float">
            <text:p>138.327</text:p>
          </table:table-cell>
          <table:table-cell office:value-type="float" office:value="1837.09" calcext:value-type="float">
            <text:p>1837.0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7.569" calcext:value-type="float">
            <text:p>7.569</text:p>
          </table:table-cell>
          <table:table-cell office:value-type="float" office:value="2083.22" calcext:value-type="float">
            <text:p>2083.2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.317" calcext:value-type="float">
            <text:p>3.317</text:p>
          </table:table-cell>
          <table:table-cell office:value-type="float" office:value="1756.31" calcext:value-type="float">
            <text:p>1756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6.881" calcext:value-type="float">
            <text:p>16.881</text:p>
          </table:table-cell>
          <table:table-cell office:value-type="float" office:value="1694.96" calcext:value-type="float">
            <text:p>1694.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27.619" calcext:value-type="float">
            <text:p>127.619</text:p>
          </table:table-cell>
          <table:table-cell office:value-type="float" office:value="1689.12" calcext:value-type="float">
            <text:p>1689.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4.082" calcext:value-type="float">
            <text:p>24.082</text:p>
          </table:table-cell>
          <table:table-cell office:value-type="float" office:value="2949.38" calcext:value-type="float">
            <text:p>2949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.278" calcext:value-type="float">
            <text:p>10.278</text:p>
          </table:table-cell>
          <table:table-cell office:value-type="float" office:value="3244.09" calcext:value-type="float">
            <text:p>3244.0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5.21" calcext:value-type="float">
            <text:p>15.21</text:p>
          </table:table-cell>
          <table:table-cell office:value-type="float" office:value="2523.93" calcext:value-type="float">
            <text:p>2523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.96" calcext:value-type="float">
            <text:p>2.96</text:p>
          </table:table-cell>
          <table:table-cell office:value-type="float" office:value="2086.52" calcext:value-type="float">
            <text:p>2086.5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61.186" calcext:value-type="float">
            <text:p>361.186</text:p>
          </table:table-cell>
          <table:table-cell office:value-type="float" office:value="1882.71" calcext:value-type="float">
            <text:p>1882.7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2.689" calcext:value-type="float">
            <text:p>22.689</text:p>
          </table:table-cell>
          <table:table-cell office:value-type="float" office:value="1734.41" calcext:value-type="float">
            <text:p>1734.4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.235" calcext:value-type="float">
            <text:p>10.235</text:p>
          </table:table-cell>
          <table:table-cell office:value-type="float" office:value="1777.15" calcext:value-type="float">
            <text:p>1777.1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18.16" calcext:value-type="float">
            <text:p>118.16</text:p>
          </table:table-cell>
          <table:table-cell office:value-type="float" office:value="1643.21" calcext:value-type="float">
            <text:p>1643.2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76.087" calcext:value-type="float">
            <text:p>76.087</text:p>
          </table:table-cell>
          <table:table-cell office:value-type="float" office:value="1696.29" calcext:value-type="float">
            <text:p>1696.2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8.024" calcext:value-type="float">
            <text:p>48.024</text:p>
          </table:table-cell>
          <table:table-cell office:value-type="float" office:value="1930.64" calcext:value-type="float">
            <text:p>1930.6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.74" calcext:value-type="float">
            <text:p>1.74</text:p>
          </table:table-cell>
          <table:table-cell office:value-type="float" office:value="2079.94" calcext:value-type="float">
            <text:p>2079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0.6" calcext:value-type="float">
            <text:p>20.6</text:p>
          </table:table-cell>
          <table:table-cell office:value-type="float" office:value="1789.2" calcext:value-type="float">
            <text:p>1789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16.821" calcext:value-type="float">
            <text:p>316.821</text:p>
          </table:table-cell>
          <table:table-cell office:value-type="float" office:value="3545.94" calcext:value-type="float">
            <text:p>3545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1.238" calcext:value-type="float">
            <text:p>21.238</text:p>
          </table:table-cell>
          <table:table-cell office:value-type="float" office:value="1546.97" calcext:value-type="float">
            <text:p>1546.9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80.035" calcext:value-type="float">
            <text:p>80.035</text:p>
          </table:table-cell>
          <table:table-cell office:value-type="float" office:value="2913.01" calcext:value-type="float">
            <text:p>2913.0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4.246" calcext:value-type="float">
            <text:p>34.246</text:p>
          </table:table-cell>
          <table:table-cell office:value-type="float" office:value="1856.52" calcext:value-type="float">
            <text:p>1856.5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.344" calcext:value-type="float">
            <text:p>1.344</text:p>
          </table:table-cell>
          <table:table-cell office:value-type="float" office:value="1684.19" calcext:value-type="float">
            <text:p>1684.1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66.264" calcext:value-type="float">
            <text:p>66.264</text:p>
          </table:table-cell>
          <table:table-cell office:value-type="float" office:value="1903.65" calcext:value-type="float">
            <text:p>1903.6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.609" calcext:value-type="float">
            <text:p>10.609</text:p>
          </table:table-cell>
          <table:table-cell office:value-type="float" office:value="1643.1" calcext:value-type="float">
            <text:p>1643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50.723" calcext:value-type="float">
            <text:p>450.723</text:p>
          </table:table-cell>
          <table:table-cell office:value-type="float" office:value="2871.5" calcext:value-type="float">
            <text:p>2871.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.794" calcext:value-type="float">
            <text:p>2.794</text:p>
          </table:table-cell>
          <table:table-cell office:value-type="float" office:value="1628.1" calcext:value-type="float">
            <text:p>1628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72.107" calcext:value-type="float">
            <text:p>72.107</text:p>
          </table:table-cell>
          <table:table-cell office:value-type="float" office:value="2337.53" calcext:value-type="float">
            <text:p>233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.342" calcext:value-type="float">
            <text:p>10.342</text:p>
          </table:table-cell>
          <table:table-cell office:value-type="float" office:value="1704.96" calcext:value-type="float">
            <text:p>1704.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.785" calcext:value-type="float">
            <text:p>1.785</text:p>
          </table:table-cell>
          <table:table-cell office:value-type="float" office:value="1603.5" calcext:value-type="float">
            <text:p>1603.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5.645" calcext:value-type="float">
            <text:p>25.645</text:p>
          </table:table-cell>
          <table:table-cell office:value-type="float" office:value="2532.91" calcext:value-type="float">
            <text:p>2532.9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.283" calcext:value-type="float">
            <text:p>1.283</text:p>
          </table:table-cell>
          <table:table-cell office:value-type="float" office:value="1671.61" calcext:value-type="float">
            <text:p>1671.6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0.778" calcext:value-type="float">
            <text:p>0.778</text:p>
          </table:table-cell>
          <table:table-cell office:value-type="float" office:value="1427.28" calcext:value-type="float">
            <text:p>1427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.909" calcext:value-type="float">
            <text:p>3.909</text:p>
          </table:table-cell>
          <table:table-cell office:value-type="float" office:value="2159.94" calcext:value-type="float">
            <text:p>2159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.798" calcext:value-type="float">
            <text:p>3.798</text:p>
          </table:table-cell>
          <table:table-cell office:value-type="float" office:value="1685.64" calcext:value-type="float">
            <text:p>1685.6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4.479" calcext:value-type="float">
            <text:p>24.479</text:p>
          </table:table-cell>
          <table:table-cell office:value-type="float" office:value="4194.21" calcext:value-type="float">
            <text:p>4194.2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.304" calcext:value-type="float">
            <text:p>1.304</text:p>
          </table:table-cell>
          <table:table-cell office:value-type="float" office:value="1688.07" calcext:value-type="float">
            <text:p>1688.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72.271" calcext:value-type="float">
            <text:p>72.271</text:p>
          </table:table-cell>
          <table:table-cell office:value-type="float" office:value="2127.95" calcext:value-type="float">
            <text:p>2127.9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.167" calcext:value-type="float">
            <text:p>1.167</text:p>
          </table:table-cell>
          <table:table-cell office:value-type="float" office:value="1637.62" calcext:value-type="float">
            <text:p>1637.6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2.36" calcext:value-type="float">
            <text:p>42.36</text:p>
          </table:table-cell>
          <table:table-cell office:value-type="float" office:value="1804.98" calcext:value-type="float">
            <text:p>1804.9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0.7" calcext:value-type="float">
            <text:p>40.7</text:p>
          </table:table-cell>
          <table:table-cell office:value-type="float" office:value="1960.44" calcext:value-type="float">
            <text:p>1960.4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75.034" calcext:value-type="float">
            <text:p>75.034</text:p>
          </table:table-cell>
          <table:table-cell office:value-type="float" office:value="1594.7" calcext:value-type="float">
            <text:p>1594.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2.306" calcext:value-type="float">
            <text:p>12.306</text:p>
          </table:table-cell>
          <table:table-cell office:value-type="float" office:value="1555.31" calcext:value-type="float">
            <text:p>1555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2.452" calcext:value-type="float">
            <text:p>182.452</text:p>
          </table:table-cell>
          <table:table-cell office:value-type="float" office:value="2252.63" calcext:value-type="float">
            <text:p>2252.6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2.05" calcext:value-type="float">
            <text:p>102.05</text:p>
          </table:table-cell>
          <table:table-cell office:value-type="float" office:value="1859.04" calcext:value-type="float">
            <text:p>1859.0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.074" calcext:value-type="float">
            <text:p>1.074</text:p>
          </table:table-cell>
          <table:table-cell office:value-type="float" office:value="1483.71" calcext:value-type="float">
            <text:p>1483.7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576" calcext:value-type="float">
            <text:p>56.576</text:p>
          </table:table-cell>
          <table:table-cell office:value-type="float" office:value="1561.84" calcext:value-type="float">
            <text:p>1561.8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62.677" calcext:value-type="float">
            <text:p>62.677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84.742" calcext:value-type="float">
            <text:p>84.742</text:p>
          </table:table-cell>
          <table:table-cell office:value-type="float" office:value="1798.07" calcext:value-type="float">
            <text:p>1798.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61.677" calcext:value-type="float">
            <text:p>61.677</text:p>
          </table:table-cell>
          <table:table-cell office:value-type="float" office:value="1701.86" calcext:value-type="float">
            <text:p>1701.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5.051" calcext:value-type="float">
            <text:p>25.051</text:p>
          </table:table-cell>
          <table:table-cell office:value-type="float" office:value="2558.14" calcext:value-type="float">
            <text:p>2558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5.163" calcext:value-type="float">
            <text:p>25.163</text:p>
          </table:table-cell>
          <table:table-cell office:value-type="float" office:value="2350.72" calcext:value-type="float">
            <text:p>2350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.202" calcext:value-type="float">
            <text:p>18.202</text:p>
          </table:table-cell>
          <table:table-cell office:value-type="float" office:value="2218.87" calcext:value-type="float">
            <text:p>2218.8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9.734" calcext:value-type="float">
            <text:p>19.734</text:p>
          </table:table-cell>
          <table:table-cell office:value-type="float" office:value="1799.43" calcext:value-type="float">
            <text:p>1799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22.283" calcext:value-type="float">
            <text:p>422.283</text:p>
          </table:table-cell>
          <table:table-cell office:value-type="float" office:value="1695.57" calcext:value-type="float">
            <text:p>1695.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.019" calcext:value-type="float">
            <text:p>3.019</text:p>
          </table:table-cell>
          <table:table-cell office:value-type="float" office:value="1508.24" calcext:value-type="float">
            <text:p>1508.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0.831" calcext:value-type="float">
            <text:p>0.831</text:p>
          </table:table-cell>
          <table:table-cell office:value-type="float" office:value="1480.32" calcext:value-type="float">
            <text:p>1480.3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2.731" calcext:value-type="float">
            <text:p>32.731</text:p>
          </table:table-cell>
          <table:table-cell office:value-type="float" office:value="2793.12" calcext:value-type="float">
            <text:p>2793.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17.933" calcext:value-type="float">
            <text:p>117.933</text:p>
          </table:table-cell>
          <table:table-cell office:value-type="float" office:value="1922.01" calcext:value-type="float">
            <text:p>1922.0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3.149" calcext:value-type="float">
            <text:p>23.149</text:p>
          </table:table-cell>
          <table:table-cell office:value-type="float" office:value="2491.31" calcext:value-type="float">
            <text:p>2491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1.254" calcext:value-type="float">
            <text:p>181.254</text:p>
          </table:table-cell>
          <table:table-cell office:value-type="float" office:value="2160.16" calcext:value-type="float">
            <text:p>2160.1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9.093" calcext:value-type="float">
            <text:p>39.093</text:p>
          </table:table-cell>
          <table:table-cell office:value-type="float" office:value="1874.82" calcext:value-type="float">
            <text:p>1874.8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.98" calcext:value-type="float">
            <text:p>10.98</text:p>
          </table:table-cell>
          <table:table-cell office:value-type="float" office:value="2882.56" calcext:value-type="float">
            <text:p>2882.5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94.872" calcext:value-type="float">
            <text:p>94.872</text:p>
          </table:table-cell>
          <table:table-cell office:value-type="float" office:value="3744.16" calcext:value-type="float">
            <text:p>3744.1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.365" calcext:value-type="float">
            <text:p>4.365</text:p>
          </table:table-cell>
          <table:table-cell office:value-type="float" office:value="1425.24" calcext:value-type="float">
            <text:p>1425.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1.772" calcext:value-type="float">
            <text:p>11.772</text:p>
          </table:table-cell>
          <table:table-cell office:value-type="float" office:value="1730.68" calcext:value-type="float">
            <text:p>1730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3.072" calcext:value-type="float">
            <text:p>23.072</text:p>
          </table:table-cell>
          <table:table-cell office:value-type="float" office:value="1633.83" calcext:value-type="float">
            <text:p>1633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0.395" calcext:value-type="float">
            <text:p>10.395</text:p>
          </table:table-cell>
          <table:table-cell office:value-type="float" office:value="1464.7" calcext:value-type="float">
            <text:p>1464.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8.826" calcext:value-type="float">
            <text:p>8.826</text:p>
          </table:table-cell>
          <table:table-cell office:value-type="float" office:value="1449.23" calcext:value-type="float">
            <text:p>1449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84.703" calcext:value-type="float">
            <text:p>184.703</text:p>
          </table:table-cell>
          <table:table-cell office:value-type="float" office:value="1492.98" calcext:value-type="float">
            <text:p>1492.9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34.136" calcext:value-type="float">
            <text:p>534.136</text:p>
          </table:table-cell>
          <table:table-cell office:value-type="float" office:value="2657.45" calcext:value-type="float">
            <text:p>2657.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9.601" calcext:value-type="float">
            <text:p>59.601</text:p>
          </table:table-cell>
          <table:table-cell office:value-type="float" office:value="1937.5" calcext:value-type="float">
            <text:p>1937.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72.834" calcext:value-type="float">
            <text:p>172.834</text:p>
          </table:table-cell>
          <table:table-cell office:value-type="float" office:value="2890.68" calcext:value-type="float">
            <text:p>2890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.976" calcext:value-type="float">
            <text:p>4.976</text:p>
          </table:table-cell>
          <table:table-cell office:value-type="float" office:value="2094.26" calcext:value-type="float">
            <text:p>2094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9.231" calcext:value-type="float">
            <text:p>29.231</text:p>
          </table:table-cell>
          <table:table-cell office:value-type="float" office:value="1815.02" calcext:value-type="float">
            <text:p>1815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1.198" calcext:value-type="float">
            <text:p>11.198</text:p>
          </table:table-cell>
          <table:table-cell office:value-type="float" office:value="2218.11" calcext:value-type="float">
            <text:p>2218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5.857" calcext:value-type="float">
            <text:p>25.857</text:p>
          </table:table-cell>
          <table:table-cell office:value-type="float" office:value="1940.67" calcext:value-type="float">
            <text:p>1940.6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8.495" calcext:value-type="float">
            <text:p>8.495</text:p>
          </table:table-cell>
          <table:table-cell office:value-type="float" office:value="2000.57" calcext:value-type="float">
            <text:p>2000.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0.818" calcext:value-type="float">
            <text:p>50.818</text:p>
          </table:table-cell>
          <table:table-cell office:value-type="float" office:value="3211.58" calcext:value-type="float">
            <text:p>3211.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.984" calcext:value-type="float">
            <text:p>5.984</text:p>
          </table:table-cell>
          <table:table-cell office:value-type="float" office:value="1922.57" calcext:value-type="float">
            <text:p>1922.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.385" calcext:value-type="float">
            <text:p>1.385</text:p>
          </table:table-cell>
          <table:table-cell office:value-type="float" office:value="2003.11" calcext:value-type="float">
            <text:p>2003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2.214" calcext:value-type="float">
            <text:p>2.214</text:p>
          </table:table-cell>
          <table:table-cell office:value-type="float" office:value="2242.18" calcext:value-type="float">
            <text:p>2242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1.441" calcext:value-type="float">
            <text:p>41.441</text:p>
          </table:table-cell>
          <table:table-cell office:value-type="float" office:value="2234.56" calcext:value-type="float">
            <text:p>2234.5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77.828" calcext:value-type="float">
            <text:p>77.828</text:p>
          </table:table-cell>
          <table:table-cell office:value-type="float" office:value="3401.17" calcext:value-type="float">
            <text:p>3401.1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.419" calcext:value-type="float">
            <text:p>1.419</text:p>
          </table:table-cell>
          <table:table-cell office:value-type="float" office:value="1647.78" calcext:value-type="float">
            <text:p>1647.7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82.535" calcext:value-type="float">
            <text:p>82.535</text:p>
          </table:table-cell>
          <table:table-cell office:value-type="float" office:value="1907.29" calcext:value-type="float">
            <text:p>1907.2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3.1" calcext:value-type="float">
            <text:p>13.1</text:p>
          </table:table-cell>
          <table:table-cell office:value-type="float" office:value="2837.76" calcext:value-type="float">
            <text:p>2837.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665.898" calcext:value-type="float">
            <text:p>665.898</text:p>
          </table:table-cell>
          <table:table-cell office:value-type="float" office:value="2516.28" calcext:value-type="float">
            <text:p>2516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.16" calcext:value-type="float">
            <text:p>3.16</text:p>
          </table:table-cell>
          <table:table-cell office:value-type="float" office:value="1764.83" calcext:value-type="float">
            <text:p>1764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1.475" calcext:value-type="float">
            <text:p>1.475</text:p>
          </table:table-cell>
          <table:table-cell office:value-type="float" office:value="1732.97" calcext:value-type="float">
            <text:p>1732.9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0.922" calcext:value-type="float">
            <text:p>0.922</text:p>
          </table:table-cell>
          <table:table-cell office:value-type="float" office:value="1487.03" calcext:value-type="float">
            <text:p>1487.0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365.601" calcext:value-type="float">
            <text:p>365.601</text:p>
          </table:table-cell>
          <table:table-cell office:value-type="float" office:value="3474.29" calcext:value-type="float">
            <text:p>3474.2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.866" calcext:value-type="float">
            <text:p>4.866</text:p>
          </table:table-cell>
          <table:table-cell office:value-type="float" office:value="1493.48" calcext:value-type="float">
            <text:p>1493.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6.995" calcext:value-type="float">
            <text:p>46.995</text:p>
          </table:table-cell>
          <table:table-cell office:value-type="float" office:value="2096.33" calcext:value-type="float">
            <text:p>2096.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.483" calcext:value-type="float">
            <text:p>10.483</text:p>
          </table:table-cell>
          <table:table-cell office:value-type="float" office:value="2376.29" calcext:value-type="float">
            <text:p>2376.2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.016" calcext:value-type="float">
            <text:p>8.016</text:p>
          </table:table-cell>
          <table:table-cell office:value-type="float" office:value="2234.47" calcext:value-type="float">
            <text:p>2234.4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.474" calcext:value-type="float">
            <text:p>5.474</text:p>
          </table:table-cell>
          <table:table-cell office:value-type="float" office:value="3302.34" calcext:value-type="float">
            <text:p>3302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7.753" calcext:value-type="float">
            <text:p>27.753</text:p>
          </table:table-cell>
          <table:table-cell office:value-type="float" office:value="2700.11" calcext:value-type="float">
            <text:p>2700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.604" calcext:value-type="float">
            <text:p>5.604</text:p>
          </table:table-cell>
          <table:table-cell office:value-type="float" office:value="2936.74" calcext:value-type="float">
            <text:p>2936.7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7.735" calcext:value-type="float">
            <text:p>27.735</text:p>
          </table:table-cell>
          <table:table-cell office:value-type="float" office:value="3085.9" calcext:value-type="float">
            <text:p>3085.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.608" calcext:value-type="float">
            <text:p>10.608</text:p>
          </table:table-cell>
          <table:table-cell office:value-type="float" office:value="3002.6" calcext:value-type="float">
            <text:p>3002.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.909" calcext:value-type="float">
            <text:p>3.909</text:p>
          </table:table-cell>
          <table:table-cell office:value-type="float" office:value="2844.48" calcext:value-type="float">
            <text:p>2844.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.767" calcext:value-type="float">
            <text:p>1.767</text:p>
          </table:table-cell>
          <table:table-cell office:value-type="float" office:value="2949.81" calcext:value-type="float">
            <text:p>2949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6.309" calcext:value-type="float">
            <text:p>26.309</text:p>
          </table:table-cell>
          <table:table-cell office:value-type="float" office:value="3303.59" calcext:value-type="float">
            <text:p>3303.5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7.935" calcext:value-type="float">
            <text:p>7.935</text:p>
          </table:table-cell>
          <table:table-cell office:value-type="float" office:value="2507.33" calcext:value-type="float">
            <text:p>2507.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9.611" calcext:value-type="float">
            <text:p>19.611</text:p>
          </table:table-cell>
          <table:table-cell office:value-type="float" office:value="3084.42" calcext:value-type="float">
            <text:p>3084.4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7.961" calcext:value-type="float">
            <text:p>17.961</text:p>
          </table:table-cell>
          <table:table-cell office:value-type="float" office:value="3929.35" calcext:value-type="float">
            <text:p>3929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.584" calcext:value-type="float">
            <text:p>10.584</text:p>
          </table:table-cell>
          <table:table-cell office:value-type="float" office:value="3946.54" calcext:value-type="float">
            <text:p>3946.5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.391" calcext:value-type="float">
            <text:p>3.391</text:p>
          </table:table-cell>
          <table:table-cell office:value-type="float" office:value="2189.04" calcext:value-type="float">
            <text:p>2189.0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7.066" calcext:value-type="float">
            <text:p>7.066</text:p>
          </table:table-cell>
          <table:table-cell office:value-type="float" office:value="3289.48" calcext:value-type="float">
            <text:p>3289.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9.518" calcext:value-type="float">
            <text:p>19.518</text:p>
          </table:table-cell>
          <table:table-cell office:value-type="float" office:value="3905.9" calcext:value-type="float">
            <text:p>3905.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67.491" calcext:value-type="float">
            <text:p>67.491</text:p>
          </table:table-cell>
          <table:table-cell office:value-type="float" office:value="3921.11" calcext:value-type="float">
            <text:p>3921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.314" calcext:value-type="float">
            <text:p>5.314</text:p>
          </table:table-cell>
          <table:table-cell office:value-type="float" office:value="2591.53" calcext:value-type="float">
            <text:p>2591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.345" calcext:value-type="float">
            <text:p>18.345</text:p>
          </table:table-cell>
          <table:table-cell office:value-type="float" office:value="2673.18" calcext:value-type="float">
            <text:p>2673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.197" calcext:value-type="float">
            <text:p>3.197</text:p>
          </table:table-cell>
          <table:table-cell office:value-type="float" office:value="2445.33" calcext:value-type="float">
            <text:p>2445.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6.872" calcext:value-type="float">
            <text:p>6.872</text:p>
          </table:table-cell>
          <table:table-cell office:value-type="float" office:value="2684.32" calcext:value-type="float">
            <text:p>2684.3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264" calcext:value-type="float">
            <text:p>56.264</text:p>
          </table:table-cell>
          <table:table-cell office:value-type="float" office:value="3778.72" calcext:value-type="float">
            <text:p>3778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6.381" calcext:value-type="float">
            <text:p>6.381</text:p>
          </table:table-cell>
          <table:table-cell office:value-type="float" office:value="2159.73" calcext:value-type="float">
            <text:p>2159.7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.631" calcext:value-type="float">
            <text:p>3.631</text:p>
          </table:table-cell>
          <table:table-cell office:value-type="float" office:value="3002.37" calcext:value-type="float">
            <text:p>3002.3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.829" calcext:value-type="float">
            <text:p>1.829</text:p>
          </table:table-cell>
          <table:table-cell office:value-type="float" office:value="2483.89" calcext:value-type="float">
            <text:p>2483.8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.313" calcext:value-type="float">
            <text:p>2.313</text:p>
          </table:table-cell>
          <table:table-cell office:value-type="float" office:value="2380.56" calcext:value-type="float">
            <text:p>2380.5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6.028" calcext:value-type="float">
            <text:p>16.028</text:p>
          </table:table-cell>
          <table:table-cell office:value-type="float" office:value="2562.96" calcext:value-type="float">
            <text:p>2562.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.608" calcext:value-type="float">
            <text:p>3.608</text:p>
          </table:table-cell>
          <table:table-cell office:value-type="float" office:value="1870.8" calcext:value-type="float">
            <text:p>1870.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91.291" calcext:value-type="float">
            <text:p>91.291</text:p>
          </table:table-cell>
          <table:table-cell office:value-type="float" office:value="4060.93" calcext:value-type="float">
            <text:p>4060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1.688" calcext:value-type="float">
            <text:p>31.688</text:p>
          </table:table-cell>
          <table:table-cell office:value-type="float" office:value="3448.26" calcext:value-type="float">
            <text:p>3448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1.637" calcext:value-type="float">
            <text:p>21.637</text:p>
          </table:table-cell>
          <table:table-cell office:value-type="float" office:value="3529.89" calcext:value-type="float">
            <text:p>3529.8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6.614" calcext:value-type="float">
            <text:p>6.614</text:p>
          </table:table-cell>
          <table:table-cell office:value-type="float" office:value="3118.92" calcext:value-type="float">
            <text:p>3118.9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2.888" calcext:value-type="float">
            <text:p>22.888</text:p>
          </table:table-cell>
          <table:table-cell office:value-type="float" office:value="4185.36" calcext:value-type="float">
            <text:p>4185.3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2.751" calcext:value-type="float">
            <text:p>12.751</text:p>
          </table:table-cell>
          <table:table-cell office:value-type="float" office:value="2567.42" calcext:value-type="float">
            <text:p>2567.4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9.605" calcext:value-type="float">
            <text:p>9.605</text:p>
          </table:table-cell>
          <table:table-cell office:value-type="float" office:value="3261.78" calcext:value-type="float">
            <text:p>3261.7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3.686" calcext:value-type="float">
            <text:p>23.686</text:p>
          </table:table-cell>
          <table:table-cell office:value-type="float" office:value="3474.39" calcext:value-type="float">
            <text:p>3474.3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.373" calcext:value-type="float">
            <text:p>2.373</text:p>
          </table:table-cell>
          <table:table-cell office:value-type="float" office:value="2095.48" calcext:value-type="float">
            <text:p>2095.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.271" calcext:value-type="float">
            <text:p>8.271</text:p>
          </table:table-cell>
          <table:table-cell office:value-type="float" office:value="2455.18" calcext:value-type="float">
            <text:p>2455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3.255" calcext:value-type="float">
            <text:p>43.255</text:p>
          </table:table-cell>
          <table:table-cell office:value-type="float" office:value="2806.23" calcext:value-type="float">
            <text:p>2806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.141" calcext:value-type="float">
            <text:p>11.141</text:p>
          </table:table-cell>
          <table:table-cell office:value-type="float" office:value="2816.92" calcext:value-type="float">
            <text:p>2816.9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.753" calcext:value-type="float">
            <text:p>11.753</text:p>
          </table:table-cell>
          <table:table-cell office:value-type="float" office:value="2885.73" calcext:value-type="float">
            <text:p>2885.7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597" calcext:value-type="float">
            <text:p>56.597</text:p>
          </table:table-cell>
          <table:table-cell office:value-type="float" office:value="2659.3" calcext:value-type="float">
            <text:p>2659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4439.13" calcext:value-type="float">
            <text:p>4439.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.128" calcext:value-type="float">
            <text:p>3.128</text:p>
          </table:table-cell>
          <table:table-cell office:value-type="float" office:value="2650.74" calcext:value-type="float">
            <text:p>2650.7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4.255" calcext:value-type="float">
            <text:p>34.255</text:p>
          </table:table-cell>
          <table:table-cell office:value-type="float" office:value="3930.31" calcext:value-type="float">
            <text:p>3930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.179" calcext:value-type="float">
            <text:p>10.179</text:p>
          </table:table-cell>
          <table:table-cell office:value-type="float" office:value="2413.86" calcext:value-type="float">
            <text:p>2413.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6.209" calcext:value-type="float">
            <text:p>6.209</text:p>
          </table:table-cell>
          <table:table-cell office:value-type="float" office:value="2623.83" calcext:value-type="float">
            <text:p>2623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3.673" calcext:value-type="float">
            <text:p>13.673</text:p>
          </table:table-cell>
          <table:table-cell office:value-type="float" office:value="3981.16" calcext:value-type="float">
            <text:p>3981.1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9.99" calcext:value-type="float">
            <text:p>59.99</text:p>
          </table:table-cell>
          <table:table-cell office:value-type="float" office:value="2946.23" calcext:value-type="float">
            <text:p>2946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7.895" calcext:value-type="float">
            <text:p>37.895</text:p>
          </table:table-cell>
          <table:table-cell office:value-type="float" office:value="3816.89" calcext:value-type="float">
            <text:p>3816.8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1.093" calcext:value-type="float">
            <text:p>21.093</text:p>
          </table:table-cell>
          <table:table-cell office:value-type="float" office:value="3270.01" calcext:value-type="float">
            <text:p>3270.0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1.911" calcext:value-type="float">
            <text:p>31.911</text:p>
          </table:table-cell>
          <table:table-cell office:value-type="float" office:value="2811.53" calcext:value-type="float">
            <text:p>2811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5.505" calcext:value-type="float">
            <text:p>35.505</text:p>
          </table:table-cell>
          <table:table-cell office:value-type="float" office:value="4198.61" calcext:value-type="float">
            <text:p>4198.6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1.579" calcext:value-type="float">
            <text:p>21.579</text:p>
          </table:table-cell>
          <table:table-cell office:value-type="float" office:value="3180.76" calcext:value-type="float">
            <text:p>3180.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.449" calcext:value-type="float">
            <text:p>5.449</text:p>
          </table:table-cell>
          <table:table-cell office:value-type="float" office:value="2137.62" calcext:value-type="float">
            <text:p>2137.6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2.493" calcext:value-type="float">
            <text:p>42.493</text:p>
          </table:table-cell>
          <table:table-cell office:value-type="float" office:value="3502.14" calcext:value-type="float">
            <text:p>3502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.917" calcext:value-type="float">
            <text:p>8.917</text:p>
          </table:table-cell>
          <table:table-cell office:value-type="float" office:value="2150.94" calcext:value-type="float">
            <text:p>2150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.06" calcext:value-type="float">
            <text:p>1.06</text:p>
          </table:table-cell>
          <table:table-cell office:value-type="float" office:value="1987.62" calcext:value-type="float">
            <text:p>1987.6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3.489" calcext:value-type="float">
            <text:p>13.489</text:p>
          </table:table-cell>
          <table:table-cell office:value-type="float" office:value="4469.39" calcext:value-type="float">
            <text:p>4469.3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8.906" calcext:value-type="float">
            <text:p>48.906</text:p>
          </table:table-cell>
          <table:table-cell office:value-type="float" office:value="5404.18" calcext:value-type="float">
            <text:p>5404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6.069" calcext:value-type="float">
            <text:p>46.069</text:p>
          </table:table-cell>
          <table:table-cell office:value-type="float" office:value="2241.04" calcext:value-type="float">
            <text:p>2241.0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3.571" calcext:value-type="float">
            <text:p>33.571</text:p>
          </table:table-cell>
          <table:table-cell office:value-type="float" office:value="3156.79" calcext:value-type="float">
            <text:p>3156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.403" calcext:value-type="float">
            <text:p>2.403</text:p>
          </table:table-cell>
          <table:table-cell office:value-type="float" office:value="2050.6" calcext:value-type="float">
            <text:p>2050.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4.88" calcext:value-type="float">
            <text:p>24.88</text:p>
          </table:table-cell>
          <table:table-cell office:value-type="float" office:value="2449.9" calcext:value-type="float">
            <text:p>2449.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.923" calcext:value-type="float">
            <text:p>18.923</text:p>
          </table:table-cell>
          <table:table-cell office:value-type="float" office:value="2711.02" calcext:value-type="float">
            <text:p>2711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6.347" calcext:value-type="float">
            <text:p>6.347</text:p>
          </table:table-cell>
          <table:table-cell office:value-type="float" office:value="2110.01" calcext:value-type="float">
            <text:p>2110.0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70.105" calcext:value-type="float">
            <text:p>70.105</text:p>
          </table:table-cell>
          <table:table-cell office:value-type="float" office:value="2836.69" calcext:value-type="float">
            <text:p>2836.6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1.274" calcext:value-type="float">
            <text:p>11.274</text:p>
          </table:table-cell>
          <table:table-cell office:value-type="float" office:value="2801.38" calcext:value-type="float">
            <text:p>2801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8.46" calcext:value-type="float">
            <text:p>18.46</text:p>
          </table:table-cell>
          <table:table-cell office:value-type="float" office:value="2400.39" calcext:value-type="float">
            <text:p>2400.3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.105" calcext:value-type="float">
            <text:p>10.105</text:p>
          </table:table-cell>
          <table:table-cell office:value-type="float" office:value="3887.13" calcext:value-type="float">
            <text:p>3887.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2.053" calcext:value-type="float">
            <text:p>12.053</text:p>
          </table:table-cell>
          <table:table-cell office:value-type="float" office:value="2770.3" calcext:value-type="float">
            <text:p>2770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1.729" calcext:value-type="float">
            <text:p>21.729</text:p>
          </table:table-cell>
          <table:table-cell office:value-type="float" office:value="2367.43" calcext:value-type="float">
            <text:p>2367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.036" calcext:value-type="float">
            <text:p>8.036</text:p>
          </table:table-cell>
          <table:table-cell office:value-type="float" office:value="2262.33" calcext:value-type="float">
            <text:p>2262.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7.604" calcext:value-type="float">
            <text:p>7.604</text:p>
          </table:table-cell>
          <table:table-cell office:value-type="float" office:value="2936.84" calcext:value-type="float">
            <text:p>2936.8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736" calcext:value-type="float">
            <text:p>53.736</text:p>
          </table:table-cell>
          <table:table-cell office:value-type="float" office:value="3745.3" calcext:value-type="float">
            <text:p>37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.658" calcext:value-type="float">
            <text:p>3.658</text:p>
          </table:table-cell>
          <table:table-cell office:value-type="float" office:value="3562.62" calcext:value-type="float">
            <text:p>3562.6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6.598" calcext:value-type="float">
            <text:p>46.598</text:p>
          </table:table-cell>
          <table:table-cell office:value-type="float" office:value="2027.9" calcext:value-type="float">
            <text:p>2027.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5.328" calcext:value-type="float">
            <text:p>15.328</text:p>
          </table:table-cell>
          <table:table-cell office:value-type="float" office:value="3433.29" calcext:value-type="float">
            <text:p>3433.2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7.1" calcext:value-type="float">
            <text:p>7.1</text:p>
          </table:table-cell>
          <table:table-cell office:value-type="float" office:value="2950.87" calcext:value-type="float">
            <text:p>2950.8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1.661" calcext:value-type="float">
            <text:p>21.661</text:p>
          </table:table-cell>
          <table:table-cell office:value-type="float" office:value="2770.59" calcext:value-type="float">
            <text:p>2770.5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7.909" calcext:value-type="float">
            <text:p>17.909</text:p>
          </table:table-cell>
          <table:table-cell office:value-type="float" office:value="3230.76" calcext:value-type="float">
            <text:p>3230.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2.865" calcext:value-type="float">
            <text:p>42.865</text:p>
          </table:table-cell>
          <table:table-cell office:value-type="float" office:value="2646.86" calcext:value-type="float">
            <text:p>2646.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.496" calcext:value-type="float">
            <text:p>10.496</text:p>
          </table:table-cell>
          <table:table-cell office:value-type="float" office:value="2512.32" calcext:value-type="float">
            <text:p>2512.3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9.777" calcext:value-type="float">
            <text:p>29.777</text:p>
          </table:table-cell>
          <table:table-cell office:value-type="float" office:value="2015.07" calcext:value-type="float">
            <text:p>2015.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0.622" calcext:value-type="float">
            <text:p>10.622</text:p>
          </table:table-cell>
          <table:table-cell office:value-type="float" office:value="3641.1" calcext:value-type="float">
            <text:p>3641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.552" calcext:value-type="float">
            <text:p>2.552</text:p>
          </table:table-cell>
          <table:table-cell office:value-type="float" office:value="2928.48" calcext:value-type="float">
            <text:p>2928.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6.487" calcext:value-type="float">
            <text:p>6.487</text:p>
          </table:table-cell>
          <table:table-cell office:value-type="float" office:value="2731.13" calcext:value-type="float">
            <text:p>2731.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6.955" calcext:value-type="float">
            <text:p>26.955</text:p>
          </table:table-cell>
          <table:table-cell office:value-type="float" office:value="2212.03" calcext:value-type="float">
            <text:p>2212.0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.782" calcext:value-type="float">
            <text:p>2.782</text:p>
          </table:table-cell>
          <table:table-cell office:value-type="float" office:value="2183.69" calcext:value-type="float">
            <text:p>2183.6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62.084" calcext:value-type="float">
            <text:p>62.084</text:p>
          </table:table-cell>
          <table:table-cell office:value-type="float" office:value="2520.56" calcext:value-type="float">
            <text:p>2520.5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.912" calcext:value-type="float">
            <text:p>3.912</text:p>
          </table:table-cell>
          <table:table-cell office:value-type="float" office:value="3063.49" calcext:value-type="float">
            <text:p>3063.4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9.472" calcext:value-type="float">
            <text:p>9.472</text:p>
          </table:table-cell>
          <table:table-cell office:value-type="float" office:value="2750.18" calcext:value-type="float">
            <text:p>2750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.354" calcext:value-type="float">
            <text:p>4.354</text:p>
          </table:table-cell>
          <table:table-cell office:value-type="float" office:value="2284.26" calcext:value-type="float">
            <text:p>2284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1.366" calcext:value-type="float">
            <text:p>1.366</text:p>
          </table:table-cell>
          <table:table-cell office:value-type="float" office:value="2294.94" calcext:value-type="float">
            <text:p>2294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.461" calcext:value-type="float">
            <text:p>3.461</text:p>
          </table:table-cell>
          <table:table-cell office:value-type="float" office:value="3550.58" calcext:value-type="float">
            <text:p>3550.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23.393" calcext:value-type="float">
            <text:p>23.393</text:p>
          </table:table-cell>
          <table:table-cell office:value-type="float" office:value="3783.36" calcext:value-type="float">
            <text:p>3783.3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.732" calcext:value-type="float">
            <text:p>4.732</text:p>
          </table:table-cell>
          <table:table-cell office:value-type="float" office:value="2243.41" calcext:value-type="float">
            <text:p>2243.4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6.688" calcext:value-type="float">
            <text:p>46.688</text:p>
          </table:table-cell>
          <table:table-cell office:value-type="float" office:value="1940.01" calcext:value-type="float">
            <text:p>1940.0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3.289" calcext:value-type="float">
            <text:p>3.289</text:p>
          </table:table-cell>
          <table:table-cell office:value-type="float" office:value="1859.9" calcext:value-type="float">
            <text:p>1859.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.323" calcext:value-type="float">
            <text:p>4.323</text:p>
          </table:table-cell>
          <table:table-cell office:value-type="float" office:value="2254.81" calcext:value-type="float">
            <text:p>2254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4.076" calcext:value-type="float">
            <text:p>14.076</text:p>
          </table:table-cell>
          <table:table-cell office:value-type="float" office:value="1847.68" calcext:value-type="float">
            <text:p>1847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475" calcext:value-type="float">
            <text:p>2.475</text:p>
          </table:table-cell>
          <table:table-cell office:value-type="float" office:value="2712.83" calcext:value-type="float">
            <text:p>2712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5.213" calcext:value-type="float">
            <text:p>15.213</text:p>
          </table:table-cell>
          <table:table-cell office:value-type="float" office:value="2513.79" calcext:value-type="float">
            <text:p>2513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4.268" calcext:value-type="float">
            <text:p>34.268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9.478" calcext:value-type="float">
            <text:p>9.478</text:p>
          </table:table-cell>
          <table:table-cell office:value-type="float" office:value="2326.73" calcext:value-type="float">
            <text:p>2326.7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696" calcext:value-type="float">
            <text:p>1.696</text:p>
          </table:table-cell>
          <table:table-cell office:value-type="float" office:value="2049.86" calcext:value-type="float">
            <text:p>2049.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.082" calcext:value-type="float">
            <text:p>4.082</text:p>
          </table:table-cell>
          <table:table-cell office:value-type="float" office:value="3279.08" calcext:value-type="float">
            <text:p>3279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94" calcext:value-type="float">
            <text:p>2.94</text:p>
          </table:table-cell>
          <table:table-cell office:value-type="float" office:value="3119.19" calcext:value-type="float">
            <text:p>3119.1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037" calcext:value-type="float">
            <text:p>1.037</text:p>
          </table:table-cell>
          <table:table-cell office:value-type="float" office:value="1616.85" calcext:value-type="float">
            <text:p>1616.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.744" calcext:value-type="float">
            <text:p>4.744</text:p>
          </table:table-cell>
          <table:table-cell office:value-type="float" office:value="3100.18" calcext:value-type="float">
            <text:p>3100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8.138" calcext:value-type="float">
            <text:p>8.138</text:p>
          </table:table-cell>
          <table:table-cell office:value-type="float" office:value="2411.33" calcext:value-type="float">
            <text:p>2411.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.756" calcext:value-type="float">
            <text:p>17.756</text:p>
          </table:table-cell>
          <table:table-cell office:value-type="float" office:value="2423.09" calcext:value-type="float">
            <text:p>2423.0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.928" calcext:value-type="float">
            <text:p>4.928</text:p>
          </table:table-cell>
          <table:table-cell office:value-type="float" office:value="2991.56" calcext:value-type="float">
            <text:p>2991.5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334" calcext:value-type="float">
            <text:p>1.334</text:p>
          </table:table-cell>
          <table:table-cell office:value-type="float" office:value="2287.56" calcext:value-type="float">
            <text:p>2287.5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7" calcext:value-type="float">
            <text:p>2.7</text:p>
          </table:table-cell>
          <table:table-cell office:value-type="float" office:value="3059.57" calcext:value-type="float">
            <text:p>3059.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842" calcext:value-type="float">
            <text:p>1.842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155" calcext:value-type="float">
            <text:p>1.155</text:p>
          </table:table-cell>
          <table:table-cell office:value-type="float" office:value="1901.18" calcext:value-type="float">
            <text:p>1901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3.033" calcext:value-type="float">
            <text:p>13.033</text:p>
          </table:table-cell>
          <table:table-cell office:value-type="float" office:value="2480.97" calcext:value-type="float">
            <text:p>2480.9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0.337" calcext:value-type="float">
            <text:p>20.337</text:p>
          </table:table-cell>
          <table:table-cell office:value-type="float" office:value="3226.04" calcext:value-type="float">
            <text:p>3226.0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7.578" calcext:value-type="float">
            <text:p>17.578</text:p>
          </table:table-cell>
          <table:table-cell office:value-type="float" office:value="3324.27" calcext:value-type="float">
            <text:p>3324.2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652" calcext:value-type="float">
            <text:p>1.652</text:p>
          </table:table-cell>
          <table:table-cell office:value-type="float" office:value="1919.1" calcext:value-type="float">
            <text:p>1919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3.125" calcext:value-type="float">
            <text:p>23.125</text:p>
          </table:table-cell>
          <table:table-cell office:value-type="float" office:value="2415.03" calcext:value-type="float">
            <text:p>2415.0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.728" calcext:value-type="float">
            <text:p>5.728</text:p>
          </table:table-cell>
          <table:table-cell office:value-type="float" office:value="2373.41" calcext:value-type="float">
            <text:p>2373.4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254" calcext:value-type="float">
            <text:p>2.254</text:p>
          </table:table-cell>
          <table:table-cell office:value-type="float" office:value="2911.1" calcext:value-type="float">
            <text:p>2911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6.74" calcext:value-type="float">
            <text:p>16.74</text:p>
          </table:table-cell>
          <table:table-cell office:value-type="float" office:value="2983.02" calcext:value-type="float">
            <text:p>2983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0.995" calcext:value-type="float">
            <text:p>0.995</text:p>
          </table:table-cell>
          <table:table-cell office:value-type="float" office:value="1779.21" calcext:value-type="float">
            <text:p>1779.2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169" calcext:value-type="float">
            <text:p>2.169</text:p>
          </table:table-cell>
          <table:table-cell office:value-type="float" office:value="2098.49" calcext:value-type="float">
            <text:p>2098.4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17.683" calcext:value-type="float">
            <text:p>117.683</text:p>
          </table:table-cell>
          <table:table-cell office:value-type="float" office:value="2453.98" calcext:value-type="float">
            <text:p>2453.9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.491" calcext:value-type="float">
            <text:p>5.491</text:p>
          </table:table-cell>
          <table:table-cell office:value-type="float" office:value="2222.68" calcext:value-type="float">
            <text:p>2222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181" calcext:value-type="float">
            <text:p>2.181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9.237" calcext:value-type="float">
            <text:p>29.237</text:p>
          </table:table-cell>
          <table:table-cell office:value-type="float" office:value="3047.33" calcext:value-type="float">
            <text:p>3047.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9.421" calcext:value-type="float">
            <text:p>9.421</text:p>
          </table:table-cell>
          <table:table-cell office:value-type="float" office:value="3813.24" calcext:value-type="float">
            <text:p>3813.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2.778" calcext:value-type="float">
            <text:p>32.778</text:p>
          </table:table-cell>
          <table:table-cell office:value-type="float" office:value="3738.16" calcext:value-type="float">
            <text:p>3738.1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7.132" calcext:value-type="float">
            <text:p>7.132</text:p>
          </table:table-cell>
          <table:table-cell office:value-type="float" office:value="3093.23" calcext:value-type="float">
            <text:p>3093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.798" calcext:value-type="float">
            <text:p>10.798</text:p>
          </table:table-cell>
          <table:table-cell office:value-type="float" office:value="2009.49" calcext:value-type="float">
            <text:p>2009.4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.888" calcext:value-type="float">
            <text:p>3.888</text:p>
          </table:table-cell>
          <table:table-cell office:value-type="float" office:value="1594.7" calcext:value-type="float">
            <text:p>1594.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0.754" calcext:value-type="float">
            <text:p>0.754</text:p>
          </table:table-cell>
          <table:table-cell office:value-type="float" office:value="1525.97" calcext:value-type="float">
            <text:p>1525.9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058" calcext:value-type="float">
            <text:p>1.058</text:p>
          </table:table-cell>
          <table:table-cell office:value-type="float" office:value="1973.81" calcext:value-type="float">
            <text:p>1973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.014" calcext:value-type="float">
            <text:p>5.014</text:p>
          </table:table-cell>
          <table:table-cell office:value-type="float" office:value="2634.92" calcext:value-type="float">
            <text:p>2634.9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7.684" calcext:value-type="float">
            <text:p>7.684</text:p>
          </table:table-cell>
          <table:table-cell office:value-type="float" office:value="2377.06" calcext:value-type="float">
            <text:p>2377.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8.352" calcext:value-type="float">
            <text:p>8.352</text:p>
          </table:table-cell>
          <table:table-cell office:value-type="float" office:value="2557.93" calcext:value-type="float">
            <text:p>2557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242" calcext:value-type="float">
            <text:p>1.242</text:p>
          </table:table-cell>
          <table:table-cell office:value-type="float" office:value="2254.25" calcext:value-type="float">
            <text:p>2254.2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0.58" calcext:value-type="float">
            <text:p>0.58</text:p>
          </table:table-cell>
          <table:table-cell office:value-type="float" office:value="1693.08" calcext:value-type="float">
            <text:p>1693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2.244" calcext:value-type="float">
            <text:p>22.244</text:p>
          </table:table-cell>
          <table:table-cell office:value-type="float" office:value="1983.64" calcext:value-type="float">
            <text:p>1983.6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.781" calcext:value-type="float">
            <text:p>5.781</text:p>
          </table:table-cell>
          <table:table-cell office:value-type="float" office:value="2263.05" calcext:value-type="float">
            <text:p>2263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4.498" calcext:value-type="float">
            <text:p>24.498</text:p>
          </table:table-cell>
          <table:table-cell office:value-type="float" office:value="3680.26" calcext:value-type="float">
            <text:p>3680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087" calcext:value-type="float">
            <text:p>2.087</text:p>
          </table:table-cell>
          <table:table-cell office:value-type="float" office:value="2268.76" calcext:value-type="float">
            <text:p>2268.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.606" calcext:value-type="float">
            <text:p>5.606</text:p>
          </table:table-cell>
          <table:table-cell office:value-type="float" office:value="2426.01" calcext:value-type="float">
            <text:p>2426.0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422" calcext:value-type="float">
            <text:p>2.422</text:p>
          </table:table-cell>
          <table:table-cell office:value-type="float" office:value="1618.88" calcext:value-type="float">
            <text:p>1618.8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268" calcext:value-type="float">
            <text:p>2.268</text:p>
          </table:table-cell>
          <table:table-cell office:value-type="float" office:value="2708.56" calcext:value-type="float">
            <text:p>2708.5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.253" calcext:value-type="float">
            <text:p>3.253</text:p>
          </table:table-cell>
          <table:table-cell office:value-type="float" office:value="1748.68" calcext:value-type="float">
            <text:p>1748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7.037" calcext:value-type="float">
            <text:p>7.037</text:p>
          </table:table-cell>
          <table:table-cell office:value-type="float" office:value="2361.93" calcext:value-type="float">
            <text:p>2361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6.01" calcext:value-type="float">
            <text:p>26.01</text:p>
          </table:table-cell>
          <table:table-cell office:value-type="float" office:value="2804.55" calcext:value-type="float">
            <text:p>2804.5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7.656" calcext:value-type="float">
            <text:p>7.656</text:p>
          </table:table-cell>
          <table:table-cell office:value-type="float" office:value="1719.89" calcext:value-type="float">
            <text:p>1719.8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9.14" calcext:value-type="float">
            <text:p>39.14</text:p>
          </table:table-cell>
          <table:table-cell office:value-type="float" office:value="3006.52" calcext:value-type="float">
            <text:p>3006.5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268" calcext:value-type="float">
            <text:p>1.268</text:p>
          </table:table-cell>
          <table:table-cell office:value-type="float" office:value="1785.25" calcext:value-type="float">
            <text:p>1785.2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0.867" calcext:value-type="float">
            <text:p>0.867</text:p>
          </table:table-cell>
          <table:table-cell office:value-type="float" office:value="1692.18" calcext:value-type="float">
            <text:p>1692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003" calcext:value-type="float">
            <text:p>1.003</text:p>
          </table:table-cell>
          <table:table-cell office:value-type="float" office:value="1901.97" calcext:value-type="float">
            <text:p>1901.9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492" calcext:value-type="float">
            <text:p>1.492</text:p>
          </table:table-cell>
          <table:table-cell office:value-type="float" office:value="1955.95" calcext:value-type="float">
            <text:p>1955.9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9.775" calcext:value-type="float">
            <text:p>29.775</text:p>
          </table:table-cell>
          <table:table-cell office:value-type="float" office:value="3143.96" calcext:value-type="float">
            <text:p>3143.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8.368" calcext:value-type="float">
            <text:p>8.368</text:p>
          </table:table-cell>
          <table:table-cell office:value-type="float" office:value="2495.21" calcext:value-type="float">
            <text:p>2495.2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1.661" calcext:value-type="float">
            <text:p>31.661</text:p>
          </table:table-cell>
          <table:table-cell office:value-type="float" office:value="1913.46" calcext:value-type="float">
            <text:p>1913.4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.414" calcext:value-type="float">
            <text:p>4.414</text:p>
          </table:table-cell>
          <table:table-cell office:value-type="float" office:value="2116.53" calcext:value-type="float">
            <text:p>2116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.582" calcext:value-type="float">
            <text:p>3.582</text:p>
          </table:table-cell>
          <table:table-cell office:value-type="float" office:value="2780.53" calcext:value-type="float">
            <text:p>2780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413" calcext:value-type="float">
            <text:p>1.413</text:p>
          </table:table-cell>
          <table:table-cell office:value-type="float" office:value="1876.45" calcext:value-type="float">
            <text:p>1876.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.333" calcext:value-type="float">
            <text:p>4.333</text:p>
          </table:table-cell>
          <table:table-cell office:value-type="float" office:value="1997.71" calcext:value-type="float">
            <text:p>1997.7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6.396" calcext:value-type="float">
            <text:p>36.396</text:p>
          </table:table-cell>
          <table:table-cell office:value-type="float" office:value="3204.81" calcext:value-type="float">
            <text:p>3204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.648" calcext:value-type="float">
            <text:p>5.648</text:p>
          </table:table-cell>
          <table:table-cell office:value-type="float" office:value="3061.14" calcext:value-type="float">
            <text:p>3061.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2.003" calcext:value-type="float">
            <text:p>42.003</text:p>
          </table:table-cell>
          <table:table-cell office:value-type="float" office:value="3595.61" calcext:value-type="float">
            <text:p>3595.6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824" calcext:value-type="float">
            <text:p>1.824</text:p>
          </table:table-cell>
          <table:table-cell office:value-type="float" office:value="2060.89" calcext:value-type="float">
            <text:p>2060.8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.106" calcext:value-type="float">
            <text:p>3.106</text:p>
          </table:table-cell>
          <table:table-cell office:value-type="float" office:value="2367.35" calcext:value-type="float">
            <text:p>2367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062" calcext:value-type="float">
            <text:p>1.062</text:p>
          </table:table-cell>
          <table:table-cell office:value-type="float" office:value="2155.04" calcext:value-type="float">
            <text:p>2155.0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.5" calcext:value-type="float">
            <text:p>5.5</text:p>
          </table:table-cell>
          <table:table-cell office:value-type="float" office:value="3047.4" calcext:value-type="float">
            <text:p>3047.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2.14" calcext:value-type="float">
            <text:p>22.14</text:p>
          </table:table-cell>
          <table:table-cell office:value-type="float" office:value="4015.71" calcext:value-type="float">
            <text:p>4015.7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5.404" calcext:value-type="float">
            <text:p>15.404</text:p>
          </table:table-cell>
          <table:table-cell office:value-type="float" office:value="2746.23" calcext:value-type="float">
            <text:p>2746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5.329" calcext:value-type="float">
            <text:p>35.329</text:p>
          </table:table-cell>
          <table:table-cell office:value-type="float" office:value="3468.66" calcext:value-type="float">
            <text:p>3468.6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489" calcext:value-type="float">
            <text:p>2.489</text:p>
          </table:table-cell>
          <table:table-cell office:value-type="float" office:value="2187.71" calcext:value-type="float">
            <text:p>2187.7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.689" calcext:value-type="float">
            <text:p>5.689</text:p>
          </table:table-cell>
          <table:table-cell office:value-type="float" office:value="4038.86" calcext:value-type="float">
            <text:p>4038.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631" calcext:value-type="float">
            <text:p>1.631</text:p>
          </table:table-cell>
          <table:table-cell office:value-type="float" office:value="2382.43" calcext:value-type="float">
            <text:p>2382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382" calcext:value-type="float">
            <text:p>2.382</text:p>
          </table:table-cell>
          <table:table-cell office:value-type="float" office:value="2894.62" calcext:value-type="float">
            <text:p>2894.6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8.045" calcext:value-type="float">
            <text:p>18.045</text:p>
          </table:table-cell>
          <table:table-cell office:value-type="float" office:value="3937.11" calcext:value-type="float">
            <text:p>3937.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0.121" calcext:value-type="float">
            <text:p>10.121</text:p>
          </table:table-cell>
          <table:table-cell office:value-type="float" office:value="4051.06" calcext:value-type="float">
            <text:p>4051.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8.529" calcext:value-type="float">
            <text:p>8.529</text:p>
          </table:table-cell>
          <table:table-cell office:value-type="float" office:value="2831.3" calcext:value-type="float">
            <text:p>2831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3.067" calcext:value-type="float">
            <text:p>13.067</text:p>
          </table:table-cell>
          <table:table-cell office:value-type="float" office:value="3178.57" calcext:value-type="float">
            <text:p>3178.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.341" calcext:value-type="float">
            <text:p>3.341</text:p>
          </table:table-cell>
          <table:table-cell office:value-type="float" office:value="2646.44" calcext:value-type="float">
            <text:p>2646.4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5.485" calcext:value-type="float">
            <text:p>35.485</text:p>
          </table:table-cell>
          <table:table-cell office:value-type="float" office:value="3135.83" calcext:value-type="float">
            <text:p>3135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8.468" calcext:value-type="float">
            <text:p>8.468</text:p>
          </table:table-cell>
          <table:table-cell office:value-type="float" office:value="2036.93" calcext:value-type="float">
            <text:p>2036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6.335" calcext:value-type="float">
            <text:p>6.335</text:p>
          </table:table-cell>
          <table:table-cell office:value-type="float" office:value="2233.09" calcext:value-type="float">
            <text:p>2233.0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0.941" calcext:value-type="float">
            <text:p>0.941</text:p>
          </table:table-cell>
          <table:table-cell office:value-type="float" office:value="1674.91" calcext:value-type="float">
            <text:p>1674.9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2.83" calcext:value-type="float">
            <text:p>12.83</text:p>
          </table:table-cell>
          <table:table-cell office:value-type="float" office:value="3243.26" calcext:value-type="float">
            <text:p>3243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0.754" calcext:value-type="float">
            <text:p>40.754</text:p>
          </table:table-cell>
          <table:table-cell office:value-type="float" office:value="2813.34" calcext:value-type="float">
            <text:p>2813.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9.508" calcext:value-type="float">
            <text:p>29.508</text:p>
          </table:table-cell>
          <table:table-cell office:value-type="float" office:value="2464.6" calcext:value-type="float">
            <text:p>2464.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3.094" calcext:value-type="float">
            <text:p>3.094</text:p>
          </table:table-cell>
          <table:table-cell office:value-type="float" office:value="2319.86" calcext:value-type="float">
            <text:p>2319.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2.725" calcext:value-type="float">
            <text:p>2.725</text:p>
          </table:table-cell>
          <table:table-cell office:value-type="float" office:value="1717.24" calcext:value-type="float">
            <text:p>1717.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8.994" calcext:value-type="float">
            <text:p>8.994</text:p>
          </table:table-cell>
          <table:table-cell office:value-type="float" office:value="3227.79" calcext:value-type="float">
            <text:p>3227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6.735" calcext:value-type="float">
            <text:p>6.735</text:p>
          </table:table-cell>
          <table:table-cell office:value-type="float" office:value="3585.39" calcext:value-type="float">
            <text:p>3585.3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7.252" calcext:value-type="float">
            <text:p>7.252</text:p>
          </table:table-cell>
          <table:table-cell office:value-type="float" office:value="2829.31" calcext:value-type="float">
            <text:p>2829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1.23" calcext:value-type="float">
            <text:p>1.23</text:p>
          </table:table-cell>
          <table:table-cell office:value-type="float" office:value="1620.65" calcext:value-type="float">
            <text:p>1620.6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8.779" calcext:value-type="float">
            <text:p>8.779</text:p>
          </table:table-cell>
          <table:table-cell office:value-type="float" office:value="2674.12" calcext:value-type="float">
            <text:p>2674.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10.187" calcext:value-type="float">
            <text:p>210.187</text:p>
          </table:table-cell>
          <table:table-cell office:value-type="float" office:value="3861.63" calcext:value-type="float">
            <text:p>3861.6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36.345" calcext:value-type="float">
            <text:p>136.345</text:p>
          </table:table-cell>
          <table:table-cell office:value-type="float" office:value="4505.66" calcext:value-type="float">
            <text:p>4505.6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4.494" calcext:value-type="float">
            <text:p>44.494</text:p>
          </table:table-cell>
          <table:table-cell office:value-type="float" office:value="3409.92" calcext:value-type="float">
            <text:p>3409.9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09.428" calcext:value-type="float">
            <text:p>109.428</text:p>
          </table:table-cell>
          <table:table-cell office:value-type="float" office:value="3782.38" calcext:value-type="float">
            <text:p>3782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32.388" calcext:value-type="float">
            <text:p>32.388</text:p>
          </table:table-cell>
          <table:table-cell office:value-type="float" office:value="3777.8" calcext:value-type="float">
            <text:p>3777.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0.531" calcext:value-type="float">
            <text:p>60.531</text:p>
          </table:table-cell>
          <table:table-cell office:value-type="float" office:value="3933.78" calcext:value-type="float">
            <text:p>3933.7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0.654" calcext:value-type="float">
            <text:p>170.654</text:p>
          </table:table-cell>
          <table:table-cell office:value-type="float" office:value="4873.58" calcext:value-type="float">
            <text:p>4873.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3.181" calcext:value-type="float">
            <text:p>23.181</text:p>
          </table:table-cell>
          <table:table-cell office:value-type="float" office:value="3536.95" calcext:value-type="float">
            <text:p>3536.9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37.548" calcext:value-type="float">
            <text:p>37.548</text:p>
          </table:table-cell>
          <table:table-cell office:value-type="float" office:value="3419.95" calcext:value-type="float">
            <text:p>3419.9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29.7" calcext:value-type="float">
            <text:p>529.7</text:p>
          </table:table-cell>
          <table:table-cell office:value-type="float" office:value="3689.28" calcext:value-type="float">
            <text:p>3689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0.25" calcext:value-type="float">
            <text:p>40.25</text:p>
          </table:table-cell>
          <table:table-cell office:value-type="float" office:value="3453.25" calcext:value-type="float">
            <text:p>3453.2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90.734" calcext:value-type="float">
            <text:p>90.734</text:p>
          </table:table-cell>
          <table:table-cell office:value-type="float" office:value="3192.06" calcext:value-type="float">
            <text:p>3192.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.889" calcext:value-type="float">
            <text:p>2.889</text:p>
          </table:table-cell>
          <table:table-cell office:value-type="float" office:value="2815.76" calcext:value-type="float">
            <text:p>2815.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2.809" calcext:value-type="float">
            <text:p>42.809</text:p>
          </table:table-cell>
          <table:table-cell office:value-type="float" office:value="3593.59" calcext:value-type="float">
            <text:p>3593.5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0.706" calcext:value-type="float">
            <text:p>60.706</text:p>
          </table:table-cell>
          <table:table-cell office:value-type="float" office:value="4331.36" calcext:value-type="float">
            <text:p>4331.3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6.521" calcext:value-type="float">
            <text:p>16.521</text:p>
          </table:table-cell>
          <table:table-cell office:value-type="float" office:value="3303.45" calcext:value-type="float">
            <text:p>3303.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5.774" calcext:value-type="float">
            <text:p>45.774</text:p>
          </table:table-cell>
          <table:table-cell office:value-type="float" office:value="4256.94" calcext:value-type="float">
            <text:p>4256.9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966" calcext:value-type="float">
            <text:p>59.966</text:p>
          </table:table-cell>
          <table:table-cell office:value-type="float" office:value="3413.54" calcext:value-type="float">
            <text:p>3413.5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35.969" calcext:value-type="float">
            <text:p>35.969</text:p>
          </table:table-cell>
          <table:table-cell office:value-type="float" office:value="3277.21" calcext:value-type="float">
            <text:p>3277.2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57.494" calcext:value-type="float">
            <text:p>257.494</text:p>
          </table:table-cell>
          <table:table-cell office:value-type="float" office:value="4107.78" calcext:value-type="float">
            <text:p>4107.7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31.622" calcext:value-type="float">
            <text:p>31.622</text:p>
          </table:table-cell>
          <table:table-cell office:value-type="float" office:value="4236.09" calcext:value-type="float">
            <text:p>4236.0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47.746" calcext:value-type="float">
            <text:p>147.746</text:p>
          </table:table-cell>
          <table:table-cell office:value-type="float" office:value="3888.65" calcext:value-type="float">
            <text:p>3888.6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2.435" calcext:value-type="float">
            <text:p>42.435</text:p>
          </table:table-cell>
          <table:table-cell office:value-type="float" office:value="3425.68" calcext:value-type="float">
            <text:p>3425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46.279" calcext:value-type="float">
            <text:p>446.279</text:p>
          </table:table-cell>
          <table:table-cell office:value-type="float" office:value="5333.99" calcext:value-type="float">
            <text:p>5333.9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9.69" calcext:value-type="float">
            <text:p>19.69</text:p>
          </table:table-cell>
          <table:table-cell office:value-type="float" office:value="3274.24" calcext:value-type="float">
            <text:p>3274.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6.579" calcext:value-type="float">
            <text:p>16.579</text:p>
          </table:table-cell>
          <table:table-cell office:value-type="float" office:value="2832.41" calcext:value-type="float">
            <text:p>2832.4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1.2" calcext:value-type="float">
            <text:p>61.2</text:p>
          </table:table-cell>
          <table:table-cell office:value-type="float" office:value="4034.37" calcext:value-type="float">
            <text:p>4034.3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1.831" calcext:value-type="float">
            <text:p>11.831</text:p>
          </table:table-cell>
          <table:table-cell office:value-type="float" office:value="3213.75" calcext:value-type="float">
            <text:p>3213.7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77.497" calcext:value-type="float">
            <text:p>77.497</text:p>
          </table:table-cell>
          <table:table-cell office:value-type="float" office:value="3687.08" calcext:value-type="float">
            <text:p>3687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38.159" calcext:value-type="float">
            <text:p>638.159</text:p>
          </table:table-cell>
          <table:table-cell office:value-type="float" office:value="6042.13" calcext:value-type="float">
            <text:p>6042.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12.292" calcext:value-type="float">
            <text:p>112.292</text:p>
          </table:table-cell>
          <table:table-cell office:value-type="float" office:value="3185.99" calcext:value-type="float">
            <text:p>3185.9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3.113" calcext:value-type="float">
            <text:p>13.113</text:p>
          </table:table-cell>
          <table:table-cell office:value-type="float" office:value="3036.95" calcext:value-type="float">
            <text:p>3036.9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37.539" calcext:value-type="float">
            <text:p>137.539</text:p>
          </table:table-cell>
          <table:table-cell office:value-type="float" office:value="3737.5" calcext:value-type="float">
            <text:p>3737.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2.216" calcext:value-type="float">
            <text:p>52.216</text:p>
          </table:table-cell>
          <table:table-cell office:value-type="float" office:value="4709.69" calcext:value-type="float">
            <text:p>4709.6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6.097" calcext:value-type="float">
            <text:p>16.097</text:p>
          </table:table-cell>
          <table:table-cell office:value-type="float" office:value="2699.07" calcext:value-type="float">
            <text:p>2699.0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6.533" calcext:value-type="float">
            <text:p>56.533</text:p>
          </table:table-cell>
          <table:table-cell office:value-type="float" office:value="3848.45" calcext:value-type="float">
            <text:p>3848.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66.108" calcext:value-type="float">
            <text:p>166.108</text:p>
          </table:table-cell>
          <table:table-cell office:value-type="float" office:value="3583.03" calcext:value-type="float">
            <text:p>3583.0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38.544" calcext:value-type="float">
            <text:p>38.544</text:p>
          </table:table-cell>
          <table:table-cell office:value-type="float" office:value="3963.41" calcext:value-type="float">
            <text:p>3963.4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45.908" calcext:value-type="float">
            <text:p>245.908</text:p>
          </table:table-cell>
          <table:table-cell office:value-type="float" office:value="4597.43" calcext:value-type="float">
            <text:p>4597.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2.345" calcext:value-type="float">
            <text:p>62.345</text:p>
          </table:table-cell>
          <table:table-cell office:value-type="float" office:value="4990.23" calcext:value-type="float">
            <text:p>4990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94.293" calcext:value-type="float">
            <text:p>94.293</text:p>
          </table:table-cell>
          <table:table-cell office:value-type="float" office:value="3152.92" calcext:value-type="float">
            <text:p>3152.9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79.638" calcext:value-type="float">
            <text:p>79.638</text:p>
          </table:table-cell>
          <table:table-cell office:value-type="float" office:value="4050.88" calcext:value-type="float">
            <text:p>4050.8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35.768" calcext:value-type="float">
            <text:p>135.768</text:p>
          </table:table-cell>
          <table:table-cell office:value-type="float" office:value="4020.27" calcext:value-type="float">
            <text:p>4020.2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4.013" calcext:value-type="float">
            <text:p>14.013</text:p>
          </table:table-cell>
          <table:table-cell office:value-type="float" office:value="3308.26" calcext:value-type="float">
            <text:p>3308.2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59.421" calcext:value-type="float">
            <text:p>259.421</text:p>
          </table:table-cell>
          <table:table-cell office:value-type="float" office:value="3040.63" calcext:value-type="float">
            <text:p>3040.6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2.242" calcext:value-type="float">
            <text:p>22.242</text:p>
          </table:table-cell>
          <table:table-cell office:value-type="float" office:value="3568.8" calcext:value-type="float">
            <text:p>3568.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7.579" calcext:value-type="float">
            <text:p>57.579</text:p>
          </table:table-cell>
          <table:table-cell office:value-type="float" office:value="5231.6" calcext:value-type="float">
            <text:p>5231.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39.335" calcext:value-type="float">
            <text:p>639.335</text:p>
          </table:table-cell>
          <table:table-cell office:value-type="float" office:value="4447.2" calcext:value-type="float">
            <text:p>4447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1.739" calcext:value-type="float">
            <text:p>41.739</text:p>
          </table:table-cell>
          <table:table-cell office:value-type="float" office:value="3735.3" calcext:value-type="float">
            <text:p>373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6.103" calcext:value-type="float">
            <text:p>56.103</text:p>
          </table:table-cell>
          <table:table-cell office:value-type="float" office:value="3185.2" calcext:value-type="float">
            <text:p>3185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82" calcext:value-type="float">
            <text:p>59.82</text:p>
          </table:table-cell>
          <table:table-cell office:value-type="float" office:value="3729.93" calcext:value-type="float">
            <text:p>3729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34.246" calcext:value-type="float">
            <text:p>34.246</text:p>
          </table:table-cell>
          <table:table-cell office:value-type="float" office:value="4173.45" calcext:value-type="float">
            <text:p>4173.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95.03" calcext:value-type="float">
            <text:p>95.03</text:p>
          </table:table-cell>
          <table:table-cell office:value-type="float" office:value="3132.53" calcext:value-type="float">
            <text:p>3132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3.984" calcext:value-type="float">
            <text:p>83.984</text:p>
          </table:table-cell>
          <table:table-cell office:value-type="float" office:value="3986.51" calcext:value-type="float">
            <text:p>3986.5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29.096" calcext:value-type="float">
            <text:p>129.096</text:p>
          </table:table-cell>
          <table:table-cell office:value-type="float" office:value="3085.55" calcext:value-type="float">
            <text:p>3085.5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4.704" calcext:value-type="float">
            <text:p>24.704</text:p>
          </table:table-cell>
          <table:table-cell office:value-type="float" office:value="4722.8" calcext:value-type="float">
            <text:p>4722.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36.181" calcext:value-type="float">
            <text:p>36.181</text:p>
          </table:table-cell>
          <table:table-cell office:value-type="float" office:value="4970.8" calcext:value-type="float">
            <text:p>4970.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0.942" calcext:value-type="float">
            <text:p>60.942</text:p>
          </table:table-cell>
          <table:table-cell office:value-type="float" office:value="4392.31" calcext:value-type="float">
            <text:p>4392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2.43" calcext:value-type="float">
            <text:p>202.43</text:p>
          </table:table-cell>
          <table:table-cell office:value-type="float" office:value="4606.77" calcext:value-type="float">
            <text:p>4606.7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8.65" calcext:value-type="float">
            <text:p>48.65</text:p>
          </table:table-cell>
          <table:table-cell office:value-type="float" office:value="3641.81" calcext:value-type="float">
            <text:p>3641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56.28" calcext:value-type="float">
            <text:p>156.28</text:p>
          </table:table-cell>
          <table:table-cell office:value-type="float" office:value="4965.42" calcext:value-type="float">
            <text:p>4965.4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.351" calcext:value-type="float">
            <text:p>4.351</text:p>
          </table:table-cell>
          <table:table-cell office:value-type="float" office:value="3428.27" calcext:value-type="float">
            <text:p>3428.2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90.699" calcext:value-type="float">
            <text:p>90.699</text:p>
          </table:table-cell>
          <table:table-cell office:value-type="float" office:value="3553.35" calcext:value-type="float">
            <text:p>3553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4.878" calcext:value-type="float">
            <text:p>204.878</text:p>
          </table:table-cell>
          <table:table-cell office:value-type="float" office:value="3450.1" calcext:value-type="float">
            <text:p>3450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98.907" calcext:value-type="float">
            <text:p>198.907</text:p>
          </table:table-cell>
          <table:table-cell office:value-type="float" office:value="3078.76" calcext:value-type="float">
            <text:p>3078.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1.202" calcext:value-type="float">
            <text:p>61.202</text:p>
          </table:table-cell>
          <table:table-cell office:value-type="float" office:value="3697.67" calcext:value-type="float">
            <text:p>3697.6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57.849" calcext:value-type="float">
            <text:p>157.849</text:p>
          </table:table-cell>
          <table:table-cell office:value-type="float" office:value="3748.7" calcext:value-type="float">
            <text:p>3748.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74.175" calcext:value-type="float">
            <text:p>74.175</text:p>
          </table:table-cell>
          <table:table-cell office:value-type="float" office:value="4267.6" calcext:value-type="float">
            <text:p>4267.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2.799" calcext:value-type="float">
            <text:p>52.799</text:p>
          </table:table-cell>
          <table:table-cell office:value-type="float" office:value="3665.84" calcext:value-type="float">
            <text:p>3665.8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23.6" calcext:value-type="float">
            <text:p>123.6</text:p>
          </table:table-cell>
          <table:table-cell office:value-type="float" office:value="2889.74" calcext:value-type="float">
            <text:p>2889.7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4.203" calcext:value-type="float">
            <text:p>64.203</text:p>
          </table:table-cell>
          <table:table-cell office:value-type="float" office:value="3425.91" calcext:value-type="float">
            <text:p>3425.9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3.282" calcext:value-type="float">
            <text:p>23.282</text:p>
          </table:table-cell>
          <table:table-cell office:value-type="float" office:value="2860.2" calcext:value-type="float">
            <text:p>2860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54.551" calcext:value-type="float">
            <text:p>254.551</text:p>
          </table:table-cell>
          <table:table-cell office:value-type="float" office:value="4114.17" calcext:value-type="float">
            <text:p>4114.1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28.837" calcext:value-type="float">
            <text:p>228.837</text:p>
          </table:table-cell>
          <table:table-cell office:value-type="float" office:value="5482.62" calcext:value-type="float">
            <text:p>5482.6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33.824" calcext:value-type="float">
            <text:p>33.824</text:p>
          </table:table-cell>
          <table:table-cell office:value-type="float" office:value="3513.38" calcext:value-type="float">
            <text:p>3513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13.357" calcext:value-type="float">
            <text:p>613.357</text:p>
          </table:table-cell>
          <table:table-cell office:value-type="float" office:value="3582.4" calcext:value-type="float">
            <text:p>3582.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24.707" calcext:value-type="float">
            <text:p>424.707</text:p>
          </table:table-cell>
          <table:table-cell office:value-type="float" office:value="4044.89" calcext:value-type="float">
            <text:p>4044.8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.161" calcext:value-type="float">
            <text:p>8.161</text:p>
          </table:table-cell>
          <table:table-cell office:value-type="float" office:value="4136.93" calcext:value-type="float">
            <text:p>4136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8.945" calcext:value-type="float">
            <text:p>48.945</text:p>
          </table:table-cell>
          <table:table-cell office:value-type="float" office:value="4369.67" calcext:value-type="float">
            <text:p>4369.6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06.865" calcext:value-type="float">
            <text:p>106.865</text:p>
          </table:table-cell>
          <table:table-cell office:value-type="float" office:value="4623.68" calcext:value-type="float">
            <text:p>4623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39.969" calcext:value-type="float">
            <text:p>39.969</text:p>
          </table:table-cell>
          <table:table-cell office:value-type="float" office:value="4903.78" calcext:value-type="float">
            <text:p>4903.7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0.432" calcext:value-type="float">
            <text:p>10.432</text:p>
          </table:table-cell>
          <table:table-cell office:value-type="float" office:value="2959.15" calcext:value-type="float">
            <text:p>2959.1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30.868" calcext:value-type="float">
            <text:p>30.868</text:p>
          </table:table-cell>
          <table:table-cell office:value-type="float" office:value="3022.2" calcext:value-type="float">
            <text:p>3022.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4.937" calcext:value-type="float">
            <text:p>24.937</text:p>
          </table:table-cell>
          <table:table-cell office:value-type="float" office:value="2644.63" calcext:value-type="float">
            <text:p>2644.6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187" calcext:value-type="float">
            <text:p>53.187</text:p>
          </table:table-cell>
          <table:table-cell office:value-type="float" office:value="4326.66" calcext:value-type="float">
            <text:p>4326.6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3.128" calcext:value-type="float">
            <text:p>23.128</text:p>
          </table:table-cell>
          <table:table-cell office:value-type="float" office:value="3039.81" calcext:value-type="float">
            <text:p>3039.8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58.244" calcext:value-type="float">
            <text:p>258.244</text:p>
          </table:table-cell>
          <table:table-cell office:value-type="float" office:value="4229.15" calcext:value-type="float">
            <text:p>4229.1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37.396" calcext:value-type="float">
            <text:p>137.396</text:p>
          </table:table-cell>
          <table:table-cell office:value-type="float" office:value="4363.59" calcext:value-type="float">
            <text:p>4363.5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35.164" calcext:value-type="float">
            <text:p>35.164</text:p>
          </table:table-cell>
          <table:table-cell office:value-type="float" office:value="3039.72" calcext:value-type="float">
            <text:p>3039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3.551" calcext:value-type="float">
            <text:p>63.551</text:p>
          </table:table-cell>
          <table:table-cell office:value-type="float" office:value="5048.38" calcext:value-type="float">
            <text:p>5048.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52.081" calcext:value-type="float">
            <text:p>152.081</text:p>
          </table:table-cell>
          <table:table-cell office:value-type="float" office:value="3681.57" calcext:value-type="float">
            <text:p>3681.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47.273" calcext:value-type="float">
            <text:p>147.273</text:p>
          </table:table-cell>
          <table:table-cell office:value-type="float" office:value="3157.12" calcext:value-type="float">
            <text:p>3157.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04.145" calcext:value-type="float">
            <text:p>204.145</text:p>
          </table:table-cell>
          <table:table-cell office:value-type="float" office:value="3948.24" calcext:value-type="float">
            <text:p>3948.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.985" calcext:value-type="float">
            <text:p>6.985</text:p>
          </table:table-cell>
          <table:table-cell office:value-type="float" office:value="3161.66" calcext:value-type="float">
            <text:p>3161.6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7.976" calcext:value-type="float">
            <text:p>27.976</text:p>
          </table:table-cell>
          <table:table-cell office:value-type="float" office:value="2998.04" calcext:value-type="float">
            <text:p>2998.0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41.844" calcext:value-type="float">
            <text:p>241.844</text:p>
          </table:table-cell>
          <table:table-cell office:value-type="float" office:value="3411.35" calcext:value-type="float">
            <text:p>3411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27.452" calcext:value-type="float">
            <text:p>27.452</text:p>
          </table:table-cell>
          <table:table-cell office:value-type="float" office:value="3423.42" calcext:value-type="float">
            <text:p>3423.4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55.098" calcext:value-type="float">
            <text:p>155.098</text:p>
          </table:table-cell>
          <table:table-cell office:value-type="float" office:value="3816.91" calcext:value-type="float">
            <text:p>3816.9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176.351" calcext:value-type="float">
            <text:p>176.351</text:p>
          </table:table-cell>
          <table:table-cell office:value-type="float" office:value="4370.41" calcext:value-type="float">
            <text:p>4370.4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581" calcext:value-type="float">
            <text:p>59.581</text:p>
          </table:table-cell>
          <table:table-cell office:value-type="float" office:value="3344.79" calcext:value-type="float">
            <text:p>3344.7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02" calcext:value-type="float">
            <text:p>1.02</text:p>
          </table:table-cell>
          <table:table-cell office:value-type="float" office:value="1018.18" calcext:value-type="float">
            <text:p>1018.1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83" calcext:value-type="float">
            <text:p>0.83</text:p>
          </table:table-cell>
          <table:table-cell office:value-type="float" office:value="1570.55" calcext:value-type="float">
            <text:p>1570.5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802" calcext:value-type="float">
            <text:p>1.802</text:p>
          </table:table-cell>
          <table:table-cell office:value-type="float" office:value="950.845" calcext:value-type="float">
            <text:p>950.8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38" calcext:value-type="float">
            <text:p>0.238</text:p>
          </table:table-cell>
          <table:table-cell office:value-type="float" office:value="570.536" calcext:value-type="float">
            <text:p>570.53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71" calcext:value-type="float">
            <text:p>0.71</text:p>
          </table:table-cell>
          <table:table-cell office:value-type="float" office:value="662.511" calcext:value-type="float">
            <text:p>662.5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224" calcext:value-type="float">
            <text:p>1.224</text:p>
          </table:table-cell>
          <table:table-cell office:value-type="float" office:value="2265.68" calcext:value-type="float">
            <text:p>2265.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3.365" calcext:value-type="float">
            <text:p>3.365</text:p>
          </table:table-cell>
          <table:table-cell office:value-type="float" office:value="583.234" calcext:value-type="float">
            <text:p>583.2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212" calcext:value-type="float">
            <text:p>1.212</text:p>
          </table:table-cell>
          <table:table-cell office:value-type="float" office:value="594.303" calcext:value-type="float">
            <text:p>594.30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3.78" calcext:value-type="float">
            <text:p>3.78</text:p>
          </table:table-cell>
          <table:table-cell office:value-type="float" office:value="811.383" calcext:value-type="float">
            <text:p>811.3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41" calcext:value-type="float">
            <text:p>0.241</text:p>
          </table:table-cell>
          <table:table-cell office:value-type="float" office:value="568.038" calcext:value-type="float">
            <text:p>568.03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729" calcext:value-type="float">
            <text:p>0.729</text:p>
          </table:table-cell>
          <table:table-cell office:value-type="float" office:value="1325.57" calcext:value-type="float">
            <text:p>1325.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713" calcext:value-type="float">
            <text:p>0.713</text:p>
          </table:table-cell>
          <table:table-cell office:value-type="float" office:value="742.296" calcext:value-type="float">
            <text:p>742.2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482" calcext:value-type="float">
            <text:p>1.482</text:p>
          </table:table-cell>
          <table:table-cell office:value-type="float" office:value="567.112" calcext:value-type="float">
            <text:p>567.1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408" calcext:value-type="float">
            <text:p>1.408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294" calcext:value-type="float">
            <text:p>1.294</text:p>
          </table:table-cell>
          <table:table-cell office:value-type="float" office:value="861.072" calcext:value-type="float">
            <text:p>861.0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725" calcext:value-type="float">
            <text:p>0.725</text:p>
          </table:table-cell>
          <table:table-cell office:value-type="float" office:value="1403.76" calcext:value-type="float">
            <text:p>1403.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2" calcext:value-type="float">
            <text:p>0.22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118" calcext:value-type="float">
            <text:p>1.118</text:p>
          </table:table-cell>
          <table:table-cell office:value-type="float" office:value="705.634" calcext:value-type="float">
            <text:p>705.6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041" calcext:value-type="float">
            <text:p>1.041</text:p>
          </table:table-cell>
          <table:table-cell office:value-type="float" office:value="1152.49" calcext:value-type="float">
            <text:p>1152.4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657" calcext:value-type="float">
            <text:p>0.657</text:p>
          </table:table-cell>
          <table:table-cell office:value-type="float" office:value="603.72" calcext:value-type="float">
            <text:p>603.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658" calcext:value-type="float">
            <text:p>0.658</text:p>
          </table:table-cell>
          <table:table-cell office:value-type="float" office:value="952.884" calcext:value-type="float">
            <text:p>952.88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08" calcext:value-type="float">
            <text:p>0.208</text:p>
          </table:table-cell>
          <table:table-cell office:value-type="float" office:value="570.469" calcext:value-type="float">
            <text:p>570.46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961" calcext:value-type="float">
            <text:p>0.961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943" calcext:value-type="float">
            <text:p>1.943</text:p>
          </table:table-cell>
          <table:table-cell office:value-type="float" office:value="946.059" calcext:value-type="float">
            <text:p>946.05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177" calcext:value-type="float">
            <text:p>1.177</text:p>
          </table:table-cell>
          <table:table-cell office:value-type="float" office:value="574.288" calcext:value-type="float">
            <text:p>574.28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864" calcext:value-type="float">
            <text:p>0.864</text:p>
          </table:table-cell>
          <table:table-cell office:value-type="float" office:value="650.224" calcext:value-type="float">
            <text:p>650.2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4.684" calcext:value-type="float">
            <text:p>4.684</text:p>
          </table:table-cell>
          <table:table-cell office:value-type="float" office:value="915.253" calcext:value-type="float">
            <text:p>915.2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134" calcext:value-type="float">
            <text:p>1.134</text:p>
          </table:table-cell>
          <table:table-cell office:value-type="float" office:value="1776.63" calcext:value-type="float">
            <text:p>1776.6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855" calcext:value-type="float">
            <text:p>0.855</text:p>
          </table:table-cell>
          <table:table-cell office:value-type="float" office:value="955.563" calcext:value-type="float">
            <text:p>955.56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34" calcext:value-type="float">
            <text:p>0.234</text:p>
          </table:table-cell>
          <table:table-cell office:value-type="float" office:value="569.198" calcext:value-type="float">
            <text:p>569.19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.729" calcext:value-type="float">
            <text:p>2.729</text:p>
          </table:table-cell>
          <table:table-cell office:value-type="float" office:value="851.324" calcext:value-type="float">
            <text:p>851.3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378" calcext:value-type="float">
            <text:p>1.378</text:p>
          </table:table-cell>
          <table:table-cell office:value-type="float" office:value="1222.83" calcext:value-type="float">
            <text:p>1222.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799" calcext:value-type="float">
            <text:p>0.799</text:p>
          </table:table-cell>
          <table:table-cell office:value-type="float" office:value="950.442" calcext:value-type="float">
            <text:p>950.44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103" calcext:value-type="float">
            <text:p>1.103</text:p>
          </table:table-cell>
          <table:table-cell office:value-type="float" office:value="577.453" calcext:value-type="float">
            <text:p>577.4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488" calcext:value-type="float">
            <text:p>0.488</text:p>
          </table:table-cell>
          <table:table-cell office:value-type="float" office:value="570.65" calcext:value-type="float">
            <text:p>570.6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" calcext:value-type="float">
            <text:p>0.2</text:p>
          </table:table-cell>
          <table:table-cell office:value-type="float" office:value="579.496" calcext:value-type="float">
            <text:p>579.4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55" calcext:value-type="float">
            <text:p>0.55</text:p>
          </table:table-cell>
          <table:table-cell office:value-type="float" office:value="815.531" calcext:value-type="float">
            <text:p>815.5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558" calcext:value-type="float">
            <text:p>0.558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.034" calcext:value-type="float">
            <text:p>2.034</text:p>
          </table:table-cell>
          <table:table-cell office:value-type="float" office:value="635.919" calcext:value-type="float">
            <text:p>635.91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4.79" calcext:value-type="float">
            <text:p>4.79</text:p>
          </table:table-cell>
          <table:table-cell office:value-type="float" office:value="1704.67" calcext:value-type="float">
            <text:p>1704.6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4" calcext:value-type="float">
            <text:p>0.24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.071" calcext:value-type="float">
            <text:p>2.071</text:p>
          </table:table-cell>
          <table:table-cell office:value-type="float" office:value="903.014" calcext:value-type="float">
            <text:p>903.01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057" calcext:value-type="float">
            <text:p>1.057</text:p>
          </table:table-cell>
          <table:table-cell office:value-type="float" office:value="597.683" calcext:value-type="float">
            <text:p>597.68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568" calcext:value-type="float">
            <text:p>1.568</text:p>
          </table:table-cell>
          <table:table-cell office:value-type="float" office:value="567.287" calcext:value-type="float">
            <text:p>567.28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.12" calcext:value-type="float">
            <text:p>2.12</text:p>
          </table:table-cell>
          <table:table-cell office:value-type="float" office:value="661.908" calcext:value-type="float">
            <text:p>661.9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36" calcext:value-type="float">
            <text:p>0.236</text:p>
          </table:table-cell>
          <table:table-cell office:value-type="float" office:value="569.657" calcext:value-type="float">
            <text:p>569.65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.23" calcext:value-type="float">
            <text:p>2.23</text:p>
          </table:table-cell>
          <table:table-cell office:value-type="float" office:value="568.729" calcext:value-type="float">
            <text:p>568.72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503" calcext:value-type="float">
            <text:p>0.503</text:p>
          </table:table-cell>
          <table:table-cell office:value-type="float" office:value="1197.35" calcext:value-type="float">
            <text:p>1197.3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055" calcext:value-type="float">
            <text:p>1.055</text:p>
          </table:table-cell>
          <table:table-cell office:value-type="float" office:value="1876.79" calcext:value-type="float">
            <text:p>1876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424" calcext:value-type="float">
            <text:p>0.424</text:p>
          </table:table-cell>
          <table:table-cell office:value-type="float" office:value="563.734" calcext:value-type="float">
            <text:p>563.7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47" calcext:value-type="float">
            <text:p>0.247</text:p>
          </table:table-cell>
          <table:table-cell office:value-type="float" office:value="620.467" calcext:value-type="float">
            <text:p>620.46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571" calcext:value-type="float">
            <text:p>0.571</text:p>
          </table:table-cell>
          <table:table-cell office:value-type="float" office:value="584.409" calcext:value-type="float">
            <text:p>584.40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189" calcext:value-type="float">
            <text:p>0.189</text:p>
          </table:table-cell>
          <table:table-cell office:value-type="float" office:value="571.191" calcext:value-type="float">
            <text:p>571.19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589" calcext:value-type="float">
            <text:p>0.589</text:p>
          </table:table-cell>
          <table:table-cell office:value-type="float" office:value="921.13" calcext:value-type="float">
            <text:p>921.1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.172" calcext:value-type="float">
            <text:p>2.172</text:p>
          </table:table-cell>
          <table:table-cell office:value-type="float" office:value="1442.23" calcext:value-type="float">
            <text:p>1442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07" calcext:value-type="float">
            <text:p>0.207</text:p>
          </table:table-cell>
          <table:table-cell office:value-type="float" office:value="569.233" calcext:value-type="float">
            <text:p>569.2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16" calcext:value-type="float">
            <text:p>0.216</text:p>
          </table:table-cell>
          <table:table-cell office:value-type="float" office:value="579.66" calcext:value-type="float">
            <text:p>579.6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672" calcext:value-type="float">
            <text:p>0.672</text:p>
          </table:table-cell>
          <table:table-cell office:value-type="float" office:value="567.339" calcext:value-type="float">
            <text:p>567.33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129" calcext:value-type="float">
            <text:p>1.129</text:p>
          </table:table-cell>
          <table:table-cell office:value-type="float" office:value="1014.23" calcext:value-type="float">
            <text:p>1014.2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337" calcext:value-type="float">
            <text:p>1.337</text:p>
          </table:table-cell>
          <table:table-cell office:value-type="float" office:value="1397.12" calcext:value-type="float">
            <text:p>1397.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53" calcext:value-type="float">
            <text:p>0.53</text:p>
          </table:table-cell>
          <table:table-cell office:value-type="float" office:value="628.817" calcext:value-type="float">
            <text:p>628.817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756" calcext:value-type="float">
            <text:p>0.756</text:p>
          </table:table-cell>
          <table:table-cell office:value-type="float" office:value="1243.31" calcext:value-type="float">
            <text:p>1243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.346" calcext:value-type="float">
            <text:p>2.346</text:p>
          </table:table-cell>
          <table:table-cell office:value-type="float" office:value="1982.31" calcext:value-type="float">
            <text:p>1982.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197" calcext:value-type="float">
            <text:p>0.197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429" calcext:value-type="float">
            <text:p>0.429</text:p>
          </table:table-cell>
          <table:table-cell office:value-type="float" office:value="883.433" calcext:value-type="float">
            <text:p>883.43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" calcext:value-type="float">
            <text:p>0.2</text:p>
          </table:table-cell>
          <table:table-cell office:value-type="float" office:value="567.096" calcext:value-type="float">
            <text:p>567.09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18" calcext:value-type="float">
            <text:p>0.18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555" calcext:value-type="float">
            <text:p>1.555</text:p>
          </table:table-cell>
          <table:table-cell office:value-type="float" office:value="1213.04" calcext:value-type="float">
            <text:p>1213.0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.225" calcext:value-type="float">
            <text:p>2.225</text:p>
          </table:table-cell>
          <table:table-cell office:value-type="float" office:value="1281.08" calcext:value-type="float">
            <text:p>1281.0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087" calcext:value-type="float">
            <text:p>1.087</text:p>
          </table:table-cell>
          <table:table-cell office:value-type="float" office:value="727.768" calcext:value-type="float">
            <text:p>727.76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" calcext:value-type="float">
            <text:p>0.2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34" calcext:value-type="float">
            <text:p>0.234</text:p>
          </table:table-cell>
          <table:table-cell office:value-type="float" office:value="567.445" calcext:value-type="float">
            <text:p>567.4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944" calcext:value-type="float">
            <text:p>0.944</text:p>
          </table:table-cell>
          <table:table-cell office:value-type="float" office:value="570.274" calcext:value-type="float">
            <text:p>570.27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035" calcext:value-type="float">
            <text:p>1.035</text:p>
          </table:table-cell>
          <table:table-cell office:value-type="float" office:value="712.486" calcext:value-type="float">
            <text:p>712.48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128" calcext:value-type="float">
            <text:p>1.128</text:p>
          </table:table-cell>
          <table:table-cell office:value-type="float" office:value="1737.19" calcext:value-type="float">
            <text:p>1737.1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32" calcext:value-type="float">
            <text:p>0.232</text:p>
          </table:table-cell>
          <table:table-cell office:value-type="float" office:value="567.612" calcext:value-type="float">
            <text:p>567.61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872" calcext:value-type="float">
            <text:p>0.872</text:p>
          </table:table-cell>
          <table:table-cell office:value-type="float" office:value="583.348" calcext:value-type="float">
            <text:p>583.3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.752" calcext:value-type="float">
            <text:p>2.752</text:p>
          </table:table-cell>
          <table:table-cell office:value-type="float" office:value="1390.44" calcext:value-type="float">
            <text:p>1390.4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704" calcext:value-type="float">
            <text:p>1.704</text:p>
          </table:table-cell>
          <table:table-cell office:value-type="float" office:value="1946.93" calcext:value-type="float">
            <text:p>1946.9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2.666" calcext:value-type="float">
            <text:p>2.666</text:p>
          </table:table-cell>
          <table:table-cell office:value-type="float" office:value="832.972" calcext:value-type="float">
            <text:p>832.9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324" calcext:value-type="float">
            <text:p>1.324</text:p>
          </table:table-cell>
          <table:table-cell office:value-type="float" office:value="899.442" calcext:value-type="float">
            <text:p>899.44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186" calcext:value-type="float">
            <text:p>1.186</text:p>
          </table:table-cell>
          <table:table-cell office:value-type="float" office:value="581.124" calcext:value-type="float">
            <text:p>581.12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118" calcext:value-type="float">
            <text:p>1.118</text:p>
          </table:table-cell>
          <table:table-cell office:value-type="float" office:value="1383.76" calcext:value-type="float">
            <text:p>1383.7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973" calcext:value-type="float">
            <text:p>1.973</text:p>
          </table:table-cell>
          <table:table-cell office:value-type="float" office:value="589.231" calcext:value-type="float">
            <text:p>589.23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26" calcext:value-type="float">
            <text:p>0.226</text:p>
          </table:table-cell>
          <table:table-cell office:value-type="float" office:value="578.248" calcext:value-type="float">
            <text:p>578.24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87" calcext:value-type="float">
            <text:p>0.87</text:p>
          </table:table-cell>
          <table:table-cell office:value-type="float" office:value="1202.01" calcext:value-type="float">
            <text:p>1202.0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195" calcext:value-type="float">
            <text:p>0.195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3.311" calcext:value-type="float">
            <text:p>3.311</text:p>
          </table:table-cell>
          <table:table-cell office:value-type="float" office:value="651.143" calcext:value-type="float">
            <text:p>651.14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633" calcext:value-type="float">
            <text:p>0.633</text:p>
          </table:table-cell>
          <table:table-cell office:value-type="float" office:value="607.185" calcext:value-type="float">
            <text:p>607.18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12" calcext:value-type="float">
            <text:p>0.212</text:p>
          </table:table-cell>
          <table:table-cell office:value-type="float" office:value="570.011" calcext:value-type="float">
            <text:p>570.0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182" calcext:value-type="float">
            <text:p>0.182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421" calcext:value-type="float">
            <text:p>0.421</text:p>
          </table:table-cell>
          <table:table-cell office:value-type="float" office:value="895.211" calcext:value-type="float">
            <text:p>895.21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188" calcext:value-type="float">
            <text:p>0.188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791" calcext:value-type="float">
            <text:p>0.791</text:p>
          </table:table-cell>
          <table:table-cell office:value-type="float" office:value="919.069" calcext:value-type="float">
            <text:p>919.06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716" calcext:value-type="float">
            <text:p>0.716</text:p>
          </table:table-cell>
          <table:table-cell office:value-type="float" office:value="644.944" calcext:value-type="float">
            <text:p>644.94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1.48" calcext:value-type="float">
            <text:p>1.48</text:p>
          </table:table-cell>
          <table:table-cell office:value-type="float" office:value="906.151" calcext:value-type="float">
            <text:p>906.15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63" calcext:value-type="float">
            <text:p>0.63</text:p>
          </table:table-cell>
          <table:table-cell office:value-type="float" office:value="1579.28" calcext:value-type="float">
            <text:p>1579.2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92" calcext:value-type="float">
            <text:p>0.292</text:p>
          </table:table-cell>
          <table:table-cell office:value-type="float" office:value="628.072" calcext:value-type="float">
            <text:p>628.07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214" calcext:value-type="float">
            <text:p>0.214</text:p>
          </table:table-cell>
          <table:table-cell office:value-type="float" office:value="567.699" calcext:value-type="float">
            <text:p>567.69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rrt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0.19" calcext:value-type="float">
            <text:p>0.19</text:p>
          </table:table-cell>
          <table:table-cell office:value-type="float" office:value="560.506" calcext:value-type="float">
            <text:p>560.506</text:p>
          </table:table-cell>
        </table:table-row>
        <table:table-row table:style-name="ro1">
          <table:table-cell table:number-columns-repeated="6"/>
          <table:table-cell table:formula="of:=AVERAGE([.G1531:.G2038])" office:value-type="float" office:value="43.88519" calcext:value-type="float">
            <text:p>43.88519</text:p>
          </table:table-cell>
          <table:table-cell table:formula="of:=AVERAGE([.H1531:.H2038])" office:value-type="float" office:value="2450.705442" calcext:value-type="float">
            <text:p>2450.705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0:48:08.494070989</dc:date>
    <meta:editing-duration>PT4M35S</meta:editing-duration>
    <meta:editing-cycles>1</meta:editing-cycles>
    <meta:document-statistic meta:table-count="1" meta:cell-count="16008" meta:object-count="0"/>
    <meta:generator>LibreOffice/6.0.7.3$Linux_X86_64 LibreOffice_project/00m0$Build-3</meta:generator>
  </office:meta>
</office:document-meta>
</file>